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3825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ndex.php?option=com_content&amp;view=article&amp;id=47&amp;Itemid=61 <text:s text:c="3"/>*Id: 1 <text:s text:c="4"/>sl: <text:s/>4 Tw: 10 Tm: 10 Te: 3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&amp;Itemid=61 <text:s text:c="3"/>*Id: 2 <text:s text:c="4"/>sl: <text:s/>4 Tw: 21 Tm: 2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9&amp;Itemid=61 <text:s text:c="3"/>*Id: 3 <text:s text:c="4"/>sl: <text:s/>4 Tw: 19 Tm: 1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&amp;Itemid=61 <text:s text:c="3"/>*Id: 4 <text:s text:c="4"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&amp;Itemid=61 <text:s text:c="3"/>*Id: 5 <text:s text:c="4"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&amp;Itemid=61 <text:s text:c="3"/>*Id: 6 <text:s text:c="4"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&amp;Itemid=61 <text:s text:c="3"/>*Id: 7 <text:s text:c="4"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4&amp;Itemid=61 <text:s text:c="3"/>*Id: 8 <text:s text:c="4"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5&amp;Itemid=61 <text:s text:c="3"/>*Id: 9 <text:s text:c="4"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6&amp;Itemid=61 <text:s text:c="3"/>*Id: 10 <text:s text:c="3"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7&amp;Itemid=61 <text:s text:c="3"/>*Id: 11 <text:s text:c="3"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&amp;Itemid=61 <text:s text:c="3"/>*Id: 12 <text:s text:c="3"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8&amp;Itemid=61 <text:s text:c="2"/>*Id: 13 <text:s text:c="3"/>sl: <text:s/>4 Tw: 18 Tm: 18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&amp;Itemid=61 <text:s text:c="2"/>*Id: 14 <text:s text:c="3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&amp;Itemid=61 <text:s text:c="2"/>*Id: 15 <text:s text:c="3"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1&amp;Itemid=61 <text:s text:c="2"/>*Id: 16 <text:s text:c="3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2&amp;Itemid=61 <text:s text:c="2"/>*Id: 17 <text:s text:c="3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3&amp;Itemid=61 <text:s text:c="2"/>*Id: 18 <text:s text:c="3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4&amp;Itemid=61 <text:s text:c="2"/>*Id: 19 <text:s text:c="3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5&amp;Itemid=61 <text:s text:c="2"/>*Id: 20 <text:s text:c="3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6&amp;Itemid=61 <text:s text:c="2"/>*Id: 21 <text:s text:c="3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7&amp;Itemid=61 <text:s text:c="2"/>*Id: 22 <text:s text:c="3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8&amp;Itemid=61 <text:s text:c="2"/>*Id: 23 <text:s text:c="3"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9&amp;Itemid=61 <text:s text:c="2"/>*Id: 24 <text:s text:c="3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0&amp;Itemid=61 <text:s text:c="2"/>*Id: 25 <text:s text:c="3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&amp;Itemid=61 <text:s text:c="2"/>*Id: 26 <text:s text:c="3"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&amp;Itemid=61 <text:s text:c="2"/>*Id: 27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&amp;Itemid=61 <text:s text:c="2"/>*Id: 28 <text:s text:c="3"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&amp;Itemid=61 <text:s text:c="2"/>*Id: 29 <text:s text:c="3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5&amp;Itemid=61 <text:s text:c="2"/>*Id: 30 <text:s text:c="3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6&amp;Itemid=61 <text:s text:c="2"/>*Id: 31 <text:s text:c="3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&amp;Itemid=61 <text:s text:c="2"/>*Id: 32 <text:s text:c="3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8&amp;Itemid=61 <text:s text:c="2"/>*Id: 33 <text:s text:c="3"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9&amp;Itemid=61 <text:s text:c="2"/>*Id: 34 <text:s text:c="3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0&amp;Itemid=61 <text:s text:c="2"/>*Id: 35 <text:s text:c="3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1&amp;Itemid=61 <text:s text:c="2"/>*Id: 36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&amp;Itemid=61 <text:s text:c="2"/>*Id: 37 <text:s text:c="3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3&amp;Itemid=61 <text:s text:c="2"/>*Id: 38 <text:s text:c="3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4&amp;Itemid=61 <text:s text:c="2"/>*Id: 39 <text:s text:c="3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&amp;Itemid=61 <text:s text:c="2"/>*Id: 40 <text:s text:c="3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&amp;Itemid=61 <text:s text:c="2"/>*Id: 41 <text:s text:c="3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&amp;Itemid=61 <text:s text:c="2"/>*Id: 42 <text:s text:c="3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8&amp;Itemid=61 <text:s text:c="2"/>*Id: 43 <text:s text:c="3"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9 <text:s text:c="12"/>*Id: 44 <text:s text:c="3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0 <text:s text:c="12"/>*Id: 45 <text:s text:c="3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1 <text:s text:c="12"/>*Id: 46 <text:s text:c="3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 <text:s text:c="12"/>*Id: 47 <text:s text:c="3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 <text:s text:c="12"/>*Id: 48 <text:s text:c="3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4 <text:s text:c="12"/>*Id: 49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 <text:s text:c="12"/>*Id: 50 <text:s text:c="3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 <text:s text:c="12"/>*Id: 51 <text:s text:c="3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 <text:s text:c="12"/>*Id: 52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8 <text:s text:c="12"/>*Id: 53 <text:s text:c="3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&amp;Itemid=61 <text:s text:c="2"/>*Id: 54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&amp;Itemid=61 <text:s text:c="2"/>*Id: 55 <text:s text:c="3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&amp;Itemid=61 <text:s text:c="2"/>*Id: 56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&amp;Itemid=61 <text:s text:c="2"/>*Id: 57 <text:s text:c="3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&amp;Itemid=61 <text:s text:c="2"/>*Id: 58 <text:s text:c="3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&amp;Itemid=61 <text:s text:c="2"/>*Id: 59 <text:s text:c="3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&amp;Itemid=61 <text:s text:c="2"/>*Id: 60 <text:s text:c="3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&amp;Itemid=61 <text:s text:c="2"/>*Id: 61 <text:s text:c="3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&amp;Itemid=61 <text:s text:c="2"/>*Id: 62 <text:s text:c="3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&amp;Itemid=61 <text:s text:c="2"/>*Id: 63 <text:s text:c="3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&amp;Itemid=61 <text:s text:c="2"/>*Id: 64 <text:s text:c="3"/>sl: <text:s/>4 Tw: 30 Tm: 3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&amp;Itemid=61 <text:s text:c="2"/>*Id: 65 <text:s text:c="3"/>sl: <text:s/>4 Tw: 28 Tm: 2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&amp;Itemid=61 <text:s text:c="2"/>*Id: 66 <text:s text:c="3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&amp;Itemid=61 <text:s text:c="2"/>*Id: 67 <text:s text:c="3"/>sl: <text:s/>4 Tw: 31 Tm: 3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&amp;Itemid=61 <text:s text:c="2"/>*Id: 68 <text:s text:c="3"/>sl: <text:s/>4 Tw: 30 Tm: 3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&amp;Itemid=61 <text:s text:c="2"/>*Id: 69 <text:s text:c="3"/>sl: <text:s/>4 Tw: 28 Tm: 2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&amp;Itemid=61 <text:s text:c="2"/>*Id: 70 <text:s text:c="3"/>sl: <text:s/>4 Tw: 28 Tm: 2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&amp;Itemid=61 <text:s text:c="2"/>*Id: 71 <text:s text:c="3"/>sl: <text:s/>4 Tw: 33 Tm: 3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7&amp;Itemid=61 <text:s text:c="2"/>*Id: 72 <text:s text:c="3"/>sl: <text:s/>4 Tw: 30 Tm: 3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&amp;Itemid=61 <text:s text:c="2"/>*Id: 73 <text:s text:c="3"/>sl: <text:s/>4 Tw: 27 Tm: 2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&amp;Itemid=61 <text:s text:c="2"/>*Id: 74 <text:s text:c="3"/>sl: <text:s/>4 Tw: 32 Tm: 3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&amp;Itemid=61 <text:s text:c="2"/>*Id: 75 <text:s text:c="3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&amp;Itemid=61 <text:s text:c="2"/>*Id: 76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&amp;Itemid=61 <text:s text:c="2"/>*Id: 77 <text:s text:c="3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&amp;Itemid=61 <text:s text:c="2"/>*Id: 78 <text:s text:c="3"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&amp;Itemid=61 <text:s text:c="2"/>*Id: 79 <text:s text:c="3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+245&amp;Itemid=61 <text:s/>*Id: 80 <text:s text:c="3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&amp;Itemid=61 <text:s text:c="2"/>*Id: 81 <text:s text:c="3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&amp;Itemid=61 <text:s text:c="2"/>*Id: 82 <text:s text:c="3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+248&amp;Itemid=61 <text:s/>*Id: 83 <text:s text:c="3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&amp;Itemid=61 <text:s text:c="2"/>*Id: 84 <text:s text:c="3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&amp;Itemid=61 <text:s text:c="2"/>*Id: 85 <text:s text:c="3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1&amp;Itemid=61 <text:s text:c="2"/>*Id: 86 <text:s text:c="3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&amp;Itemid=61 <text:s text:c="2"/>*Id: 87 <text:s text:c="3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&amp;Itemid=61 <text:s text:c="2"/>*Id: 88 <text:s text:c="3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&amp;Itemid=61 <text:s text:c="2"/>*Id: 89 <text:s text:c="3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&amp;Itemid=61 <text:s text:c="2"/>*Id: 90 <text:s text:c="3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&amp;Itemid=61 <text:s text:c="2"/>*Id: 91 <text:s text:c="3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&amp;Itemid=61 <text:s text:c="2"/>*Id: 92 <text:s text:c="3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8&amp;Itemid=61 <text:s text:c="2"/>*Id: 93 <text:s text:c="3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&amp;Itemid=61 <text:s text:c="2"/>*Id: 94 <text:s text:c="3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&amp;Itemid=61 <text:s text:c="2"/>*Id: 95 <text:s text:c="3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&amp;Itemid=61 <text:s text:c="2"/>*Id: 96 <text:s text:c="3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&amp;Itemid=61 <text:s text:c="2"/>*Id: 97 <text:s text:c="3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&amp;Itemid=61 <text:s text:c="2"/>*Id: 98 <text:s text:c="3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&amp;Itemid=61 <text:s text:c="2"/>*Id: 99 <text:s text:c="3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&amp;Itemid=61 <text:s text:c="2"/>*Id: 100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&amp;Itemid=61 <text:s text:c="2"/>*Id: 101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&amp;Itemid=61 <text:s text:c="2"/>*Id: 102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&amp;Itemid=61 <text:s text:c="2"/>*Id: 103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&amp;Itemid=61 <text:s text:c="2"/>*Id: 104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&amp;Itemid=61 <text:s text:c="2"/>*Id: 105 <text:s text:c="2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&amp;Itemid=61 <text:s text:c="2"/>*Id: 106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&amp;Itemid=61 <text:s text:c="2"/>*Id: 107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&amp;Itemid=61 <text:s text:c="2"/>*Id: 108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&amp;Itemid=61 <text:s text:c="2"/>*Id: 109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&amp;Itemid=61 <text:s text:c="2"/>*Id: 110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&amp;Itemid=61 <text:s text:c="2"/>*Id: 111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&amp;Itemid=61 <text:s text:c="2"/>*Id: 112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&amp;Itemid=61 <text:s text:c="2"/>*Id: 113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&amp;Itemid=61 <text:s text:c="2"/>*Id: 114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&amp;Itemid=61 <text:s text:c="2"/>*Id: 115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&amp;Itemid=61 <text:s text:c="2"/>*Id: 116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&amp;Itemid=61 <text:s text:c="2"/>*Id: 117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&amp;Itemid=61 <text:s text:c="2"/>*Id: 118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&amp;Itemid=61 <text:s text:c="2"/>*Id: 119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&amp;Itemid=61 <text:s text:c="2"/>*Id: 120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&amp;Itemid=61 <text:s text:c="2"/>*Id: 121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&amp;Itemid=61 <text:s text:c="2"/>*Id: 122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&amp;Itemid=61 <text:s text:c="2"/>*Id: 123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&amp;Itemid=61 <text:s text:c="2"/>*Id: 124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&amp;Itemid=61 <text:s text:c="2"/>*Id: 125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&amp;Itemid=61 <text:s text:c="2"/>*Id: 126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&amp;Itemid=61 <text:s text:c="2"/>*Id: 127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3&amp;Itemid=61 <text:s text:c="2"/>*Id: 128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4&amp;Itemid=61 <text:s text:c="2"/>*Id: 129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5&amp;Itemid=61 <text:s text:c="2"/>*Id: 130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6&amp;Itemid=61 <text:s text:c="2"/>*Id: 131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7&amp;Itemid=61 <text:s text:c="2"/>*Id: 132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98&amp;Itemid=61 <text:s text:c="2"/>*Id: 133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9&amp;Itemid=61 <text:s text:c="2"/>*Id: 134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0&amp;Itemid=61 <text:s text:c="2"/>*Id: 135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1&amp;Itemid=61 <text:s text:c="2"/>*Id: 136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2&amp;Itemid=61 <text:s text:c="2"/>*Id: 137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&amp;Itemid=61 <text:s text:c="2"/>*Id: 138 <text:s text:c="2"/>sl: <text:s/>4 Tw: 21 Tm: 2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04&amp;Itemid=61 <text:s text:c="2"/>*Id: 139 <text:s text:c="2"/>sl: <text:s/>4 Tw: 29 Tm: 2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&amp;Itemid=61 <text:s text:c="2"/>*Id: 140 <text:s text:c="2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&amp;Itemid=61 <text:s text:c="2"/>*Id: 141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&amp;Itemid=61 <text:s text:c="2"/>*Id: 142 <text:s text:c="2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&amp;Itemid=61 <text:s text:c="2"/>*Id: 143 <text:s text:c="2"/>sl: <text:s/>4 Tw: 23 Tm: 2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&amp;Itemid=61 <text:s text:c="2"/>*Id: 144 <text:s text:c="2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&amp;Itemid=61 <text:s text:c="2"/>*Id: 145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&amp;Itemid=61 <text:s text:c="2"/>*Id: 146 <text:s text:c="2"/>sl: <text:s/>4 Tw: 27 Tm: 2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&amp;Itemid=61 <text:s text:c="2"/>*Id: 147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&amp;Itemid=61 <text:s text:c="2"/>*Id: 148 <text:s text:c="2"/>sl: <text:s/>4 Tw: 26 Tm: 26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14&amp;Itemid=61 <text:s text:c="2"/>*Id: 149 <text:s text:c="2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&amp;Itemid=61 <text:s text:c="2"/>*Id: 150 <text:s text:c="2"/>sl: <text:s/>4 Tw: 29 Tm: 2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&amp;Itemid=61 <text:s text:c="2"/>*Id: 151 <text:s text:c="2"/>sl: <text:s/>4 Tw: 24 Tm: 2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&amp;Itemid=61 <text:s text:c="2"/>*Id: 152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8&amp;Itemid=61 <text:s text:c="2"/>*Id: 153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19&amp;Itemid=61 <text:s text:c="2"/>*Id: 154 <text:s text:c="2"/>sl: <text:s/>4 Tw: 23 Tm: 2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20&amp;Itemid=61 <text:s text:c="2"/>*Id: 155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21&amp;Itemid=61 <text:s text:c="2"/>*Id: 156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22&amp;Itemid=61 <text:s text:c="2"/>*Id: 157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&amp;Itemid=61 <text:s text:c="2"/>*Id: 158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&amp;Itemid=61 <text:s text:c="2"/>*Id: 159 <text:s text:c="2"/>sl: <text:s/>4 Tw: 22 Tm: 2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25&amp;Itemid=61 <text:s text:c="2"/>*Id: 160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&amp;Itemid=61 <text:s text:c="2"/>*Id: 161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&amp;Itemid=61 <text:s text:c="2"/>*Id: 162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28&amp;Itemid=61 <text:s text:c="2"/>*Id: 163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29&amp;Itemid=61 <text:s text:c="2"/>*Id: 164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&amp;Itemid=61 <text:s text:c="2"/>*Id: 165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&amp;Itemid=61 <text:s text:c="2"/>*Id: 166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&amp;Itemid=61 <text:s text:c="2"/>*Id: 167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&amp;Itemid=61 <text:s text:c="2"/>*Id: 168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&amp;Itemid=61 <text:s text:c="2"/>*Id: 169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&amp;Itemid=61 <text:s text:c="2"/>*Id: 170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&amp;Itemid=61 <text:s text:c="2"/>*Id: 171 <text:s text:c="2"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&amp;Itemid=61 <text:s text:c="2"/>*Id: 172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&amp;Itemid=61 <text:s text:c="2"/>*Id: 173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&amp;Itemid=61 <text:s text:c="2"/>*Id: 174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&amp;Itemid=61 <text:s text:c="2"/>*Id: 175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&amp;Itemid=61 <text:s text:c="2"/>*Id: 176 <text:s text:c="2"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&amp;Itemid=61 <text:s text:c="2"/>*Id: 177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&amp;Itemid=61 <text:s text:c="2"/>*Id: 178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&amp;Itemid=61 <text:s text:c="2"/>*Id: 179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&amp;Itemid=61 <text:s text:c="2"/>*Id: 180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&amp;Itemid=61 <text:s text:c="2"/>*Id: 181 <text:s text:c="2"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&amp;Itemid=61 <text:s text:c="2"/>*Id: 182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9&amp;Itemid=61 <text:s text:c="2"/>*Id: 183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1&amp;Itemid=61 <text:s text:c="2"/>*Id: 184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&amp;Itemid=61 <text:s text:c="2"/>*Id: 185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&amp;Itemid=61 <text:s text:c="2"/>*Id: 186 <text:s text:c="2"/>sl: <text:s/>4 Tw: 22 Tm: 2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4&amp;Itemid=61 <text:s text:c="2"/>*Id: 187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&amp;Itemid=61 <text:s text:c="2"/>*Id: 188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6&amp;Itemid=61 <text:s text:c="2"/>*Id: 189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&amp;Itemid=61 <text:s text:c="2"/>*Id: 190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&amp;Itemid=61 <text:s text:c="2"/>*Id: 191 <text:s text:c="2"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&amp;Itemid=61 <text:s text:c="2"/>*Id: 192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&amp;Itemid=61 <text:s text:c="2"/>*Id: 193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62&amp;Itemid=61 <text:s text:c="2"/>*Id: 194 <text:s text:c="2"/>sl: <text:s/>4 Tw: 22 Tm: 2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63&amp;Itemid=61 <text:s text:c="2"/>*Id: 195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&amp;Itemid=61 <text:s text:c="2"/>*Id: 196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&amp;Itemid=61 <text:s text:c="2"/>*Id: 197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&amp;Itemid=61 <text:s text:c="2"/>*Id: 198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&amp;Itemid=61 <text:s text:c="2"/>*Id: 199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&amp;Itemid=61 <text:s text:c="2"/>*Id: 200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&amp;Itemid=61 <text:s text:c="2"/>*Id: 201 <text:s text:c="2"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73&amp;Itemid=61 <text:s text:c="2"/>*Id: 202 <text:s text:c="2"/>sl: <text:s/>4 Tw: 24 Tm: 2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1&amp;Itemid=61 <text:s text:c="2"/>*Id: 203 <text:s text:c="2"/>sl: <text:s/>4 Tw: 24 Tm: 2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2&amp;Itemid=61 <text:s text:c="2"/>*Id: 204 <text:s text:c="2"/>sl: <text:s/>4 Tw: 23 Tm: 2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4&amp;Itemid=61 <text:s text:c="2"/>*Id: 205 <text:s text:c="2"/>sl: <text:s/>4 Tw: 25 Tm: 2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5&amp;Itemid=61 <text:s text:c="2"/>*Id: 206 <text:s text:c="2"/>sl: <text:s/>4 Tw: 24 Tm: 2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6&amp;Itemid=61 <text:s text:c="2"/>*Id: 207 <text:s text:c="2"/>sl: <text:s/>4 Tw: 26 Tm: 2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8&amp;Itemid=61 <text:s text:c="2"/>*Id: 208 <text:s text:c="2"/>sl: <text:s/>4 Tw: 27 Tm: 2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9&amp;Itemid=61 <text:s text:c="2"/>*Id: 209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&amp;Itemid=61 <text:s text:c="2"/>*Id: 210 <text:s text:c="2"/>sl: <text:s/>4 Tw: 28 Tm: 2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&amp;Itemid=61 <text:s text:c="2"/>*Id: 211 <text:s text:c="2"/>sl: <text:s/>4 Tw: 27 Tm: 2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&amp;Itemid=61 <text:s text:c="2"/>*Id: 212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&amp;Itemid=61 <text:s text:c="2"/>*Id: 213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&amp;Itemid=61 <text:s text:c="2"/>*Id: 214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&amp;Itemid=61 <text:s text:c="2"/>*Id: 215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97&amp;Itemid=61 <text:s text:c="2"/>*Id: 216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&amp;Itemid=61 <text:s text:c="2"/>*Id: 217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&amp;Itemid=61 <text:s text:c="2"/>*Id: 218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&amp;Itemid=61 <text:s text:c="2"/>*Id: 219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&amp;Itemid=61 <text:s text:c="2"/>*Id: 220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&amp;Itemid=61 <text:s text:c="2"/>*Id: 221 <text:s text:c="2"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06&amp;Itemid=61 <text:s text:c="2"/>*Id: 222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&amp;Itemid=61 <text:s text:c="2"/>*Id: 223 <text:s text:c="2"/>sl: <text:s/>4 Tw: 28 Tm: 2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8&amp;Itemid=61 <text:s text:c="2"/>*Id: 224 <text:s text:c="2"/>sl: <text:s/>4 Tw: 21 Tm: 2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09&amp;Itemid=61 <text:s text:c="2"/>*Id: 225 <text:s text:c="2"/>sl: <text:s/>4 Tw: 24 Tm: 2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10&amp;Itemid=61 <text:s text:c="2"/>*Id: 226 <text:s text:c="2"/>sl: <text:s/>4 Tw: 23 Tm: 2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11&amp;Itemid=61 <text:s text:c="2"/>*Id: 227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&amp;Itemid=61 <text:s text:c="2"/>*Id: 228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&amp;Itemid=61 <text:s text:c="2"/>*Id: 229 <text:s text:c="2"/>sl: <text:s/>4 Tw: 25 Tm: 2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14&amp;Itemid=61 <text:s text:c="2"/>*Id: 230 <text:s text:c="2"/>sl: <text:s/>4 Tw: 23 Tm: 23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15&amp;Itemid=61 <text:s text:c="2"/>*Id: 231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&amp;Itemid=61 <text:s text:c="2"/>*Id: 232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&amp;Itemid=61 <text:s text:c="2"/>*Id: 233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&amp;Itemid=61 <text:s text:c="2"/>*Id: 234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&amp;Itemid=61 <text:s text:c="2"/>*Id: 235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&amp;Itemid=61 <text:s text:c="2"/>*Id: 236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21&amp;Itemid=61 <text:s text:c="2"/>*Id: 237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22&amp;Itemid=61 <text:s text:c="2"/>*Id: 238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&amp;Itemid=61 <text:s text:c="2"/>*Id: 239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&amp;Itemid=61 <text:s text:c="2"/>*Id: 240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&amp;Itemid=61 <text:s text:c="2"/>*Id: 241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&amp;Itemid=61 <text:s text:c="2"/>*Id: 242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&amp;Itemid=61 <text:s text:c="2"/>*Id: 243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&amp;Itemid=61 <text:s text:c="2"/>*Id: 244 <text:s text:c="2"/>sl: <text:s/>4 Tw: 26 Tm: 2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&amp;Itemid=61 <text:s text:c="2"/>*Id: 245 <text:s text:c="2"/>sl: <text:s/>4 Tw: 25 Tm: 2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&amp;Itemid=61 <text:s text:c="2"/>*Id: 246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&amp;Itemid=61 <text:s text:c="2"/>*Id: 247 <text:s text:c="2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&amp;Itemid=61 <text:s text:c="2"/>*Id: 248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&amp;Itemid=61 <text:s text:c="2"/>*Id: 249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&amp;Itemid=61 <text:s text:c="2"/>*Id: 250 <text:s text:c="2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&amp;Itemid=61 <text:s text:c="2"/>*Id: 251 <text:s text:c="2"/>sl: <text:s/>4 Tw: 24 Tm: 2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37&amp;Itemid=61 <text:s text:c="2"/>*Id: 252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&amp;Itemid=61 <text:s text:c="2"/>*Id: 253 <text:s text:c="2"/>sl: <text:s/>4 Tw: 26 Tm: 2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39&amp;Itemid=61 <text:s text:c="2"/>*Id: 254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0&amp;Itemid=61 <text:s text:c="2"/>*Id: 255 <text:s text:c="2"/>sl: <text:s/>4 Tw: 28 Tm: 2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1&amp;Itemid=61 <text:s text:c="2"/>*Id: 256 <text:s text:c="2"/>sl: <text:s/>4 Tw: 28 Tm: 2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2&amp;Itemid=61 <text:s text:c="2"/>*Id: 257 <text:s text:c="2"/>sl: <text:s/>4 Tw: 28 Tm: 2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&amp;Itemid=61 <text:s text:c="2"/>*Id: 258 <text:s text:c="2"/>sl: <text:s/>4 Tw: 26 Tm: 2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4&amp;Itemid=61 <text:s text:c="2"/>*Id: 259 <text:s text:c="2"/>sl: <text:s/>4 Tw: 27 Tm: 2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5&amp;Itemid=61 <text:s text:c="2"/>*Id: 260 <text:s text:c="2"/>sl: <text:s/>4 Tw: 25 Tm: 2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6&amp;Itemid=61 <text:s text:c="2"/>*Id: 261 <text:s text:c="2"/>sl: <text:s/>4 Tw: 26 Tm: 2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7&amp;Itemid=61 <text:s text:c="2"/>*Id: 262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49&amp;Itemid=61 <text:s text:c="2"/>*Id: 263 <text:s text:c="2"/>sl: <text:s/>4 Tw: 26 Tm: 2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&amp;Itemid=61 <text:s text:c="2"/>*Id: 264 <text:s text:c="2"/>sl: <text:s/>4 Tw: 32 Tm: 32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1&amp;Itemid=61 <text:s text:c="2"/>*Id: 265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2&amp;Itemid=61 <text:s text:c="2"/>*Id: 266 <text:s text:c="2"/>sl: <text:s/>4 Tw: 28 Tm: 2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&amp;Itemid=61 <text:s text:c="2"/>*Id: 267 <text:s text:c="2"/>sl: <text:s/>4 Tw: 24 Tm: 2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4&amp;Itemid=61 <text:s text:c="2"/>*Id: 268 <text:s text:c="2"/>sl: <text:s/>4 Tw: 28 Tm: 2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5&amp;Itemid=61 <text:s text:c="2"/>*Id: 269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7&amp;Itemid=61 <text:s text:c="2"/>*Id: 270 <text:s text:c="2"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8&amp;Itemid=61 <text:s text:c="2"/>*Id: 271 <text:s text:c="2"/>sl: <text:s/>4 Tw: 23 Tm: 2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9&amp;Itemid=61 <text:s text:c="2"/>*Id: 272 <text:s text:c="2"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60&amp;Itemid=61 <text:s text:c="2"/>*Id: 273 <text:s text:c="2"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61&amp;Itemid=61 <text:s text:c="2"/>*Id: 274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62&amp;Itemid=61 <text:s text:c="2"/>*Id: 275 <text:s text:c="2"/>sl: <text:s/>4 Tw: 25 Tm: 2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63&amp;Itemid=61 <text:s text:c="2"/>*Id: 276 <text:s text:c="2"/>sl: <text:s/>4 Tw: 25 Tm: 2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65&amp;Itemid=61 <text:s text:c="2"/>*Id: 277 <text:s text:c="2"/>sl: <text:s/>4 Tw: 26 Tm: 2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66&amp;Itemid=61 <text:s text:c="2"/>*Id: 278 <text:s text:c="2"/>sl: <text:s/>4 Tw: 26 Tm: 2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67&amp;Itemid=61 <text:s text:c="2"/>*Id: 279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68&amp;Itemid=61 <text:s text:c="2"/>*Id: 280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69&amp;Itemid=61 <text:s text:c="2"/>*Id: 281 <text:s text:c="2"/>sl: <text:s/>4 Tw: 24 Tm: 2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70&amp;Itemid=61 <text:s text:c="2"/>*Id: 282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71&amp;Itemid=61 <text:s text:c="2"/>*Id: 283 <text:s text:c="2"/>sl: <text:s/>4 Tw: 24 Tm: 2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73&amp;Itemid=61 <text:s text:c="2"/>*Id: 284 <text:s text:c="2"/>sl: <text:s/>4 Tw: 26 Tm: 2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74&amp;Itemid=61 <text:s text:c="2"/>*Id: 285 <text:s text:c="2"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75&amp;Itemid=61 <text:s text:c="2"/>*Id: 286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76&amp;Itemid=61 <text:s text:c="2"/>*Id: 287 <text:s text:c="2"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77&amp;Itemid=61 <text:s text:c="2"/>*Id: 288 <text:s text:c="2"/>sl: <text:s/>4 Tw: 18 Tm: 1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78&amp;Itemid=61 <text:s text:c="2"/>*Id: 289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0&amp;Itemid=61 <text:s text:c="2"/>*Id: 290 <text:s text:c="2"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1&amp;Itemid=61 <text:s text:c="2"/>*Id: 291 <text:s text:c="2"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3&amp;Itemid=61 <text:s text:c="2"/>*Id: 292 <text:s text:c="2"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4&amp;Itemid=61 <text:s text:c="2"/>*Id: 293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5&amp;Itemid=61 <text:s text:c="2"/>*Id: 294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6&amp;Itemid=61 <text:s text:c="2"/>*Id: 295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88&amp;Itemid=61 <text:s text:c="2"/>*Id: 296 <text:s text:c="2"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89&amp;Itemid=61 <text:s text:c="2"/>*Id: 297 <text:s text:c="2"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90&amp;Itemid=61 <text:s text:c="2"/>*Id: 298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91&amp;Itemid=61 <text:s text:c="2"/>*Id: 299 <text:s text:c="2"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92&amp;Itemid=61 <text:s text:c="2"/>*Id: 300 <text:s text:c="2"/>sl: <text:s/>4 Tw: 14 Tm: 1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93&amp;Itemid=61 <text:s text:c="2"/>*Id: 301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95&amp;Itemid=61 <text:s text:c="2"/>*Id: 302 <text:s text:c="2"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97&amp;Itemid=61 <text:s text:c="2"/>*Id: 303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98&amp;Itemid=61 <text:s text:c="2"/>*Id: 304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99&amp;Itemid=61 <text:s text:c="2"/>*Id: 305 <text:s text:c="2"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00&amp;Itemid=61 <text:s text:c="2"/>*Id: 306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1&amp;Itemid=61 <text:s text:c="2"/>*Id: 307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2&amp;Itemid=61 <text:s text:c="2"/>*Id: 308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3&amp;Itemid=61 <text:s text:c="2"/>*Id: 309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4&amp;Itemid=61 <text:s text:c="2"/>*Id: 310 <text:s text:c="2"/>sl: <text:s/>4 Tw: 13 Tm: 13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06&amp;Itemid=61 <text:s text:c="2"/>*Id: 311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7&amp;Itemid=61 <text:s text:c="2"/>*Id: 312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8&amp;Itemid=61 <text:s text:c="2"/>*Id: 313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09&amp;Itemid=61 <text:s text:c="2"/>*Id: 314 <text:s text:c="2"/>sl: <text:s/>4 Tw: 14 Tm: 14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10&amp;Itemid=61 <text:s text:c="2"/>*Id: 315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1&amp;Itemid=61 <text:s text:c="2"/>*Id: 316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2&amp;Itemid=61 <text:s text:c="2"/>*Id: 317 <text:s text:c="2"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13&amp;Itemid=61 <text:s text:c="2"/>*Id: 318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4&amp;Itemid=61 <text:s text:c="2"/>*Id: 319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5&amp;Itemid=61 <text:s text:c="2"/>*Id: 320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6&amp;Itemid=61 <text:s text:c="2"/>*Id: 321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7&amp;Itemid=61 <text:s text:c="2"/>*Id: 322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18&amp;Itemid=61 <text:s text:c="2"/>*Id: 323 <text:s text:c="2"/>sl: <text:s/>4 Tw: 19 Tm: 1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19&amp;Itemid=61 <text:s text:c="2"/>*Id: 324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3&amp;Itemid=61 <text:s text:c="2"/>*Id: 325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4&amp;Itemid=61 <text:s text:c="2"/>*Id: 326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5&amp;Itemid=61 <text:s text:c="2"/>*Id: 327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6&amp;Itemid=61 <text:s text:c="2"/>*Id: 328 <text:s text:c="2"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7&amp;Itemid=61 <text:s text:c="2"/>*Id: 329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8&amp;Itemid=61 <text:s text:c="2"/>*Id: 330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29&amp;Itemid=61 <text:s text:c="2"/>*Id: 331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0&amp;Itemid=61 <text:s text:c="2"/>*Id: 332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1&amp;Itemid=61 <text:s text:c="2"/>*Id: 333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2&amp;Itemid=61 <text:s text:c="2"/>*Id: 334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33&amp;Itemid=61 <text:s text:c="2"/>*Id: 335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4&amp;Itemid=61 <text:s text:c="2"/>*Id: 336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5&amp;Itemid=61 <text:s text:c="2"/>*Id: 337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6&amp;Itemid=61 <text:s text:c="2"/>*Id: 338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37&amp;Itemid=61 <text:s text:c="2"/>*Id: 339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42&amp;Itemid=61 <text:s text:c="2"/>*Id: 340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43&amp;Itemid=61 <text:s text:c="2"/>*Id: 341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44&amp;Itemid=61 <text:s text:c="2"/>*Id: 342 <text:s text:c="2"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46&amp;Itemid=61 <text:s text:c="2"/>*Id: 343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47&amp;Itemid=61 <text:s text:c="2"/>*Id: 344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49&amp;Itemid=61 <text:s text:c="2"/>*Id: 345 <text:s text:c="2"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50&amp;Itemid=61 <text:s text:c="2"/>*Id: 346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51&amp;Itemid=61 <text:s text:c="2"/>*Id: 347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52&amp;Itemid=61 <text:s text:c="2"/>*Id: 348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70&amp;Itemid=61 <text:s text:c="2"/>*Id: 349 <text:s text:c="2"/>sl: <text:s/>4 Tw: 18 Tm: 1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55&amp;Itemid=61 <text:s text:c="2"/>*Id: 350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56&amp;Itemid=61 <text:s text:c="2"/>*Id: 351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57&amp;Itemid=61 <text:s text:c="2"/>*Id: 352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58&amp;Itemid=61 <text:s text:c="2"/>*Id: 353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59&amp;Itemid=61 <text:s text:c="2"/>*Id: 354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60&amp;Itemid=61 <text:s text:c="2"/>*Id: 355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61&amp;Itemid=61 <text:s text:c="2"/>*Id: 356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62&amp;Itemid=61 <text:s text:c="2"/>*Id: 357 <text:s text:c="2"/>sl: <text:s/>4 Tw: 29 Tm: 2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63&amp;Itemid=61 <text:s text:c="2"/>*Id: 358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64&amp;Itemid=61 <text:s text:c="2"/>*Id: 359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1&amp;Itemid=61 <text:s text:c="2"/>*Id: 360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3&amp;Itemid=61 <text:s text:c="2"/>*Id: 361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4&amp;Itemid=61 <text:s text:c="2"/>*Id: 362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5&amp;Itemid=61 <text:s text:c="2"/>*Id: 363 <text:s text:c="2"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6&amp;Itemid=61 <text:s text:c="2"/>*Id: 364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8&amp;Itemid=61 <text:s text:c="2"/>*Id: 365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89&amp;Itemid=61 <text:s text:c="2"/>*Id: 366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90&amp;Itemid=61 <text:s text:c="2"/>*Id: 367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91&amp;Itemid=61 <text:s text:c="2"/>*Id: 368 <text:s text:c="2"/>sl: <text:s/>4 Tw: 24 Tm: 2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93&amp;Itemid=61 <text:s text:c="2"/>*Id: 369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594&amp;Itemid=61 <text:s text:c="2"/>*Id: 370 <text:s text:c="2"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597&amp;Itemid=61 <text:s text:c="2"/>*Id: 371 <text:s text:c="2"/>sl: <text:s/>4 Tw: 23 Tm: 2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01&amp;Itemid=61 <text:s text:c="2"/>*Id: 372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02&amp;Itemid=61 <text:s text:c="2"/>*Id: 373 <text:s text:c="2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03&amp;Itemid=61 <text:s text:c="2"/>*Id: 374 <text:s text:c="2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04&amp;Itemid=61 <text:s text:c="2"/>*Id: 375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05&amp;Itemid=61 <text:s text:c="2"/>*Id: 376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06&amp;Itemid=61 <text:s text:c="2"/>*Id: 377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07&amp;Itemid=61 <text:s text:c="2"/>*Id: 378 <text:s text:c="2"/>sl: <text:s/>4 Tw: 19 Tm: 19 Te: 1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08&amp;Itemid=61 <text:s text:c="2"/>*Id: 379 <text:s text:c="2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09&amp;Itemid=61 <text:s text:c="2"/>*Id: 380 <text:s text:c="2"/>sl: <text:s/>4 Tw: 25 Tm: 2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10&amp;Itemid=61 <text:s text:c="2"/>*Id: 381 <text:s text:c="2"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11&amp;Itemid=61 <text:s text:c="2"/>*Id: 382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13&amp;Itemid=61 <text:s text:c="2"/>*Id: 383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14&amp;Itemid=61 <text:s text:c="2"/>*Id: 384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15&amp;Itemid=61 <text:s text:c="2"/>*Id: 385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16&amp;Itemid=61 <text:s text:c="2"/>*Id: 386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17&amp;Itemid=61 <text:s text:c="2"/>*Id: 387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18&amp;Itemid=61 <text:s text:c="2"/>*Id: 388 <text:s text:c="2"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19&amp;Itemid=61 <text:s text:c="2"/>*Id: 389 <text:s text:c="2"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20&amp;Itemid=61 <text:s text:c="2"/>*Id: 390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22&amp;Itemid=61 <text:s text:c="2"/>*Id: 391 <text:s text:c="2"/>sl: <text:s/>4 Tw: 20 Tm: 2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23&amp;Itemid=61 <text:s text:c="2"/>*Id: 392 <text:s text:c="2"/>sl: <text:s/>4 Tw: 29 Tm: 2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24&amp;Itemid=61 <text:s text:c="2"/>*Id: 393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26&amp;Itemid=61 <text:s text:c="2"/>*Id: 394 <text:s text:c="2"/>sl: <text:s/>4 Tw: 19 Tm: 1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27&amp;Itemid=61 <text:s text:c="2"/>*Id: 395 <text:s text:c="2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28&amp;Itemid=61 <text:s text:c="2"/>*Id: 396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31&amp;Itemid=61 <text:s text:c="2"/>*Id: 397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32&amp;Itemid=61 <text:s text:c="2"/>*Id: 398 <text:s text:c="2"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33&amp;Itemid=61 <text:s text:c="2"/>*Id: 399 <text:s text:c="2"/>sl: <text:s/>4 Tw: 28 Tm: 2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35&amp;Itemid=61 <text:s text:c="2"/>*Id: 400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36&amp;Itemid=61 <text:s text:c="2"/>*Id: 401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43&amp;Itemid=61 <text:s text:c="2"/>*Id: 402 <text:s text:c="2"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44&amp;Itemid=61 <text:s text:c="2"/>*Id: 403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45&amp;Itemid=61 <text:s text:c="2"/>*Id: 404 <text:s text:c="2"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46&amp;Itemid=61 <text:s text:c="2"/>*Id: 405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47&amp;Itemid=61 <text:s text:c="2"/>*Id: 406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49&amp;Itemid=61 <text:s text:c="2"/>*Id: 407 <text:s text:c="2"/>sl: <text:s/>4 Tw: 20 Tm: 2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50&amp;Itemid=61 <text:s text:c="2"/>*Id: 408 <text:s text:c="2"/>sl: <text:s/>4 Tw: 21 Tm: 21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51&amp;Itemid=61 <text:s text:c="2"/>*Id: 409 <text:s text:c="2"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52&amp;Itemid=61 <text:s text:c="2"/>*Id: 410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54&amp;Itemid=61 <text:s text:c="2"/>*Id: 411 <text:s text:c="2"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55&amp;Itemid=61 <text:s text:c="2"/>*Id: 412 <text:s text:c="2"/>sl: <text:s/>4 Tw: 21 Tm: 2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56&amp;Itemid=61 <text:s text:c="2"/>*Id: 413 <text:s text:c="2"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57&amp;Itemid=61 <text:s text:c="2"/>*Id: 414 <text:s text:c="2"/>sl: <text:s/>4 Tw: 26 Tm: 2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58 <text:s text:c="12"/>*Id: 415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59&amp;Itemid=61 <text:s text:c="2"/>*Id: 416 <text:s text:c="2"/>sl: <text:s/>4 Tw: 27 Tm: 2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60 <text:s text:c="12"/>*Id: 417 <text:s text:c="2"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61&amp;Itemid=61 <text:s text:c="2"/>*Id: 418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62&amp;Itemid=61 <text:s text:c="2"/>*Id: 419 <text:s text:c="2"/>sl: <text:s/>4 Tw: 24 Tm: 2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63&amp;Itemid=61 <text:s text:c="2"/>*Id: 420 <text:s text:c="2"/>sl: <text:s/>7 Tw: 22 Tm: 2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66&amp;Itemid=61 <text:s text:c="2"/>*Id: 421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67&amp;Itemid=61 <text:s text:c="2"/>*Id: 422 <text:s text:c="2"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68&amp;Itemid=61 <text:s text:c="2"/>*Id: 423 <text:s text:c="2"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70&amp;Itemid=61 <text:s text:c="2"/>*Id: 424 <text:s text:c="2"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71&amp;Itemid=61 <text:s text:c="2"/>*Id: 425 <text:s text:c="2"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72&amp;Itemid=61 <text:s text:c="2"/>*Id: 426 <text:s text:c="2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73&amp;Itemid=61 <text:s text:c="2"/>*Id: 427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74&amp;Itemid=61 <text:s text:c="2"/>*Id: 428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75&amp;Itemid=61 <text:s text:c="2"/>*Id: 429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76&amp;Itemid=61 <text:s text:c="2"/>*Id: 430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77&amp;Itemid=61 <text:s text:c="2"/>*Id: 431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78&amp;Itemid=61 <text:s text:c="2"/>*Id: 432 <text:s text:c="2"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79&amp;Itemid=61 <text:s text:c="2"/>*Id: 433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80&amp;Itemid=61 <text:s text:c="2"/>*Id: 434 <text:s text:c="2"/>sl: <text:s/>4 Tw: 21 Tm: 2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81&amp;Itemid=61 <text:s text:c="2"/>*Id: 435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85&amp;Itemid=61 <text:s text:c="2"/>*Id: 436 <text:s text:c="2"/>sl: <text:s/>4 Tw: 19 Tm: 19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86&amp;Itemid=61 <text:s text:c="2"/>*Id: 437 <text:s text:c="2"/>sl: <text:s/>4 Tw: 24 Tm: 2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87&amp;Itemid=61 <text:s text:c="2"/>*Id: 438 <text:s text:c="2"/>sl: <text:s/>4 Tw: 22 Tm: 2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88&amp;Itemid=61 <text:s text:c="2"/>*Id: 439 <text:s text:c="2"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89&amp;Itemid=61 <text:s text:c="2"/>*Id: 440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90&amp;Itemid=61 <text:s text:c="2"/>*Id: 441 <text:s text:c="2"/>sl: <text:s/>4 Tw: 26 Tm: 2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91&amp;Itemid=61 <text:s text:c="2"/>*Id: 442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92&amp;Itemid=61 <text:s text:c="2"/>*Id: 443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93&amp;Itemid=61 <text:s text:c="2"/>*Id: 444 <text:s text:c="2"/>sl: <text:s/>4 Tw: 18 Tm: 18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94&amp;Itemid=61 <text:s text:c="2"/>*Id: 445 <text:s text:c="2"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95&amp;Itemid=61 <text:s text:c="2"/>*Id: 446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696&amp;Itemid=61 <text:s text:c="2"/>*Id: 447 <text:s text:c="2"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97&amp;Itemid=61 <text:s text:c="2"/>*Id: 448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98&amp;Itemid=61 <text:s text:c="2"/>*Id: 449 <text:s text:c="2"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699&amp;Itemid=61 <text:s text:c="2"/>*Id: 450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01&amp;Itemid=61 <text:s text:c="2"/>*Id: 451 <text:s text:c="2"/>sl: <text:s/>4 Tw: 18 Tm: 1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02&amp;Itemid=61 <text:s text:c="2"/>*Id: 452 <text:s text:c="2"/>sl: <text:s/>4 Tw: 14 Tm: 1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04&amp;Itemid=61 <text:s text:c="2"/>*Id: 453 <text:s text:c="2"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05&amp;Itemid=61 <text:s text:c="2"/>*Id: 454 <text:s text:c="2"/>sl: <text:s/>4 Tw: 24 Tm: 2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06&amp;Itemid=61 <text:s text:c="2"/>*Id: 455 <text:s text:c="2"/>sl: <text:s/>4 Tw: 21 Tm: 2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07&amp;Itemid=61 <text:s text:c="2"/>*Id: 456 <text:s text:c="2"/>sl: <text:s/>4 Tw: 24 Tm: 2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08&amp;Itemid=61 <text:s text:c="2"/>*Id: 457 <text:s text:c="2"/>sl: <text:s/>4 Tw: 24 Tm: 2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09&amp;Itemid=61 <text:s text:c="2"/>*Id: 458 <text:s text:c="2"/>sl: <text:s/>4 Tw: 12 Tm: 12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12&amp;Itemid=61 <text:s text:c="2"/>*Id: 459 <text:s text:c="2"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13&amp;Itemid=61 <text:s text:c="2"/>*Id: 460 <text:s text:c="2"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14&amp;Itemid=61 <text:s text:c="2"/>*Id: 461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15&amp;Itemid=61 <text:s text:c="2"/>*Id: 462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16&amp;Itemid=61 <text:s text:c="2"/>*Id: 463 <text:s text:c="2"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17&amp;Itemid=61 <text:s text:c="2"/>*Id: 464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18&amp;Itemid=61 <text:s text:c="2"/>*Id: 465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19&amp;Itemid=61 <text:s text:c="2"/>*Id: 466 <text:s text:c="2"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20&amp;Itemid=61 <text:s text:c="2"/>*Id: 467 <text:s text:c="2"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21&amp;Itemid=61 <text:s text:c="2"/>*Id: 468 <text:s text:c="2"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22&amp;Itemid=61 <text:s text:c="2"/>*Id: 469 <text:s text:c="2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23&amp;Itemid=61 <text:s text:c="2"/>*Id: 470 <text:s text:c="2"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25&amp;Itemid=61 <text:s text:c="2"/>*Id: 471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26&amp;Itemid=61 <text:s text:c="2"/>*Id: 472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28&amp;Itemid=61 <text:s text:c="2"/>*Id: 473 <text:s text:c="2"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32 <text:s text:c="12"/>*Id: 474 <text:s text:c="2"/>sl: <text:s/>8 Tw: 28 Tm: 28 Te: 1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33 <text:s text:c="12"/>*Id: 475 <text:s text:c="2"/>sl: <text:s/>8 Tw: 21 Tm: 21 Te: 1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35 <text:s text:c="12"/>*Id: 476 <text:s text:c="2"/>sl: <text:s/>8 Tw: 26 Tm: 26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37 <text:s text:c="12"/>*Id: 477 <text:s text:c="2"/>sl: <text:s/>8 Tw: 23 Tm: 23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39 <text:s text:c="12"/>*Id: 478 <text:s text:c="2"/>sl: <text:s/>8 Tw: 19 Tm: 1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40 <text:s text:c="12"/>*Id: 479 <text:s text:c="2"/>sl: <text:s/>8 Tw: 32 Tm: 32 Te: 1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42 <text:s text:c="12"/>*Id: 480 <text:s text:c="2"/>sl: <text:s/>8 Tw: 29 Tm: 29 Te: 1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43 <text:s text:c="12"/>*Id: 481 <text:s text:c="2"/>sl: <text:s/>8 Tw: 23 Tm: 23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44 <text:s text:c="12"/>*Id: 482 <text:s text:c="2"/>sl: <text:s/>8 Tw: 28 Tm: 28 Te: 1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45 <text:s text:c="12"/>*Id: 483 <text:s text:c="2"/>sl: <text:s/>9 Tw: 19 Tm: 19 Te: 2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46 <text:s text:c="12"/>*Id: 484 <text:s text:c="2"/>sl: <text:s/>8 Tw: 23 Tm: 23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48 <text:s text:c="12"/>*Id: 485 <text:s text:c="2"/>sl: <text:s/>8 Tw: 24 Tm: 24 Te: 1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52 <text:s text:c="12"/>*Id: 486 <text:s text:c="2"/>sl: <text:s/>8 Tw: 18 Tm: 18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54 <text:s text:c="12"/>*Id: 487 <text:s text:c="2"/>sl: <text:s/>8 Tw: 17 Tm: 17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55 <text:s text:c="12"/>*Id: 488 <text:s text:c="2"/>sl: <text:s/>8 Tw: 34 Tm: 34 Te: 2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57 <text:s text:c="12"/>*Id: 489 <text:s text:c="2"/>sl: <text:s/>8 Tw: 28 Tm: 28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58 <text:s text:c="12"/>*Id: 490 <text:s text:c="2"/>sl: <text:s/>8 Tw: 23 Tm: 23 Te: 1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59 <text:s text:c="12"/>*Id: 491 <text:s text:c="2"/>sl: <text:s/>8 Tw: 21 Tm: 21 Te: 2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60 <text:s text:c="12"/>*Id: 492 <text:s text:c="2"/>sl: <text:s/>8 Tw: 23 Tm: 2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61 <text:s text:c="12"/>*Id: 493 <text:s text:c="2"/>sl: <text:s/>8 Tw: 29 Tm: 2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63 <text:s text:c="12"/>*Id: 494 <text:s text:c="2"/>sl: <text:s/>8 Tw: 25 Tm: 25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65 <text:s text:c="12"/>*Id: 495 <text:s text:c="2"/>sl: <text:s/>4 Tw: 20 Tm: 2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66 <text:s text:c="12"/>*Id: 496 <text:s text:c="2"/>sl: <text:s/>8 Tw: 27 Tm: 27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68 <text:s text:c="12"/>*Id: 497 <text:s text:c="2"/>sl: <text:s/>8 Tw: 35 Tm: 35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69 <text:s text:c="12"/>*Id: 498 <text:s text:c="2"/>sl: <text:s/>8 Tw: 25 Tm: 25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0 <text:s text:c="12"/>*Id: 499 <text:s text:c="2"/>sl: <text:s/>8 Tw: 22 Tm: 2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1 <text:s text:c="12"/>*Id: 500 <text:s text:c="2"/>sl: <text:s/>8 Tw: 24 Tm: 2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2 <text:s text:c="12"/>*Id: 501 <text:s text:c="2"/>sl: <text:s/>8 Tw: 20 Tm: 20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3 <text:s text:c="12"/>*Id: 502 <text:s text:c="2"/>sl: <text:s/>8 Tw: 22 Tm: 22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74 <text:s text:c="12"/>*Id: 503 <text:s text:c="2"/>sl: <text:s/>8 Tw: 25 Tm: 25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6 <text:s text:c="12"/>*Id: 504 <text:s text:c="2"/>sl: <text:s/>4 Tw: 20 Tm: 20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7 <text:s text:c="12"/>*Id: 505 <text:s text:c="2"/>sl: <text:s/>4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8 <text:s text:c="12"/>*Id: 506 <text:s text:c="2"/>sl: <text:s/>4 Tw: 39 Tm: 3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79 <text:s text:c="12"/>*Id: 507 <text:s text:c="2"/>sl: <text:s/>4 Tw: 19 Tm: 1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80 <text:s text:c="12"/>*Id: 508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82 <text:s text:c="12"/>*Id: 509 <text:s text:c="2"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83 <text:s text:c="12"/>*Id: 510 <text:s text:c="2"/>sl: <text:s/>4 Tw: 27 Tm: 2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85 <text:s text:c="12"/>*Id: 511 <text:s text:c="2"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86 <text:s text:c="12"/>*Id: 512 <text:s text:c="2"/>sl: <text:s/>4 Tw: 20 Tm: 2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87 <text:s text:c="12"/>*Id: 513 <text:s text:c="2"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88 <text:s text:c="12"/>*Id: 514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89 <text:s text:c="12"/>*Id: 515 <text:s text:c="2"/>sl: <text:s/>4 Tw: 18 Tm: 18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90 <text:s text:c="12"/>*Id: 516 <text:s text:c="2"/>sl: <text:s/>4 Tw: 19 Tm: 1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91 <text:s text:c="12"/>*Id: 517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92 <text:s text:c="12"/>*Id: 518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93 <text:s text:c="12"/>*Id: 519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95 <text:s text:c="12"/>*Id: 520 <text:s text:c="2"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96 <text:s text:c="12"/>*Id: 521 <text:s text:c="2"/>sl: <text:s/>4 Tw: 19 Tm: 1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797 <text:s text:c="12"/>*Id: 522 <text:s text:c="2"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799&amp;Itemid=61 <text:s text:c="2"/>*Id: 523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00 <text:s text:c="12"/>*Id: 524 <text:s text:c="2"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01 <text:s text:c="12"/>*Id: 525 <text:s text:c="2"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02 <text:s text:c="12"/>*Id: 526 <text:s text:c="2"/>sl: <text:s/>4 Tw: 21 Tm: 21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03 <text:s text:c="12"/>*Id: 527 <text:s text:c="2"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06 <text:s text:c="12"/>*Id: 528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17 <text:s text:c="12"/>*Id: 529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18 <text:s text:c="12"/>*Id: 530 <text:s text:c="2"/>sl: <text:s/>4 Tw: 21 Tm: 2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19 <text:s text:c="12"/>*Id: 531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0 <text:s text:c="12"/>*Id: 532 <text:s text:c="2"/>sl: <text:s/>4 Tw: 19 Tm: 1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1 <text:s text:c="12"/>*Id: 533 <text:s text:c="2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2 <text:s text:c="12"/>*Id: 534 <text:s text:c="2"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3 <text:s text:c="12"/>*Id: 535 <text:s text:c="2"/>sl: <text:s/>4 Tw: 12 Tm: 12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4 <text:s text:c="12"/>*Id: 536 <text:s text:c="2"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5 <text:s text:c="12"/>*Id: 537 <text:s text:c="2"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6 <text:s text:c="12"/>*Id: 538 <text:s text:c="2"/>sl: <text:s/>4 Tw: <text:s/>9 Tm: <text:s/>9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27 <text:s text:c="12"/>*Id: 539 <text:s text:c="2"/>sl: <text:s/>4 Tw: <text:s/>9 Tm: <text:s/>9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28 <text:s text:c="12"/>*Id: 540 <text:s text:c="2"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29 <text:s text:c="12"/>*Id: 541 <text:s text:c="2"/>sl: <text:s/>4 Tw: <text:s/>6 Tm: <text:s/>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0 <text:s text:c="12"/>*Id: 542 <text:s text:c="2"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1 <text:s text:c="12"/>*Id: 543 <text:s text:c="2"/>sl: <text:s/>4 Tw: <text:s/>6 Tm: <text:s/>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2 <text:s text:c="12"/>*Id: 544 <text:s text:c="2"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3 <text:s text:c="12"/>*Id: 545 <text:s text:c="2"/>sl: <text:s/>4 Tw: 21 Tm: 21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34 <text:s text:c="12"/>*Id: 546 <text:s text:c="2"/>sl: <text:s/>4 Tw: 21 Tm: 2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5 <text:s text:c="12"/>*Id: 547 <text:s text:c="2"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6 <text:s text:c="12"/>*Id: 548 <text:s text:c="2"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7 <text:s text:c="12"/>*Id: 549 <text:s text:c="2"/>sl: <text:s/>4 Tw: 17 Tm: 17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38 <text:s text:c="12"/>*Id: 550 <text:s text:c="2"/>sl: <text:s/>4 Tw: 19 Tm: 1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39 <text:s text:c="12"/>*Id: 551 <text:s text:c="2"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0 <text:s text:c="12"/>*Id: 552 <text:s text:c="2"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1 <text:s text:c="12"/>*Id: 553 <text:s text:c="2"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2 <text:s text:c="12"/>*Id: 554 <text:s text:c="2"/>sl: <text:s/>4 Tw: 23 Tm: 2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3 <text:s text:c="12"/>*Id: 555 <text:s text:c="2"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4 <text:s text:c="12"/>*Id: 556 <text:s text:c="2"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5 <text:s text:c="12"/>*Id: 557 <text:s text:c="2"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6 <text:s text:c="12"/>*Id: 558 <text:s text:c="2"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7 <text:s text:c="12"/>*Id: 559 <text:s text:c="2"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48 <text:s text:c="12"/>*Id: 560 <text:s text:c="2"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0 <text:s text:c="12"/>*Id: 561 <text:s text:c="2"/>sl: <text:s/>4 Tw: <text:s/>5 Tm: <text:s/>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1 <text:s text:c="12"/>*Id: 562 <text:s text:c="2"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2 <text:s text:c="12"/>*Id: 563 <text:s text:c="2"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3 <text:s text:c="12"/>*Id: 564 <text:s text:c="2"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4 <text:s text:c="12"/>*Id: 565 <text:s text:c="2"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5 <text:s text:c="12"/>*Id: 566 <text:s text:c="2"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7 <text:s text:c="12"/>*Id: 567 <text:s text:c="2"/>sl: <text:s/>4 Tw: 14 Tm: 1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58 <text:s text:c="12"/>*Id: 568 <text:s text:c="2"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59 <text:s text:c="12"/>*Id: 569 <text:s text:c="2"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0 <text:s text:c="12"/>*Id: 570 <text:s text:c="2"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1 <text:s text:c="12"/>*Id: 571 <text:s text:c="2"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2 <text:s text:c="12"/>*Id: 572 <text:s text:c="2"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3 <text:s text:c="12"/>*Id: 573 <text:s text:c="2"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4 <text:s text:c="12"/>*Id: 574 <text:s text:c="2"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6 <text:s text:c="12"/>*Id: 575 <text:s text:c="2"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7 <text:s text:c="12"/>*Id: 576 <text:s text:c="2"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8 <text:s text:c="12"/>*Id: 577 <text:s text:c="2"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69 <text:s text:c="12"/>*Id: 578 <text:s text:c="2"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0 <text:s text:c="12"/>*Id: 579 <text:s text:c="2"/>sl: <text:s/>4 Tw: 18 Tm: 1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72 <text:s text:c="12"/>*Id: 580 <text:s text:c="2"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3 <text:s text:c="12"/>*Id: 581 <text:s text:c="2"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4 <text:s text:c="12"/>*Id: 582 <text:s text:c="2"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5 <text:s text:c="12"/>*Id: 583 <text:s text:c="2"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6 <text:s text:c="12"/>*Id: 584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7 <text:s text:c="12"/>*Id: 585 <text:s text:c="2"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8 <text:s text:c="12"/>*Id: 586 <text:s text:c="2"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79 <text:s text:c="12"/>*Id: 587 <text:s text:c="2"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80 <text:s text:c="12"/>*Id: 588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82 <text:s text:c="12"/>*Id: 589 <text:s text:c="2"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83 <text:s text:c="12"/>*Id: 590 <text:s text:c="2"/>sl: <text:s/>4 Tw: 10 Tm: 10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84 <text:s text:c="12"/>*Id: 591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85 <text:s text:c="12"/>*Id: 592 <text:s text:c="2"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86 <text:s text:c="12"/>*Id: 593 <text:s text:c="2"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87 <text:s text:c="12"/>*Id: 594 <text:s text:c="2"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88 <text:s text:c="12"/>*Id: 595 <text:s text:c="2"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0 <text:s text:c="12"/>*Id: 596 <text:s text:c="2"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1 <text:s text:c="12"/>*Id: 597 <text:s text:c="2"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2 <text:s text:c="12"/>*Id: 598 <text:s text:c="2"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3 <text:s text:c="12"/>*Id: 599 <text:s text:c="2"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4 <text:s text:c="12"/>*Id: 600 <text:s text:c="2"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6 <text:s text:c="12"/>*Id: 601 <text:s text:c="2"/>sl: <text:s/>4 Tw: 16 Tm: 16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897 <text:s text:c="12"/>*Id: 602 <text:s text:c="2"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8 <text:s text:c="12"/>*Id: 603 <text:s text:c="2"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899 <text:s text:c="12"/>*Id: 604 <text:s text:c="2"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0 <text:s text:c="12"/>*Id: 605 <text:s text:c="2"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1 <text:s text:c="12"/>*Id: 606 <text:s text:c="2"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2 <text:s text:c="12"/>*Id: 607 <text:s text:c="2"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3 <text:s text:c="12"/>*Id: 608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4 <text:s text:c="12"/>*Id: 609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5 <text:s text:c="12"/>*Id: 610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6 <text:s text:c="12"/>*Id: 611 <text:s text:c="2"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7 <text:s text:c="12"/>*Id: 612 <text:s text:c="2"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8 <text:s text:c="12"/>*Id: 613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09 <text:s text:c="12"/>*Id: 614 <text:s text:c="2"/>sl: <text:s/>4 Tw: <text:s/>8 Tm: <text:s/>8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0 <text:s text:c="12"/>*Id: 615 <text:s text:c="2"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1 <text:s text:c="12"/>*Id: 616 <text:s text:c="2"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2 <text:s text:c="12"/>*Id: 617 <text:s text:c="2"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3 <text:s text:c="12"/>*Id: 618 <text:s text:c="2"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4 <text:s text:c="12"/>*Id: 619 <text:s text:c="2"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5 <text:s text:c="12"/>*Id: 620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6 <text:s text:c="12"/>*Id: 621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7 <text:s text:c="12"/>*Id: 622 <text:s text:c="2"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8 <text:s text:c="12"/>*Id: 623 <text:s text:c="2"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19 <text:s text:c="12"/>*Id: 624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0 <text:s text:c="12"/>*Id: 625 <text:s text:c="2"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1 <text:s text:c="12"/>*Id: 626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2 <text:s text:c="12"/>*Id: 627 <text:s text:c="2"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3 <text:s text:c="12"/>*Id: 628 <text:s text:c="2"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4 <text:s text:c="12"/>*Id: 629 <text:s text:c="2"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5 <text:s text:c="12"/>*Id: 630 <text:s text:c="2"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6 <text:s text:c="12"/>*Id: 631 <text:s text:c="2"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7 <text:s text:c="12"/>*Id: 632 <text:s text:c="2"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8 <text:s text:c="12"/>*Id: 633 <text:s text:c="2"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29 <text:s text:c="12"/>*Id: 634 <text:s text:c="2"/>sl: <text:s/>4 Tw: 12 Tm: 12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30 <text:s text:c="12"/>*Id: 635 <text:s text:c="2"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1 <text:s text:c="12"/>*Id: 636 <text:s text:c="2"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2 <text:s text:c="12"/>*Id: 637 <text:s text:c="2"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3 <text:s text:c="12"/>*Id: 638 <text:s text:c="2"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34 <text:s text:c="12"/>*Id: 639 <text:s text:c="2"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5 <text:s text:c="12"/>*Id: 640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6 <text:s text:c="12"/>*Id: 641 <text:s text:c="2"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7 <text:s text:c="12"/>*Id: 642 <text:s text:c="2"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8 <text:s text:c="12"/>*Id: 643 <text:s text:c="2"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39 <text:s text:c="12"/>*Id: 644 <text:s text:c="2"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0 <text:s text:c="12"/>*Id: 645 <text:s text:c="2"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1 <text:s text:c="12"/>*Id: 646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2 <text:s text:c="12"/>*Id: 647 <text:s text:c="2"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3 <text:s text:c="12"/>*Id: 648 <text:s text:c="2"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44 <text:s text:c="12"/>*Id: 649 <text:s text:c="2"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5 <text:s text:c="12"/>*Id: 650 <text:s text:c="2"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6 <text:s text:c="12"/>*Id: 651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7 <text:s text:c="12"/>*Id: 652 <text:s text:c="2"/>sl: <text:s/>4 Tw: 21 Tm: 2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48 <text:s text:c="12"/>*Id: 653 <text:s text:c="2"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49 <text:s text:c="12"/>*Id: 654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50 <text:s text:c="12"/>*Id: 655 <text:s text:c="2"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52 <text:s text:c="12"/>*Id: 656 <text:s text:c="2"/>sl: <text:s/>4 Tw: 24 Tm: 2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53 <text:s text:c="12"/>*Id: 657 <text:s text:c="2"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55 <text:s text:c="12"/>*Id: 658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56 <text:s text:c="12"/>*Id: 659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57 <text:s text:c="12"/>*Id: 660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58 <text:s text:c="12"/>*Id: 661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59 <text:s text:c="12"/>*Id: 662 <text:s text:c="2"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61 <text:s text:c="12"/>*Id: 663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63 <text:s text:c="12"/>*Id: 664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65 <text:s text:c="12"/>*Id: 665 <text:s text:c="2"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66 <text:s text:c="12"/>*Id: 666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68 <text:s text:c="12"/>*Id: 667 <text:s text:c="2"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69 <text:s text:c="12"/>*Id: 668 <text:s text:c="2"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71 <text:s text:c="12"/>*Id: 669 <text:s text:c="2"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72 <text:s text:c="12"/>*Id: 670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73 <text:s text:c="12"/>*Id: 671 <text:s text:c="2"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74 <text:s text:c="12"/>*Id: 672 <text:s text:c="2"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75 <text:s text:c="12"/>*Id: 673 <text:s text:c="2"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76 <text:s text:c="12"/>*Id: 674 <text:s text:c="2"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77 <text:s text:c="12"/>*Id: 675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78 <text:s text:c="12"/>*Id: 676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80 <text:s text:c="12"/>*Id: 677 <text:s text:c="2"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81 <text:s text:c="12"/>*Id: 678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83 <text:s text:c="12"/>*Id: 679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84 <text:s text:c="12"/>*Id: 680 <text:s text:c="2"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85 <text:s text:c="12"/>*Id: 681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86 <text:s text:c="12"/>*Id: 682 <text:s text:c="2"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88 <text:s text:c="12"/>*Id: 683 <text:s text:c="2"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89 <text:s text:c="12"/>*Id: 684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0 <text:s text:c="12"/>*Id: 685 <text:s text:c="2"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991 <text:s text:c="12"/>*Id: 686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2 <text:s text:c="12"/>*Id: 687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3 <text:s text:c="12"/>*Id: 688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4 <text:s text:c="12"/>*Id: 689 <text:s text:c="2"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5 <text:s text:c="12"/>*Id: 690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6 <text:s text:c="12"/>*Id: 691 <text:s text:c="2"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7 <text:s text:c="12"/>*Id: 692 <text:s text:c="2"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8 <text:s text:c="12"/>*Id: 693 <text:s text:c="2"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999 <text:s text:c="12"/>*Id: 694 <text:s text:c="2"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0 <text:s text:c="11"/>*Id: 695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1 <text:s text:c="11"/>*Id: 696 <text:s text:c="2"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3 <text:s text:c="11"/>*Id: 697 <text:s text:c="2"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4 <text:s text:c="11"/>*Id: 698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5 <text:s text:c="11"/>*Id: 699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06 <text:s text:c="11"/>*Id: 700 <text:s text:c="2"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7 <text:s text:c="11"/>*Id: 701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8 <text:s text:c="11"/>*Id: 702 <text:s text:c="2"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09 <text:s text:c="11"/>*Id: 703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10 <text:s text:c="11"/>*Id: 704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11 <text:s text:c="11"/>*Id: 705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12 <text:s text:c="11"/>*Id: 706 <text:s text:c="2"/>sl: <text:s/>4 Tw: 22 Tm: 2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13 <text:s text:c="11"/>*Id: 707 <text:s text:c="2"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14 <text:s text:c="11"/>*Id: 708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15 <text:s text:c="11"/>*Id: 709 <text:s text:c="2"/>sl: <text:s/>4 Tw: 23 Tm: 2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16 <text:s text:c="11"/>*Id: 710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17 <text:s text:c="11"/>*Id: 711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18 <text:s text:c="11"/>*Id: 712 <text:s text:c="2"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19 <text:s text:c="11"/>*Id: 713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20 <text:s text:c="11"/>*Id: 714 <text:s text:c="2"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21 <text:s text:c="11"/>*Id: 715 <text:s text:c="2"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22 <text:s text:c="11"/>*Id: 716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23 <text:s text:c="11"/>*Id: 717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24 <text:s text:c="11"/>*Id: 718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25 <text:s text:c="11"/>*Id: 719 <text:s text:c="2"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26 <text:s text:c="11"/>*Id: 720 <text:s text:c="2"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27 <text:s text:c="11"/>*Id: 721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28 <text:s text:c="11"/>*Id: 722 <text:s text:c="2"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29 <text:s text:c="11"/>*Id: 723 <text:s text:c="2"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30 <text:s text:c="11"/>*Id: 724 <text:s text:c="2"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31 <text:s text:c="11"/>*Id: 725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32 <text:s text:c="11"/>*Id: 726 <text:s text:c="2"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33 <text:s text:c="11"/>*Id: 727 <text:s text:c="2"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34 <text:s text:c="11"/>*Id: 728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35 <text:s text:c="11"/>*Id: 729 <text:s text:c="2"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36 <text:s text:c="11"/>*Id: 730 <text:s text:c="2"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37 <text:s text:c="11"/>*Id: 731 <text:s text:c="2"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38 <text:s text:c="11"/>*Id: 732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39 <text:s text:c="11"/>*Id: 733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40 <text:s text:c="11"/>*Id: 734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41 <text:s text:c="11"/>*Id: 735 <text:s text:c="2"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42 <text:s text:c="11"/>*Id: 736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43 <text:s text:c="11"/>*Id: 737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44 <text:s text:c="11"/>*Id: 738 <text:s text:c="2"/>sl: <text:s/>4 Tw: 13 Tm: 13 Te: <text:s/>2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1045 <text:s text:c="11"/>*Id: 739 <text:s text:c="2"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46 <text:s text:c="11"/>*Id: 740 <text:s text:c="2"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47 <text:s text:c="11"/>*Id: 741 <text:s text:c="2"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48 <text:s text:c="11"/>*Id: 742 <text:s text:c="2"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49 <text:s text:c="11"/>*Id: 743 <text:s text:c="2"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50 <text:s text:c="11"/>*Id: 744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51 <text:s text:c="11"/>*Id: 745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52 <text:s text:c="11"/>*Id: 746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53 <text:s text:c="11"/>*Id: 747 <text:s text:c="2"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54 <text:s text:c="11"/>*Id: 748 <text:s text:c="2"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55 <text:s text:c="11"/>*Id: 749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56 <text:s text:c="11"/>*Id: 750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57 <text:s text:c="11"/>*Id: 751 <text:s text:c="2"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58 <text:s text:c="11"/>*Id: 752 <text:s text:c="2"/>sl: <text:s/>4 Tw: 10 Tm: 10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59 <text:s text:c="11"/>*Id: 753 <text:s text:c="2"/>sl: <text:s/>4 Tw: 17 Tm: 17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60 <text:s text:c="11"/>*Id: 754 <text:s text:c="2"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61 <text:s text:c="11"/>*Id: 755 <text:s text:c="2"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62 <text:s text:c="11"/>*Id: 756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63 <text:s text:c="11"/>*Id: 757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64 <text:s text:c="11"/>*Id: 758 <text:s text:c="2"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65 <text:s text:c="11"/>*Id: 759 <text:s text:c="2"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66 <text:s text:c="11"/>*Id: 760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67 <text:s text:c="11"/>*Id: 761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68 <text:s text:c="11"/>*Id: 762 <text:s text:c="2"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69 <text:s text:c="11"/>*Id: 763 <text:s text:c="2"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70 <text:s text:c="11"/>*Id: 764 <text:s text:c="2"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71 <text:s text:c="11"/>*Id: 765 <text:s text:c="2"/>sl: <text:s/>4 Tw: <text:s/>8 Tm: <text:s/>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72 <text:s text:c="11"/>*Id: 766 <text:s text:c="2"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73 <text:s text:c="11"/>*Id: 767 <text:s text:c="2"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74 <text:s text:c="11"/>*Id: 768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75 <text:s text:c="11"/>*Id: 769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76 <text:s text:c="11"/>*Id: 770 <text:s text:c="2"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77 <text:s text:c="11"/>*Id: 771 <text:s text:c="2"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78 <text:s text:c="11"/>*Id: 772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79 <text:s text:c="11"/>*Id: 773 <text:s text:c="2"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80 <text:s text:c="11"/>*Id: 774 <text:s text:c="2"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81 <text:s text:c="11"/>*Id: 775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82 <text:s text:c="11"/>*Id: 776 <text:s text:c="2"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83 <text:s text:c="11"/>*Id: 777 <text:s text:c="2"/>sl: <text:s/>4 Tw: 10 Tm: 10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84 <text:s text:c="11"/>*Id: 778 <text:s text:c="2"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85 <text:s text:c="11"/>*Id: 779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87 <text:s text:c="11"/>*Id: 780 <text:s text:c="2"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88 <text:s text:c="11"/>*Id: 781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90 <text:s text:c="11"/>*Id: 782 <text:s text:c="2"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91 <text:s text:c="11"/>*Id: 783 <text:s text:c="2"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93 <text:s text:c="11"/>*Id: 784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94 <text:s text:c="11"/>*Id: 785 <text:s text:c="2"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95 <text:s text:c="11"/>*Id: 786 <text:s text:c="2"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96 <text:s text:c="11"/>*Id: 787 <text:s text:c="2"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098 <text:s text:c="11"/>*Id: 788 <text:s text:c="2"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099 <text:s text:c="11"/>*Id: 789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00 <text:s text:c="11"/>*Id: 790 <text:s text:c="2"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01 <text:s text:c="11"/>*Id: 791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03 <text:s text:c="11"/>*Id: 792 <text:s text:c="2"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04 <text:s text:c="11"/>*Id: 793 <text:s text:c="2"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06 <text:s text:c="11"/>*Id: 794 <text:s text:c="2"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07 <text:s text:c="11"/>*Id: 795 <text:s text:c="2"/>sl: <text:s/>4 Tw: <text:s/>9 Tm: <text:s/>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08 <text:s text:c="11"/>*Id: 796 <text:s text:c="2"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09 <text:s text:c="11"/>*Id: 797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11 <text:s text:c="11"/>*Id: 798 <text:s text:c="2"/>sl: <text:s/>4 Tw: 16 Tm: 1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12 <text:s text:c="11"/>*Id: 799 <text:s text:c="2"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13 <text:s text:c="11"/>*Id: 800 <text:s text:c="2"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14 <text:s text:c="11"/>*Id: 801 <text:s text:c="2"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15 <text:s text:c="11"/>*Id: 802 <text:s text:c="2"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16 <text:s text:c="11"/>*Id: 803 <text:s text:c="2"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18 <text:s text:c="11"/>*Id: 804 <text:s text:c="2"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19 <text:s text:c="11"/>*Id: 805 <text:s text:c="2"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21 <text:s text:c="11"/>*Id: 806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22 <text:s text:c="11"/>*Id: 807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23 <text:s text:c="11"/>*Id: 808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24 <text:s text:c="11"/>*Id: 809 <text:s text:c="2"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25 <text:s text:c="11"/>*Id: 810 <text:s text:c="2"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26 <text:s text:c="11"/>*Id: 811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27 <text:s text:c="11"/>*Id: 812 <text:s text:c="2"/>sl: <text:s/>4 Tw: 19 Tm: 19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29 <text:s text:c="11"/>*Id: 813 <text:s text:c="2"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30 <text:s text:c="11"/>*Id: 814 <text:s text:c="2"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31 <text:s text:c="11"/>*Id: 815 <text:s text:c="2"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32 <text:s text:c="11"/>*Id: 816 <text:s text:c="2"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33 <text:s text:c="11"/>*Id: 817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35 <text:s text:c="11"/>*Id: 818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36 <text:s text:c="11"/>*Id: 819 <text:s text:c="2"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38 <text:s text:c="11"/>*Id: 820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41 <text:s text:c="11"/>*Id: 821 <text:s text:c="2"/>sl: <text:s/>4 Tw: <text:s/>9 Tm: <text:s/>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42 <text:s text:c="11"/>*Id: 822 <text:s text:c="2"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43 <text:s text:c="11"/>*Id: 823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45 <text:s text:c="11"/>*Id: 824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46 <text:s text:c="11"/>*Id: 825 <text:s text:c="2"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51 <text:s text:c="11"/>*Id: 826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52 <text:s text:c="11"/>*Id: 827 <text:s text:c="2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53 <text:s text:c="11"/>*Id: 828 <text:s text:c="2"/>sl: <text:s/>4 Tw: <text:s/>8 Tm: <text:s/>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54 <text:s text:c="11"/>*Id: 829 <text:s text:c="2"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55 <text:s text:c="11"/>*Id: 830 <text:s text:c="2"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57 <text:s text:c="11"/>*Id: 831 <text:s text:c="2"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58 <text:s text:c="11"/>*Id: 832 <text:s text:c="2"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60 <text:s text:c="11"/>*Id: 833 <text:s text:c="2"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61 <text:s text:c="11"/>*Id: 834 <text:s text:c="2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62 <text:s text:c="11"/>*Id: 835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64 <text:s text:c="11"/>*Id: 836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65 <text:s text:c="11"/>*Id: 837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66 <text:s text:c="11"/>*Id: 838 <text:s text:c="2"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68 <text:s text:c="11"/>*Id: 839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70 <text:s text:c="11"/>*Id: 840 <text:s text:c="2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72 <text:s text:c="11"/>*Id: 841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73 <text:s text:c="11"/>*Id: 842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74 <text:s text:c="11"/>*Id: 843 <text:s text:c="2"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76 <text:s text:c="11"/>*Id: 844 <text:s text:c="2"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77 <text:s text:c="11"/>*Id: 845 <text:s text:c="2"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78 <text:s text:c="11"/>*Id: 846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80 <text:s text:c="11"/>*Id: 847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81 <text:s text:c="11"/>*Id: 848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182 <text:s text:c="11"/>*Id: 849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185 <text:s text:c="11"/>*Id: 850 <text:s text:c="2"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06 <text:s text:c="11"/>*Id: 851 <text:s text:c="2"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07 <text:s text:c="11"/>*Id: 852 <text:s text:c="2"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08 <text:s text:c="11"/>*Id: 853 <text:s text:c="2"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09 <text:s text:c="11"/>*Id: 854 <text:s text:c="2"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0 <text:s text:c="11"/>*Id: 855 <text:s text:c="2"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1 <text:s text:c="11"/>*Id: 856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2 <text:s text:c="11"/>*Id: 857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3 <text:s text:c="11"/>*Id: 858 <text:s text:c="2"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14 <text:s text:c="11"/>*Id: 859 <text:s text:c="2"/>sl: <text:s/>4 Tw: <text:s/>8 Tm: <text:s/>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5 <text:s text:c="11"/>*Id: 860 <text:s text:c="2"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6 <text:s text:c="11"/>*Id: 861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7 <text:s text:c="11"/>*Id: 862 <text:s text:c="2"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18 <text:s text:c="11"/>*Id: 863 <text:s text:c="2"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19 <text:s text:c="11"/>*Id: 864 <text:s text:c="2"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20 <text:s text:c="11"/>*Id: 865 <text:s text:c="2"/>sl: <text:s/>4 Tw: 19 Tm: 1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21 <text:s text:c="11"/>*Id: 866 <text:s text:c="2"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22 <text:s text:c="11"/>*Id: 867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23 <text:s text:c="11"/>*Id: 868 <text:s text:c="2"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24 <text:s text:c="11"/>*Id: 869 <text:s text:c="2"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25 <text:s text:c="11"/>*Id: 870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26 <text:s text:c="11"/>*Id: 871 <text:s text:c="2"/>sl: <text:s/>4 Tw: 16 Tm: 1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40 <text:s text:c="11"/>*Id: 872 <text:s text:c="2"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41 <text:s text:c="11"/>*Id: 873 <text:s text:c="2"/>sl: <text:s/>4 Tw: 15 Tm: 15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42 <text:s text:c="11"/>*Id: 874 <text:s text:c="2"/>sl: <text:s/>4 Tw: 17 Tm: 17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43 <text:s text:c="11"/>*Id: 875 <text:s text:c="2"/>sl: <text:s/>4 Tw: 13 Tm: 13 Te: 1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44 <text:s text:c="11"/>*Id: 876 <text:s text:c="2"/>sl: <text:s/>4 Tw: 16 Tm: 16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45 <text:s text:c="11"/>*Id: 877 <text:s text:c="2"/>sl: <text:s/>4 Tw: 16 Tm: 16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46 <text:s text:c="11"/>*Id: 878 <text:s text:c="2"/>sl: <text:s/>4 Tw: 17 Tm: 17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47 <text:s text:c="11"/>*Id: 879 <text:s text:c="2"/>sl: <text:s/>4 Tw: 17 Tm: 17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48 <text:s text:c="11"/>*Id: 880 <text:s text:c="2"/>sl: <text:s/>4 Tw: 19 Tm: 19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49 <text:s text:c="11"/>*Id: 881 <text:s text:c="2"/>sl: <text:s/>4 Tw: 14 Tm: 14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50 <text:s text:c="11"/>*Id: 882 <text:s text:c="2"/>sl: <text:s/>4 Tw: 14 Tm: 14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51 <text:s text:c="11"/>*Id: 883 <text:s text:c="2"/>sl: <text:s/>4 Tw: 16 Tm: 1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52 <text:s text:c="11"/>*Id: 884 <text:s text:c="2"/>sl: <text:s/>4 Tw: 14 Tm: 14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53 <text:s text:c="11"/>*Id: 885 <text:s text:c="2"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54 <text:s text:c="11"/>*Id: 886 <text:s text:c="2"/>sl: <text:s/>4 Tw: 14 Tm: 14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55 <text:s text:c="11"/>*Id: 887 <text:s text:c="2"/>sl: <text:s/>4 Tw: 13 Tm: 13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56 <text:s text:c="11"/>*Id: 888 <text:s text:c="2"/>sl: <text:s/>4 Tw: 16 Tm: 16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57 <text:s text:c="11"/>*Id: 889 <text:s text:c="2"/>sl: <text:s/>4 Tw: 15 Tm: 15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58 <text:s text:c="11"/>*Id: 890 <text:s text:c="2"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59 <text:s text:c="11"/>*Id: 891 <text:s text:c="2"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0 <text:s text:c="11"/>*Id: 892 <text:s text:c="2"/>sl: <text:s/>4 Tw: 15 Tm: 15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1 <text:s text:c="11"/>*Id: 893 <text:s text:c="2"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2 <text:s text:c="11"/>*Id: 894 <text:s text:c="2"/>sl: <text:s/>4 Tw: 14 Tm: 14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3 <text:s text:c="11"/>*Id: 895 <text:s text:c="2"/>sl: <text:s/>4 Tw: 15 Tm: 15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4 <text:s text:c="11"/>*Id: 896 <text:s text:c="2"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65 <text:s text:c="11"/>*Id: 897 <text:s text:c="2"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6 <text:s text:c="11"/>*Id: 898 <text:s text:c="2"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7 <text:s text:c="11"/>*Id: 899 <text:s text:c="2"/>sl: <text:s/>4 Tw: 10 Tm: 1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68 <text:s text:c="11"/>*Id: 900 <text:s text:c="2"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69 <text:s text:c="11"/>*Id: 901 <text:s text:c="2"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70 <text:s text:c="11"/>*Id: 902 <text:s text:c="2"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71 <text:s text:c="11"/>*Id: 903 <text:s text:c="2"/>sl: <text:s/>4 Tw: <text:s/>9 Tm: <text:s/>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72 <text:s text:c="11"/>*Id: 904 <text:s text:c="2"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73 <text:s text:c="11"/>*Id: 905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74 <text:s text:c="11"/>*Id: 906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75 <text:s text:c="11"/>*Id: 907 <text:s text:c="2"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76 <text:s text:c="11"/>*Id: 908 <text:s text:c="2"/>sl: <text:s/>4 Tw: 10 Tm: 10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77 <text:s text:c="11"/>*Id: 909 <text:s text:c="2"/>sl: <text:s/>4 Tw: 15 Tm: 15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78 <text:s text:c="11"/>*Id: 910 <text:s text:c="2"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79 <text:s text:c="11"/>*Id: 911 <text:s text:c="2"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80 <text:s text:c="11"/>*Id: 912 <text:s text:c="2"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81 <text:s text:c="11"/>*Id: 913 <text:s text:c="2"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82 <text:s text:c="11"/>*Id: 914 <text:s text:c="2"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83 <text:s text:c="11"/>*Id: 915 <text:s text:c="2"/>sl: <text:s/>4 Tw: 14 Tm: 14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84 <text:s text:c="11"/>*Id: 916 <text:s text:c="2"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85 <text:s text:c="11"/>*Id: 917 <text:s text:c="2"/>sl: <text:s/>4 Tw: 28 Tm: 2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86 <text:s text:c="11"/>*Id: 918 <text:s text:c="2"/>sl: <text:s/>4 Tw: 27 Tm: 2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87 <text:s text:c="11"/>*Id: 919 <text:s text:c="2"/>sl: <text:s/>4 Tw: 26 Tm: 2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88 <text:s text:c="11"/>*Id: 920 <text:s text:c="2"/>sl: <text:s/>4 Tw: 23 Tm: 2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89 <text:s text:c="11"/>*Id: 921 <text:s text:c="2"/>sl: <text:s/>4 Tw: 25 Tm: 2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90 <text:s text:c="11"/>*Id: 922 <text:s text:c="2"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91 <text:s text:c="11"/>*Id: 923 <text:s text:c="2"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92 <text:s text:c="11"/>*Id: 924 <text:s text:c="2"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93 <text:s text:c="11"/>*Id: 925 <text:s text:c="2"/>sl: <text:s/>4 Tw: 25 Tm: 2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294 <text:s text:c="11"/>*Id: 926 <text:s text:c="2"/>sl: <text:s/>4 Tw: 25 Tm: 2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95 <text:s text:c="11"/>*Id: 927 <text:s text:c="2"/>sl: <text:s/>4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96 <text:s text:c="11"/>*Id: 928 <text:s text:c="2"/>sl: <text:s/>4 Tw: 19 Tm: 19 Te: <text:s/>6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1297 <text:s text:c="11"/>*Id: 929 <text:s text:c="2"/>sl: <text:s/>4 Tw: 11 Tm: 11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98 <text:s text:c="11"/>*Id: 930 <text:s text:c="2"/>sl: <text:s/>4 Tw: 22 Tm: 2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299 <text:s text:c="11"/>*Id: 931 <text:s text:c="2"/>sl: <text:s/>4 Tw: 16 Tm: 16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00 <text:s text:c="11"/>*Id: 932 <text:s text:c="2"/>sl: <text:s/>4 Tw: 20 Tm: 20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02 <text:s text:c="11"/>*Id: 933 <text:s text:c="2"/>sl: <text:s/>4 Tw: 18 Tm: 1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03 <text:s text:c="11"/>*Id: 934 <text:s text:c="2"/>sl: <text:s/>4 Tw: 21 Tm: 2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04 <text:s text:c="11"/>*Id: 935 <text:s text:c="2"/>sl: <text:s/>4 Tw: 19 Tm: 1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05 <text:s text:c="11"/>*Id: 936 <text:s text:c="2"/>sl: <text:s/>4 Tw: <text:s/>9 Tm: <text:s/>9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06 <text:s text:c="11"/>*Id: 937 <text:s text:c="2"/>sl: <text:s/>4 Tw: 12 Tm: 12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07 <text:s text:c="11"/>*Id: 938 <text:s text:c="2"/>sl: <text:s/>4 Tw: 13 Tm: 13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09 <text:s text:c="11"/>*Id: 939 <text:s text:c="2"/>sl: <text:s/>4 Tw: <text:s/>9 Tm: <text:s/>9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10 <text:s text:c="11"/>*Id: 940 <text:s text:c="2"/>sl: <text:s/>4 Tw: <text:s/>9 Tm: <text:s/>9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11 <text:s text:c="11"/>*Id: 941 <text:s text:c="2"/>sl: <text:s/>4 Tw: 12 Tm: 12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12 <text:s text:c="11"/>*Id: 942 <text:s text:c="2"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13 <text:s text:c="11"/>*Id: 943 <text:s text:c="2"/>sl: <text:s/>4 Tw: 11 Tm: 11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14 <text:s text:c="11"/>*Id: 944 <text:s text:c="2"/>sl: <text:s/>4 Tw: 12 Tm: 12 Te: 2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15 <text:s text:c="11"/>*Id: 945 <text:s text:c="2"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16 <text:s text:c="11"/>*Id: 946 <text:s text:c="2"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17 <text:s text:c="11"/>*Id: 947 <text:s text:c="2"/>sl: <text:s/>4 Tw: <text:s/>9 Tm: <text:s/>9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18 <text:s text:c="11"/>*Id: 948 <text:s text:c="2"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19 <text:s text:c="11"/>*Id: 949 <text:s text:c="2"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0 <text:s text:c="11"/>*Id: 950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1 <text:s text:c="11"/>*Id: 951 <text:s text:c="2"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2 <text:s text:c="11"/>*Id: 952 <text:s text:c="2"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3 <text:s text:c="11"/>*Id: 953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4 <text:s text:c="11"/>*Id: 954 <text:s text:c="2"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5 <text:s text:c="11"/>*Id: 955 <text:s text:c="2"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6 <text:s text:c="11"/>*Id: 956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7 <text:s text:c="11"/>*Id: 957 <text:s text:c="2"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328 <text:s text:c="11"/>*Id: 958 <text:s text:c="2"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29 <text:s text:c="11"/>*Id: 959 <text:s text:c="2"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0 <text:s text:c="11"/>*Id: 960 <text:s text:c="2"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1 <text:s text:c="11"/>*Id: 961 <text:s text:c="2"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2 <text:s text:c="11"/>*Id: 962 <text:s text:c="2"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3 <text:s text:c="11"/>*Id: 963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4 <text:s text:c="11"/>*Id: 964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5 <text:s text:c="11"/>*Id: 965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6 <text:s text:c="11"/>*Id: 966 <text:s text:c="2"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7 <text:s text:c="11"/>*Id: 967 <text:s text:c="2"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8 <text:s text:c="11"/>*Id: 968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39 <text:s text:c="11"/>*Id: 969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0 <text:s text:c="11"/>*Id: 970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1 <text:s text:c="11"/>*Id: 971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2 <text:s text:c="11"/>*Id: 972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3 <text:s text:c="11"/>*Id: 973 <text:s text:c="2"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4 <text:s text:c="11"/>*Id: 974 <text:s text:c="2"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5 <text:s text:c="11"/>*Id: 975 <text:s text:c="2"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6 <text:s text:c="11"/>*Id: 976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7 <text:s text:c="11"/>*Id: 977 <text:s text:c="2"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8 <text:s text:c="11"/>*Id: 978 <text:s text:c="2"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49 <text:s text:c="11"/>*Id: 979 <text:s text:c="2"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0 <text:s text:c="11"/>*Id: 980 <text:s text:c="2"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1 <text:s text:c="11"/>*Id: 981 <text:s text:c="2"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2 <text:s text:c="11"/>*Id: 982 <text:s text:c="2"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3 <text:s text:c="11"/>*Id: 983 <text:s text:c="2"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4 <text:s text:c="11"/>*Id: 984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5 <text:s text:c="11"/>*Id: 985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6 <text:s text:c="11"/>*Id: 986 <text:s text:c="2"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7 <text:s text:c="11"/>*Id: 987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8 <text:s text:c="11"/>*Id: 988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59 <text:s text:c="11"/>*Id: 989 <text:s text:c="2"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0 <text:s text:c="11"/>*Id: 990 <text:s text:c="2"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1 <text:s text:c="11"/>*Id: 991 <text:s text:c="2"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2 <text:s text:c="11"/>*Id: 992 <text:s text:c="2"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3 <text:s text:c="11"/>*Id: 993 <text:s text:c="2"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4 <text:s text:c="11"/>*Id: 994 <text:s text:c="2"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5 <text:s text:c="11"/>*Id: 995 <text:s text:c="2"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6 <text:s text:c="11"/>*Id: 996 <text:s text:c="2"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7 <text:s text:c="11"/>*Id: 997 <text:s text:c="2"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8 <text:s text:c="11"/>*Id: 998 <text:s text:c="2"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69 <text:s text:c="11"/>*Id: 999 <text:s text:c="2"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0 <text:s text:c="11"/>*Id: 1000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1 <text:s text:c="11"/>*Id: 1001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2 <text:s text:c="11"/>*Id: 1002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3 <text:s text:c="11"/>*Id: 1003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4 <text:s text:c="11"/>*Id: 1004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6 <text:s text:c="11"/>*Id: 1005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7 <text:s text:c="11"/>*Id: 1006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8 <text:s text:c="11"/>*Id: 1007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79 <text:s text:c="11"/>*Id: 1008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80 <text:s text:c="11"/>*Id: 1009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81 <text:s text:c="11"/>*Id: 1010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83 <text:s text:c="11"/>*Id: 1011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84 <text:s text:c="11"/>*Id: 1012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85 <text:s text:c="11"/>*Id: 1013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87 <text:s text:c="11"/>*Id: 1014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89 <text:s text:c="11"/>*Id: 1015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90 <text:s text:c="11"/>*Id: 1016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91 <text:s text:c="11"/>*Id: 1017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393 <text:s text:c="11"/>*Id: 1018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18 <text:s text:c="11"/>*Id: 1019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29 <text:s text:c="11"/>*Id: 1020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0 <text:s text:c="11"/>*Id: 1021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1 <text:s text:c="11"/>*Id: 1022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2 <text:s text:c="11"/>*Id: 1023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3 <text:s text:c="11"/>*Id: 1024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4 <text:s text:c="11"/>*Id: 1025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5 <text:s text:c="11"/>*Id: 1026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6 <text:s text:c="11"/>*Id: 1027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7 <text:s text:c="11"/>*Id: 1028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38 <text:s text:c="11"/>*Id: 1029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39 <text:s text:c="11"/>*Id: 1030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40 <text:s text:c="11"/>*Id: 1031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41 <text:s text:c="11"/>*Id: 1032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42 <text:s text:c="11"/>*Id: 1033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43 <text:s text:c="11"/>*Id: 103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44 <text:s text:c="11"/>*Id: 1035 <text:s/>sl: <text:s/>4 Tw: <text:s/>8 Tm: <text:s/>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45 <text:s text:c="11"/>*Id: 1036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46 <text:s text:c="11"/>*Id: 1037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47 <text:s text:c="11"/>*Id: 1038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48 <text:s text:c="11"/>*Id: 1039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49 <text:s text:c="11"/>*Id: 1040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50 <text:s text:c="11"/>*Id: 1041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51 <text:s text:c="11"/>*Id: 1042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52 <text:s text:c="11"/>*Id: 1043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53 <text:s text:c="11"/>*Id: 1044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54 <text:s text:c="11"/>*Id: 1045 <text:s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55 <text:s text:c="11"/>*Id: 1046 <text:s/>sl: <text:s/>4 Tw: 11 Tm: 11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56 <text:s text:c="11"/>*Id: 1047 <text:s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57 <text:s text:c="11"/>*Id: 1048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58 <text:s text:c="11"/>*Id: 1049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59 <text:s text:c="11"/>*Id: 1050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60 <text:s text:c="11"/>*Id: 1051 <text:s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61 <text:s text:c="11"/>*Id: 1052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62 <text:s text:c="11"/>*Id: 1053 <text:s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63 <text:s text:c="11"/>*Id: 1054 <text:s/>sl: <text:s/>4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64 <text:s text:c="11"/>*Id: 1055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65 <text:s text:c="11"/>*Id: 1056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66 <text:s text:c="11"/>*Id: 1057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67 <text:s text:c="11"/>*Id: 1058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68 <text:s text:c="11"/>*Id: 1059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69 <text:s text:c="11"/>*Id: 1060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70 <text:s text:c="11"/>*Id: 1061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71 <text:s text:c="11"/>*Id: 1062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72 <text:s text:c="11"/>*Id: 1063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73 <text:s text:c="11"/>*Id: 1064 <text:s/>sl: <text:s/>4 Tw: <text:s/>9 Tm: <text:s/>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74 <text:s text:c="11"/>*Id: 1065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75 <text:s text:c="11"/>*Id: 1066 <text:s/>sl: <text:s/>4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76 <text:s text:c="11"/>*Id: 1067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77 <text:s text:c="11"/>*Id: 1068 <text:s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78 <text:s text:c="11"/>*Id: 1069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79 <text:s text:c="11"/>*Id: 1070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80 <text:s text:c="11"/>*Id: 1071 <text:s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81 <text:s text:c="11"/>*Id: 1072 <text:s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82 <text:s text:c="11"/>*Id: 1073 <text:s/>sl: <text:s/>4 Tw: 13 Tm: 13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83 <text:s text:c="11"/>*Id: 1074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484 <text:s text:c="11"/>*Id: 1075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85 <text:s text:c="11"/>*Id: 1076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486 <text:s text:c="11"/>*Id: 1077 <text:s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67 <text:s text:c="11"/>*Id: 1078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68 <text:s text:c="11"/>*Id: 1079 <text:s/>sl: <text:s/>4 Tw: 21 Tm: 21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69 <text:s text:c="11"/>*Id: 1080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70 <text:s text:c="11"/>*Id: 1081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71 <text:s text:c="11"/>*Id: 1082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72 <text:s text:c="11"/>*Id: 1083 <text:s/>sl: <text:s/>4 Tw: 14 Tm: 14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73 <text:s text:c="11"/>*Id: 1084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74 <text:s text:c="11"/>*Id: 1085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75 <text:s text:c="11"/>*Id: 1086 <text:s/>sl: <text:s/>4 Tw: 18 Tm: 1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76 <text:s text:c="11"/>*Id: 1087 <text:s/>sl: <text:s/>4 Tw: 22 Tm: 2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77 <text:s text:c="11"/>*Id: 1088 <text:s/>sl: <text:s/>4 Tw: 21 Tm: 21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78 <text:s text:c="11"/>*Id: 1089 <text:s/>sl: <text:s/>4 Tw: 19 Tm: 19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79 <text:s text:c="11"/>*Id: 1090 <text:s/>sl: <text:s/>4 Tw: 20 Tm: 20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80 <text:s text:c="11"/>*Id: 1091 <text:s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81 <text:s text:c="11"/>*Id: 1092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82 <text:s text:c="11"/>*Id: 1093 <text:s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83 <text:s text:c="11"/>*Id: 1094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84 <text:s text:c="11"/>*Id: 1095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85 <text:s text:c="11"/>*Id: 1096 <text:s/>sl: <text:s/>4 Tw: 14 Tm: 14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86 <text:s text:c="11"/>*Id: 1097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87 <text:s text:c="11"/>*Id: 1098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88 <text:s text:c="11"/>*Id: 1099 <text:s/>sl: <text:s/>4 Tw: 11 Tm: 11 Te: <text:s/>2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1589 <text:s text:c="11"/>*Id: 1100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90 <text:s text:c="11"/>*Id: 1101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91 <text:s text:c="11"/>*Id: 1102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92 <text:s text:c="11"/>*Id: 1103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93 <text:s text:c="11"/>*Id: 1104 <text:s/>sl: <text:s/>4 Tw: 10 Tm: 1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94 <text:s text:c="11"/>*Id: 1105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95 <text:s text:c="11"/>*Id: 1106 <text:s/>sl: <text:s/>4 Tw: 10 Tm: 1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596 <text:s text:c="11"/>*Id: 1107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97 <text:s text:c="11"/>*Id: 1108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98 <text:s text:c="11"/>*Id: 1109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599 <text:s text:c="11"/>*Id: 1110 <text:s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0 <text:s text:c="11"/>*Id: 1111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1 <text:s text:c="11"/>*Id: 1112 <text:s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2 <text:s text:c="11"/>*Id: 1113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03 <text:s text:c="11"/>*Id: 1114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4 <text:s text:c="11"/>*Id: 1115 <text:s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5 <text:s text:c="11"/>*Id: 1116 <text:s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6 <text:s text:c="11"/>*Id: 1117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7 <text:s text:c="11"/>*Id: 1118 <text:s/>sl: <text:s/>4 Tw: 14 Tm: 14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08 <text:s text:c="11"/>*Id: 1119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09 <text:s text:c="11"/>*Id: 1120 <text:s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10 <text:s text:c="11"/>*Id: 1121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11 <text:s text:c="11"/>*Id: 1122 <text:s/>sl: <text:s/>4 Tw: 14 Tm: 14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12 <text:s text:c="11"/>*Id: 1123 <text:s/>sl: <text:s/>4 Tw: 18 Tm: 1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13 <text:s text:c="11"/>*Id: 112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14 <text:s text:c="11"/>*Id: 1125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15 <text:s text:c="11"/>*Id: 1126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16 <text:s text:c="11"/>*Id: 1127 <text:s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17 <text:s text:c="11"/>*Id: 1128 <text:s/>sl: <text:s/>4 Tw: 12 Tm: 12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18 <text:s text:c="11"/>*Id: 1129 <text:s/>sl: <text:s/>4 Tw: 19 Tm: 1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19 <text:s text:c="11"/>*Id: 1130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20 <text:s text:c="11"/>*Id: 1131 <text:s/>sl: <text:s/>4 Tw: 23 Tm: 2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21 <text:s text:c="11"/>*Id: 1132 <text:s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22 <text:s text:c="11"/>*Id: 1133 <text:s/>sl: <text:s/>4 Tw: 20 Tm: 2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23 <text:s text:c="11"/>*Id: 1134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24 <text:s text:c="11"/>*Id: 1135 <text:s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25 <text:s text:c="11"/>*Id: 1136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26 <text:s text:c="11"/>*Id: 1137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27 <text:s text:c="11"/>*Id: 1138 <text:s/>sl: <text:s/>4 Tw: 23 Tm: 2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28 <text:s text:c="11"/>*Id: 1139 <text:s/>sl: <text:s/>4 Tw: 24 Tm: 2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29 <text:s text:c="11"/>*Id: 1140 <text:s/>sl: <text:s/>4 Tw: 25 Tm: 2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30 <text:s text:c="11"/>*Id: 1141 <text:s/>sl: <text:s/>4 Tw: 25 Tm: 2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31 <text:s text:c="11"/>*Id: 1142 <text:s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32 <text:s text:c="11"/>*Id: 1143 <text:s/>sl: <text:s/>4 Tw: 17 Tm: 17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33 <text:s text:c="11"/>*Id: 1144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34 <text:s text:c="11"/>*Id: 1145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35 <text:s text:c="11"/>*Id: 1146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36 <text:s text:c="11"/>*Id: 1147 <text:s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37 <text:s text:c="11"/>*Id: 1148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38 <text:s text:c="11"/>*Id: 1149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39 <text:s text:c="11"/>*Id: 1150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40 <text:s text:c="11"/>*Id: 1151 <text:s/>sl: <text:s/>4 Tw: <text:s/>8 Tm: <text:s/>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41 <text:s text:c="11"/>*Id: 1152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42 <text:s text:c="11"/>*Id: 1153 <text:s/>sl: <text:s/>4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43 <text:s text:c="11"/>*Id: 1154 <text:s/>sl: <text:s/>4 Tw: <text:s/>8 Tm: <text:s/>8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44 <text:s text:c="11"/>*Id: 1155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45 <text:s text:c="11"/>*Id: 1156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46 <text:s text:c="11"/>*Id: 1157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47 <text:s text:c="11"/>*Id: 1158 <text:s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48 <text:s text:c="11"/>*Id: 1159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50 <text:s text:c="11"/>*Id: 1160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1 <text:s text:c="11"/>*Id: 1161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2 <text:s text:c="11"/>*Id: 1162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3 <text:s text:c="11"/>*Id: 1163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4 <text:s text:c="11"/>*Id: 1164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5 <text:s text:c="11"/>*Id: 1165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6 <text:s text:c="11"/>*Id: 1166 <text:s/>sl: <text:s/>4 Tw: <text:s/>7 Tm: <text:s/>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57 <text:s text:c="11"/>*Id: 1167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8 <text:s text:c="11"/>*Id: 1168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59 <text:s text:c="11"/>*Id: 1169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60 <text:s text:c="11"/>*Id: 1170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61 <text:s text:c="11"/>*Id: 1171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62 <text:s text:c="11"/>*Id: 1172 <text:s/>sl: <text:s/>4 Tw: <text:s/>7 Tm: <text:s/>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63 <text:s text:c="11"/>*Id: 1173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64 <text:s text:c="11"/>*Id: 1174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65 <text:s text:c="11"/>*Id: 1175 <text:s/>sl: <text:s/>4 Tw: <text:s/>5 Tm: <text:s/>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66 <text:s text:c="11"/>*Id: 1176 <text:s/>sl: <text:s/>4 Tw: <text:s/>8 Tm: <text:s/>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67 <text:s text:c="11"/>*Id: 1177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68 <text:s text:c="11"/>*Id: 1178 <text:s/>sl: <text:s/>4 Tw: 19 Tm: 1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69 <text:s text:c="11"/>*Id: 1179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70 <text:s text:c="11"/>*Id: 1180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71 <text:s text:c="11"/>*Id: 1181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72 <text:s text:c="11"/>*Id: 1182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73 <text:s text:c="11"/>*Id: 1183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74 <text:s text:c="11"/>*Id: 1184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75 <text:s text:c="11"/>*Id: 1185 <text:s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76 <text:s text:c="11"/>*Id: 1186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77 <text:s text:c="11"/>*Id: 1187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78 <text:s text:c="11"/>*Id: 1188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79 <text:s text:c="11"/>*Id: 1189 <text:s/>sl: <text:s/>4 Tw: <text:s/>6 Tm: <text:s/>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80 <text:s text:c="11"/>*Id: 1190 <text:s/>sl: <text:s/>4 Tw: 10 Tm: 10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81 <text:s text:c="11"/>*Id: 1191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82 <text:s text:c="11"/>*Id: 1192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83 <text:s text:c="11"/>*Id: 1193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84 <text:s text:c="11"/>*Id: 1194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85 <text:s text:c="11"/>*Id: 1195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86 <text:s text:c="11"/>*Id: 1196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87 <text:s text:c="11"/>*Id: 1197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88 <text:s text:c="11"/>*Id: 1198 <text:s/>sl: <text:s/>4 Tw: <text:s/>6 Tm: <text:s/>6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89 <text:s text:c="11"/>*Id: 1199 <text:s/>sl: <text:s/>4 Tw: <text:s/>8 Tm: <text:s/>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90 <text:s text:c="11"/>*Id: 1200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91 <text:s text:c="11"/>*Id: 1201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92 <text:s text:c="11"/>*Id: 1202 <text:s/>sl: <text:s/>4 Tw: <text:s/>7 Tm: <text:s/>7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93 <text:s text:c="11"/>*Id: 1203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94 <text:s text:c="11"/>*Id: 1204 <text:s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95 <text:s text:c="11"/>*Id: 1205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96 <text:s text:c="11"/>*Id: 1206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97 <text:s text:c="11"/>*Id: 1207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698 <text:s text:c="11"/>*Id: 1208 <text:s/>sl: <text:s/>4 Tw: 11 Tm: 11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699 <text:s text:c="11"/>*Id: 1209 <text:s/>sl: <text:s/>4 Tw: 21 Tm: 2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00 <text:s text:c="11"/>*Id: 1210 <text:s/>sl: <text:s/>4 Tw: 15 Tm: 15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01 <text:s text:c="11"/>*Id: 1211 <text:s/>sl: <text:s/>4 Tw: 22 Tm: 2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02 <text:s text:c="11"/>*Id: 1212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03 <text:s text:c="11"/>*Id: 1213 <text:s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04 <text:s text:c="11"/>*Id: 1214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05 <text:s text:c="11"/>*Id: 1215 <text:s/>sl: <text:s/>4 Tw: 14 Tm: 1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06 <text:s text:c="11"/>*Id: 1216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07 <text:s text:c="11"/>*Id: 1217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08 <text:s text:c="11"/>*Id: 1218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09 <text:s text:c="11"/>*Id: 1219 <text:s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10 <text:s text:c="11"/>*Id: 1220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11 <text:s text:c="11"/>*Id: 1221 <text:s/>sl: <text:s/>4 Tw: 21 Tm: 2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12 <text:s text:c="11"/>*Id: 1222 <text:s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13 <text:s text:c="11"/>*Id: 1223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14 <text:s text:c="11"/>*Id: 1224 <text:s/>sl: <text:s/>4 Tw: 14 Tm: 1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15 <text:s text:c="11"/>*Id: 1225 <text:s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16 <text:s text:c="11"/>*Id: 1226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17 <text:s text:c="11"/>*Id: 1227 <text:s/>sl: <text:s/>4 Tw: <text:s/>8 Tm: <text:s/>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18 <text:s text:c="11"/>*Id: 1228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19 <text:s text:c="11"/>*Id: 1229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0 <text:s text:c="11"/>*Id: 1230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1 <text:s text:c="11"/>*Id: 1231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22 <text:s text:c="11"/>*Id: 1232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3 <text:s text:c="11"/>*Id: 1233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4 <text:s text:c="11"/>*Id: 1234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5 <text:s text:c="11"/>*Id: 1235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6 <text:s text:c="11"/>*Id: 1236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7 <text:s text:c="11"/>*Id: 1237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8 <text:s text:c="11"/>*Id: 1238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29 <text:s text:c="11"/>*Id: 1239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0 <text:s text:c="11"/>*Id: 124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1 <text:s text:c="11"/>*Id: 1241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2 <text:s text:c="11"/>*Id: 1242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3 <text:s text:c="11"/>*Id: 1243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4 <text:s text:c="11"/>*Id: 1244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5 <text:s text:c="11"/>*Id: 1245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6 <text:s text:c="11"/>*Id: 1246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7 <text:s text:c="11"/>*Id: 1247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38 <text:s text:c="11"/>*Id: 1248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39 <text:s text:c="11"/>*Id: 1249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40 <text:s text:c="11"/>*Id: 1250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41 <text:s text:c="11"/>*Id: 1251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42 <text:s text:c="11"/>*Id: 1252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43 <text:s text:c="11"/>*Id: 1253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44 <text:s text:c="11"/>*Id: 1254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45 <text:s text:c="11"/>*Id: 1255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46 <text:s text:c="11"/>*Id: 1256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47 <text:s text:c="11"/>*Id: 1257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48 <text:s text:c="11"/>*Id: 1258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49 <text:s text:c="11"/>*Id: 1259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50 <text:s text:c="11"/>*Id: 1260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51 <text:s text:c="11"/>*Id: 1261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52 <text:s text:c="11"/>*Id: 1262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53 <text:s text:c="11"/>*Id: 1263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54 <text:s text:c="11"/>*Id: 1264 <text:s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55 <text:s text:c="11"/>*Id: 1265 <text:s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56 <text:s text:c="11"/>*Id: 1266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57 <text:s text:c="11"/>*Id: 1267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58 <text:s text:c="11"/>*Id: 1268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59 <text:s text:c="11"/>*Id: 1269 <text:s/>sl: <text:s/>4 Tw: 10 Tm: 10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60 <text:s text:c="11"/>*Id: 127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61 <text:s text:c="11"/>*Id: 1271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62 <text:s text:c="11"/>*Id: 1272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63 <text:s text:c="11"/>*Id: 1273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64 <text:s text:c="11"/>*Id: 1274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65 <text:s text:c="11"/>*Id: 1275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66 <text:s text:c="11"/>*Id: 1276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67 <text:s text:c="11"/>*Id: 1277 <text:s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68 <text:s text:c="11"/>*Id: 1278 <text:s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69 <text:s text:c="11"/>*Id: 1279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0 <text:s text:c="11"/>*Id: 1280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1 <text:s text:c="11"/>*Id: 1281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2 <text:s text:c="11"/>*Id: 1282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3 <text:s text:c="11"/>*Id: 1283 <text:s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4 <text:s text:c="11"/>*Id: 1284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5 <text:s text:c="11"/>*Id: 1285 <text:s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6 <text:s text:c="11"/>*Id: 1286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77 <text:s text:c="11"/>*Id: 1287 <text:s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78 <text:s text:c="11"/>*Id: 1288 <text:s/>sl: <text:s/>4 Tw: 12 Tm: 12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79 <text:s text:c="11"/>*Id: 1289 <text:s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80 <text:s text:c="11"/>*Id: 1290 <text:s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81 <text:s text:c="11"/>*Id: 1291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82 <text:s text:c="11"/>*Id: 1292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83 <text:s text:c="11"/>*Id: 1293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84 <text:s text:c="11"/>*Id: 1294 <text:s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85 <text:s text:c="11"/>*Id: 1295 <text:s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86 <text:s text:c="11"/>*Id: 1296 <text:s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87 <text:s text:c="11"/>*Id: 1297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88 <text:s text:c="11"/>*Id: 1298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89 <text:s text:c="11"/>*Id: 1299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0 <text:s text:c="11"/>*Id: 1300 <text:s/>sl: <text:s/>4 Tw: <text:s/>9 Tm: <text:s/>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91 <text:s text:c="11"/>*Id: 1301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2 <text:s text:c="11"/>*Id: 1302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3 <text:s text:c="11"/>*Id: 1303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4 <text:s text:c="11"/>*Id: 1304 <text:s/>sl: <text:s/>4 Tw: <text:s/>8 Tm: <text:s/>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95 <text:s text:c="11"/>*Id: 1305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6 <text:s text:c="11"/>*Id: 1306 <text:s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797 <text:s text:c="11"/>*Id: 1307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8 <text:s text:c="11"/>*Id: 1308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799 <text:s text:c="11"/>*Id: 1309 <text:s/>sl: <text:s/>4 Tw: <text:s/>6 Tm: <text:s/>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0 <text:s text:c="11"/>*Id: 1310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1 <text:s text:c="11"/>*Id: 1311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2 <text:s text:c="11"/>*Id: 1312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3 <text:s text:c="11"/>*Id: 1313 <text:s/>sl: <text:s/>4 Tw: <text:s/>5 Tm: <text:s/>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4 <text:s text:c="11"/>*Id: 1314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5 <text:s text:c="11"/>*Id: 1315 <text:s/>sl: <text:s/>5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6 <text:s text:c="11"/>*Id: 1316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7 <text:s text:c="11"/>*Id: 1317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8 <text:s text:c="11"/>*Id: 1318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09 <text:s text:c="11"/>*Id: 1319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10 <text:s text:c="11"/>*Id: 1320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11 <text:s text:c="11"/>*Id: 1321 <text:s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12 <text:s text:c="11"/>*Id: 1322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13 <text:s text:c="11"/>*Id: 1323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14 <text:s text:c="11"/>*Id: 1324 <text:s/>sl: <text:s/>4 Tw: <text:s/>6 Tm: <text:s/>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15 <text:s text:c="11"/>*Id: 1325 <text:s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16 <text:s text:c="11"/>*Id: 1326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17 <text:s text:c="11"/>*Id: 1327 <text:s/>sl: <text:s/>4 Tw: 10 Tm: 10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18 <text:s text:c="11"/>*Id: 1328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19 <text:s text:c="11"/>*Id: 1329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20 <text:s text:c="11"/>*Id: 1330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35 <text:s text:c="11"/>*Id: 1331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36 <text:s text:c="11"/>*Id: 1332 <text:s/>sl: <text:s/>4 Tw: <text:s/>9 Tm: <text:s/>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49 <text:s text:c="11"/>*Id: 133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0 <text:s text:c="11"/>*Id: 1334 <text:s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51 <text:s text:c="11"/>*Id: 1335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2 <text:s text:c="11"/>*Id: 1336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3 <text:s text:c="11"/>*Id: 1337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4 <text:s text:c="11"/>*Id: 1338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5 <text:s text:c="11"/>*Id: 1339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6 <text:s text:c="11"/>*Id: 1340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7 <text:s text:c="11"/>*Id: 1341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58 <text:s text:c="11"/>*Id: 1342 <text:s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59 <text:s text:c="11"/>*Id: 1343 <text:s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60 <text:s text:c="11"/>*Id: 1344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1 <text:s text:c="11"/>*Id: 1345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2 <text:s text:c="11"/>*Id: 1346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3 <text:s text:c="11"/>*Id: 1347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21 <text:s text:c="11"/>*Id: 1348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0 <text:s text:c="11"/>*Id: 1349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19 <text:s text:c="11"/>*Id: 135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8 <text:s text:c="11"/>*Id: 1351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7 <text:s text:c="11"/>*Id: 1352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6 <text:s text:c="11"/>*Id: 1353 <text:s/>sl: <text:s/>4 Tw: 11 Tm: 11 Te: 1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5 <text:s text:c="11"/>*Id: 1354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4 <text:s text:c="11"/>*Id: 1355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3 <text:s text:c="11"/>*Id: 1356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12 <text:s text:c="11"/>*Id: 1357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1 <text:s text:c="11"/>*Id: 1358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0 <text:s text:c="11"/>*Id: 1359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9 <text:s text:c="11"/>*Id: 136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8 <text:s text:c="11"/>*Id: 1361 <text:s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37 <text:s text:c="11"/>*Id: 1362 <text:s/>sl: <text:s/>4 Tw: <text:s/>8 Tm: <text:s/>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36 <text:s text:c="11"/>*Id: 1363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5 <text:s text:c="11"/>*Id: 1364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4 <text:s text:c="11"/>*Id: 1365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3 <text:s text:c="11"/>*Id: 1366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2 <text:s text:c="11"/>*Id: 1367 <text:s/>sl: <text:s/>4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51 <text:s text:c="11"/>*Id: 1368 <text:s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50 <text:s text:c="11"/>*Id: 1369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9 <text:s text:c="11"/>*Id: 1370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8 <text:s text:c="11"/>*Id: 1371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47 <text:s text:c="11"/>*Id: 1372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6 <text:s text:c="11"/>*Id: 1373 <text:s/>sl: <text:s/>8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5 <text:s text:c="11"/>*Id: 1374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4 <text:s text:c="11"/>*Id: 1375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43 <text:s text:c="11"/>*Id: 1376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42 <text:s text:c="11"/>*Id: 1377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1 <text:s text:c="11"/>*Id: 1378 <text:s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70 <text:s text:c="11"/>*Id: 1379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69 <text:s text:c="11"/>*Id: 1380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68 <text:s text:c="11"/>*Id: 1381 <text:s/>sl: <text:s/>4 Tw: <text:s/>6 Tm: <text:s/>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67 <text:s text:c="11"/>*Id: 1382 <text:s/>sl: <text:s/>4 Tw: <text:s/>6 Tm: <text:s/>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66 <text:s text:c="11"/>*Id: 1383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65 <text:s text:c="11"/>*Id: 1384 <text:s/>sl: <text:s/>4 Tw: <text:s/>5 Tm: <text:s/>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64 <text:s text:c="11"/>*Id: 1385 <text:s/>sl: <text:s/>4 Tw: <text:s/>8 Tm: <text:s/>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63 <text:s text:c="11"/>*Id: 1386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62 <text:s text:c="11"/>*Id: 1387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81 <text:s text:c="11"/>*Id: 1388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80 <text:s text:c="11"/>*Id: 138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9 <text:s text:c="11"/>*Id: 1390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8 <text:s text:c="11"/>*Id: 1391 <text:s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77 <text:s text:c="11"/>*Id: 1392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6 <text:s text:c="11"/>*Id: 1393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5 <text:s text:c="11"/>*Id: 139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4 <text:s text:c="11"/>*Id: 139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72 <text:s text:c="11"/>*Id: 1396 <text:s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73 <text:s text:c="11"/>*Id: 1397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01 <text:s text:c="11"/>*Id: 1398 <text:s/>sl: <text:s/>4 Tw: <text:s/>9 Tm: <text:s/>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00 <text:s text:c="11"/>*Id: 139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99 <text:s text:c="11"/>*Id: 1400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98 <text:s text:c="11"/>*Id: 1401 <text:s/>sl: <text:s/>4 Tw: <text:s/>8 Tm: <text:s/>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97 <text:s text:c="11"/>*Id: 1402 <text:s/>sl: <text:s/>4 Tw: 10 Tm: 10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96 <text:s text:c="11"/>*Id: 1403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95 <text:s text:c="11"/>*Id: 1404 <text:s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94 <text:s text:c="11"/>*Id: 140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93 <text:s text:c="11"/>*Id: 1406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92 <text:s text:c="11"/>*Id: 1407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11 <text:s text:c="11"/>*Id: 1408 <text:s/>sl: <text:s/>4 Tw: 17 Tm: 17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10 <text:s text:c="11"/>*Id: 1409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09 <text:s text:c="11"/>*Id: 1410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08 <text:s text:c="11"/>*Id: 1411 <text:s/>sl: <text:s/>4 Tw: 19 Tm: 1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07 <text:s text:c="11"/>*Id: 1412 <text:s/>sl: <text:s/>4 Tw: 17 Tm: 1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06 <text:s text:c="11"/>*Id: 1413 <text:s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05 <text:s text:c="11"/>*Id: 1414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04 <text:s text:c="11"/>*Id: 1415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03 <text:s text:c="11"/>*Id: 1416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02 <text:s text:c="11"/>*Id: 1417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1 <text:s text:c="11"/>*Id: 1418 <text:s/>sl: <text:s/>4 Tw: 23 Tm: 23 Te: 10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20 <text:s text:c="11"/>*Id: 1419 <text:s/>sl: <text:s/>4 Tw: 14 Tm: 14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19 <text:s text:c="11"/>*Id: 1420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18 <text:s text:c="11"/>*Id: 1421 <text:s/>sl: <text:s/>4 Tw: 18 Tm: 18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17 <text:s text:c="11"/>*Id: 1422 <text:s/>sl: 10 Tw: 18 Tm: 18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16 <text:s text:c="11"/>*Id: 1423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15 <text:s text:c="11"/>*Id: 1424 <text:s/>sl: <text:s/>8 Tw: 16 Tm: 16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14 <text:s text:c="11"/>*Id: 1425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13 <text:s text:c="11"/>*Id: 1426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12 <text:s text:c="11"/>*Id: 1427 <text:s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31 <text:s text:c="11"/>*Id: 1428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30 <text:s text:c="11"/>*Id: 1429 <text:s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29 <text:s text:c="11"/>*Id: 143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8 <text:s text:c="11"/>*Id: 1431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7 <text:s text:c="11"/>*Id: 1432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6 <text:s text:c="11"/>*Id: 1433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5 <text:s text:c="11"/>*Id: 1434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4 <text:s text:c="11"/>*Id: 1435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3 <text:s text:c="11"/>*Id: 1436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22 <text:s text:c="11"/>*Id: 1437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31 <text:s text:c="11"/>*Id: 1438 <text:s/>sl: <text:s/>4 Tw: 17 Tm: 1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30 <text:s text:c="11"/>*Id: 1439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9 <text:s text:c="11"/>*Id: 1440 <text:s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28 <text:s text:c="11"/>*Id: 1441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7 <text:s text:c="11"/>*Id: 1442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926 <text:s text:c="11"/>*Id: 1443 <text:s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5 <text:s text:c="11"/>*Id: 1444 <text:s/>sl: <text:s/>4 Tw: 24 Tm: 2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4 <text:s text:c="11"/>*Id: 1445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3 <text:s text:c="11"/>*Id: 1446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922 <text:s text:c="11"/>*Id: 1447 <text:s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31 <text:s text:c="11"/>*Id: 1448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30 <text:s text:c="11"/>*Id: 1449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29 <text:s text:c="11"/>*Id: 1450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28 <text:s text:c="11"/>*Id: 1451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27 <text:s text:c="11"/>*Id: 1452 <text:s/>sl: <text:s/>4 Tw: 11 Tm: 11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26 <text:s text:c="11"/>*Id: 145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25 <text:s text:c="11"/>*Id: 1454 <text:s/>sl: <text:s/>4 Tw: 10 Tm: 1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24 <text:s text:c="11"/>*Id: 1455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23 <text:s text:c="11"/>*Id: 1456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22 <text:s text:c="11"/>*Id: 1457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51 <text:s text:c="11"/>*Id: 1458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50 <text:s text:c="11"/>*Id: 1459 <text:s/>sl: <text:s/>4 Tw: 16 Tm: 1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49 <text:s text:c="11"/>*Id: 1460 <text:s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48 <text:s text:c="11"/>*Id: 1461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47 <text:s text:c="11"/>*Id: 1462 <text:s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46&amp;Itemid=61 <text:s/>*Id: 1463 <text:s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45&amp;Itemid=61 <text:s/>*Id: 1464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44 <text:s text:c="11"/>*Id: 1465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43 <text:s text:c="11"/>*Id: 1466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42 <text:s text:c="11"/>*Id: 1467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61 <text:s text:c="11"/>*Id: 1468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60 <text:s text:c="11"/>*Id: 146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59 <text:s text:c="11"/>*Id: 1470 <text:s/>sl: <text:s/>4 Tw: 10 Tm: 10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58 <text:s text:c="11"/>*Id: 1471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57 <text:s text:c="11"/>*Id: 1472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1856 <text:s text:c="11"/>*Id: 1473 <text:s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55 <text:s text:c="11"/>*Id: 1474 <text:s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54 <text:s text:c="11"/>*Id: 1475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53 <text:s text:c="11"/>*Id: 1476 <text:s/>sl: <text:s/>4 Tw: 14 Tm: 1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1852 <text:s text:c="11"/>*Id: 1477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3 <text:s text:c="11"/>*Id: 1478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2 <text:s text:c="11"/>*Id: 1479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1 <text:s text:c="11"/>*Id: 1480 <text:s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60 <text:s text:c="11"/>*Id: 1481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9 <text:s text:c="11"/>*Id: 1482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8 <text:s text:c="11"/>*Id: 1483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7 <text:s text:c="11"/>*Id: 1484 <text:s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56 <text:s text:c="11"/>*Id: 1485 <text:s/>sl: <text:s/>4 Tw: <text:s/>0 Tm: <text:s/>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5 <text:s text:c="11"/>*Id: 1486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4 <text:s text:c="11"/>*Id: 1487 <text:s/>sl: <text:s/>4 Tw: 12 Tm: 12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73 <text:s text:c="11"/>*Id: 1488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2 <text:s text:c="11"/>*Id: 1489 <text:s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71 <text:s text:c="11"/>*Id: 1490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0 <text:s text:c="11"/>*Id: 1491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9 <text:s text:c="11"/>*Id: 1492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8 <text:s text:c="11"/>*Id: 1493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7 <text:s text:c="11"/>*Id: 1494 <text:s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66 <text:s text:c="11"/>*Id: 1495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65 <text:s text:c="11"/>*Id: 1496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64 <text:s text:c="11"/>*Id: 1497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83 <text:s text:c="11"/>*Id: 1498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82 <text:s text:c="11"/>*Id: 1499 <text:s/>sl: <text:s/>4 Tw: 22 Tm: 2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81 <text:s text:c="11"/>*Id: 1500 <text:s/>sl: <text:s/>4 Tw: 21 Tm: 2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80 <text:s text:c="11"/>*Id: 1501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9 <text:s text:c="11"/>*Id: 1502 <text:s/>sl: <text:s/>4 Tw: 25 Tm: 2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8 <text:s text:c="11"/>*Id: 1503 <text:s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7 <text:s text:c="11"/>*Id: 1504 <text:s/>sl: <text:s/>4 Tw: 30 Tm: 3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6 <text:s text:c="11"/>*Id: 1505 <text:s/>sl: <text:s/>4 Tw: 29 Tm: 2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5 <text:s text:c="11"/>*Id: 1506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74 <text:s text:c="11"/>*Id: 1507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3 <text:s text:c="11"/>*Id: 1508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2 <text:s text:c="11"/>*Id: 1509 <text:s/>sl: <text:s/>5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1 <text:s text:c="11"/>*Id: 1510 <text:s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0 <text:s text:c="11"/>*Id: 1511 <text:s/>sl: <text:s/>4 Tw: 19 Tm: 19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89 <text:s text:c="11"/>*Id: 1512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88 <text:s text:c="11"/>*Id: 1513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87 <text:s text:c="11"/>*Id: 1514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86 <text:s text:c="11"/>*Id: 1515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85 <text:s text:c="11"/>*Id: 1516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84 <text:s text:c="11"/>*Id: 1517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3 <text:s text:c="11"/>*Id: 1518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2 <text:s text:c="11"/>*Id: 1519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1 <text:s text:c="11"/>*Id: 1520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0 <text:s text:c="11"/>*Id: 1521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9 <text:s text:c="11"/>*Id: 1522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8 <text:s text:c="11"/>*Id: 1523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7 <text:s text:c="11"/>*Id: 1524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6 <text:s text:c="11"/>*Id: 1525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5 <text:s text:c="11"/>*Id: 1526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94 <text:s text:c="11"/>*Id: 1527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3 <text:s text:c="11"/>*Id: 1528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2 <text:s text:c="11"/>*Id: 1529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1 <text:s text:c="11"/>*Id: 1530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0 <text:s text:c="11"/>*Id: 1531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9 <text:s text:c="11"/>*Id: 1532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8 <text:s text:c="11"/>*Id: 1533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7 <text:s text:c="11"/>*Id: 1534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6 <text:s text:c="11"/>*Id: 153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5 <text:s text:c="11"/>*Id: 1536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04 <text:s text:c="11"/>*Id: 1537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3 <text:s text:c="11"/>*Id: 1538 <text:s/>sl: <text:s/>4 Tw: <text:s/>9 Tm: <text:s/>9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22 <text:s text:c="11"/>*Id: 1539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1 <text:s text:c="11"/>*Id: 1540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0 <text:s text:c="11"/>*Id: 1541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9 <text:s text:c="11"/>*Id: 1542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8 <text:s text:c="11"/>*Id: 1543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7 <text:s text:c="11"/>*Id: 1544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16 <text:s text:c="11"/>*Id: 1545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15 <text:s text:c="11"/>*Id: 1546 <text:s/>sl: <text:s/>4 Tw: <text:s/>8 Tm: <text:s/>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14 <text:s text:c="11"/>*Id: 1547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4 <text:s text:c="11"/>*Id: 1548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5 <text:s text:c="11"/>*Id: 154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6 <text:s text:c="11"/>*Id: 1550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7 <text:s text:c="11"/>*Id: 1551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8 <text:s text:c="11"/>*Id: 155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69 <text:s text:c="11"/>*Id: 1553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0 <text:s text:c="11"/>*Id: 1554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1 <text:s text:c="11"/>*Id: 1555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2 <text:s text:c="11"/>*Id: 1556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3 <text:s text:c="11"/>*Id: 1557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4 <text:s text:c="11"/>*Id: 1558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5 <text:s text:c="11"/>*Id: 1559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6 <text:s text:c="11"/>*Id: 1560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7 <text:s text:c="11"/>*Id: 1561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8 <text:s text:c="11"/>*Id: 1562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79 <text:s text:c="11"/>*Id: 1563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82 <text:s text:c="11"/>*Id: 1564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80 <text:s text:c="11"/>*Id: 1565 <text:s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81 <text:s text:c="11"/>*Id: 1566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83 <text:s text:c="11"/>*Id: 1567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93 <text:s text:c="11"/>*Id: 1568 <text:s/>sl: <text:s/>4 Tw: 26 Tm: 2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92 <text:s text:c="11"/>*Id: 1569 <text:s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91 <text:s text:c="11"/>*Id: 1570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90 <text:s text:c="11"/>*Id: 1571 <text:s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89 <text:s text:c="11"/>*Id: 1572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88 <text:s text:c="11"/>*Id: 1573 <text:s/>sl: <text:s/>4 Tw: 23 Tm: 2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87 <text:s text:c="11"/>*Id: 1574 <text:s/>sl: <text:s/>4 Tw: 23 Tm: 2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86 <text:s text:c="11"/>*Id: 1575 <text:s/>sl: <text:s/>4 Tw: 25 Tm: 2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85 <text:s text:c="11"/>*Id: 1576 <text:s/>sl: <text:s/>4 Tw: 26 Tm: 2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84 <text:s text:c="11"/>*Id: 1577 <text:s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03 <text:s text:c="11"/>*Id: 1578 <text:s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02 <text:s text:c="11"/>*Id: 1579 <text:s/>sl: <text:s/>4 Tw: 18 Tm: 1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01 <text:s text:c="11"/>*Id: 1580 <text:s/>sl: <text:s/>4 Tw: 24 Tm: 2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00 <text:s text:c="11"/>*Id: 1581 <text:s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99 <text:s text:c="11"/>*Id: 1582 <text:s/>sl: <text:s/>4 Tw: 21 Tm: 2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98 <text:s text:c="11"/>*Id: 1583 <text:s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097 <text:s text:c="11"/>*Id: 1584 <text:s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96 <text:s text:c="11"/>*Id: 1585 <text:s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95 <text:s text:c="11"/>*Id: 1586 <text:s/>sl: <text:s/>4 Tw: 18 Tm: 18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094 <text:s text:c="11"/>*Id: 1587 <text:s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13 <text:s text:c="11"/>*Id: 1588 <text:s/>sl: <text:s/>4 Tw: 17 Tm: 17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12 <text:s text:c="11"/>*Id: 1589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11 <text:s text:c="11"/>*Id: 1590 <text:s/>sl: <text:s/>4 Tw: 18 Tm: 1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10 <text:s text:c="11"/>*Id: 1591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09 <text:s text:c="11"/>*Id: 1592 <text:s/>sl: <text:s/>7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08 <text:s text:c="11"/>*Id: 1593 <text:s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07 <text:s text:c="11"/>*Id: 1594 <text:s/>sl: <text:s/>4 Tw: 19 Tm: 1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06 <text:s text:c="11"/>*Id: 1595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05 <text:s text:c="11"/>*Id: 1596 <text:s/>sl: <text:s/>4 Tw: 19 Tm: 1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04 <text:s text:c="11"/>*Id: 1597 <text:s/>sl: <text:s/>4 Tw: 21 Tm: 2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23 <text:s text:c="11"/>*Id: 1598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2 <text:s text:c="11"/>*Id: 1599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1 <text:s text:c="11"/>*Id: 1600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0 <text:s text:c="11"/>*Id: 1601 <text:s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19 <text:s text:c="11"/>*Id: 1602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18 <text:s text:c="11"/>*Id: 1603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17 <text:s text:c="11"/>*Id: 1604 <text:s/>sl: <text:s/>4 Tw: <text:s/>8 Tm: <text:s/>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16 <text:s text:c="11"/>*Id: 1605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15 <text:s text:c="11"/>*Id: 1606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14 <text:s text:c="11"/>*Id: 1607 <text:s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33 <text:s text:c="11"/>*Id: 1608 <text:s/>sl: <text:s/>4 Tw: 19 Tm: 1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2 <text:s text:c="11"/>*Id: 1609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1 <text:s text:c="11"/>*Id: 1610 <text:s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30 <text:s text:c="11"/>*Id: 1611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9 <text:s text:c="11"/>*Id: 1612 <text:s/>sl: <text:s/>4 Tw: 22 Tm: 2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8 <text:s text:c="11"/>*Id: 1613 <text:s/>sl: <text:s/>4 Tw: 17 Tm: 1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27 <text:s text:c="11"/>*Id: 1614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26 <text:s text:c="11"/>*Id: 1615 <text:s/>sl: <text:s/>9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5 <text:s text:c="11"/>*Id: 1616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24 <text:s text:c="11"/>*Id: 1617 <text:s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3 <text:s text:c="11"/>*Id: 1618 <text:s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2 <text:s text:c="11"/>*Id: 1619 <text:s/>sl: <text:s/>4 Tw: 22 Tm: 2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1 <text:s text:c="11"/>*Id: 1620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0 <text:s text:c="11"/>*Id: 1621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9 <text:s text:c="11"/>*Id: 1622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8 <text:s text:c="11"/>*Id: 1623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7 <text:s text:c="11"/>*Id: 1624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6 <text:s text:c="11"/>*Id: 1625 <text:s/>sl: <text:s/>4 Tw: 25 Tm: 2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5 <text:s text:c="11"/>*Id: 1626 <text:s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34 <text:s text:c="11"/>*Id: 1627 <text:s/>sl: <text:s/>4 Tw: 27 Tm: 2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3 <text:s text:c="11"/>*Id: 1628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2 <text:s text:c="11"/>*Id: 1629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4 <text:s text:c="11"/>*Id: 1630 <text:s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51 <text:s text:c="11"/>*Id: 1631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50 <text:s text:c="11"/>*Id: 1632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9 <text:s text:c="11"/>*Id: 1633 <text:s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148 <text:s text:c="11"/>*Id: 1634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7 <text:s text:c="11"/>*Id: 1635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6 <text:s text:c="11"/>*Id: 1636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145 <text:s text:c="11"/>*Id: 1637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4 <text:s text:c="11"/>*Id: 1638 <text:s/>sl: <text:s/>4 Tw: 17 Tm: 17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5 <text:s text:c="11"/>*Id: 1639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6 <text:s text:c="11"/>*Id: 1640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7 <text:s text:c="11"/>*Id: 1641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8 <text:s text:c="11"/>*Id: 1642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29 <text:s text:c="11"/>*Id: 1643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0 <text:s text:c="11"/>*Id: 1644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1 <text:s text:c="11"/>*Id: 1645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2 <text:s text:c="11"/>*Id: 1646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3 <text:s text:c="11"/>*Id: 1647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4 <text:s text:c="11"/>*Id: 1648 <text:s/>sl: <text:s/>4 Tw: 22 Tm: 2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5 <text:s text:c="11"/>*Id: 1649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6 <text:s text:c="11"/>*Id: 1650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7 <text:s text:c="11"/>*Id: 1651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8 <text:s text:c="11"/>*Id: 1652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39 <text:s text:c="11"/>*Id: 1653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0 <text:s text:c="11"/>*Id: 1654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1 <text:s text:c="11"/>*Id: 165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2 <text:s text:c="11"/>*Id: 1656 <text:s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43 <text:s text:c="11"/>*Id: 1657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4 <text:s text:c="11"/>*Id: 1658 <text:s/>sl: <text:s/>4 Tw: 15 Tm: 15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45 <text:s text:c="11"/>*Id: 1659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6 <text:s text:c="11"/>*Id: 1660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47 <text:s text:c="11"/>*Id: 1661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8 <text:s text:c="11"/>*Id: 1662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49 <text:s text:c="11"/>*Id: 1663 <text:s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50 <text:s text:c="11"/>*Id: 1664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1 <text:s text:c="11"/>*Id: 1665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2 <text:s text:c="11"/>*Id: 1666 <text:s/>sl: <text:s/>4 Tw: <text:s/>9 Tm: <text:s/>9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53 <text:s text:c="11"/>*Id: 1667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4 <text:s text:c="11"/>*Id: 1668 <text:s/>sl: <text:s/>4 Tw: 23 Tm: 2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5 <text:s text:c="11"/>*Id: 1669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6 <text:s text:c="11"/>*Id: 1670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7 <text:s text:c="11"/>*Id: 1671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8 <text:s text:c="11"/>*Id: 1672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59 <text:s text:c="11"/>*Id: 1673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0 <text:s text:c="11"/>*Id: 1674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1 <text:s text:c="11"/>*Id: 1675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2 <text:s text:c="11"/>*Id: 1676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3 <text:s text:c="11"/>*Id: 1677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4 <text:s text:c="11"/>*Id: 1678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5 <text:s text:c="11"/>*Id: 1679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6 <text:s text:c="11"/>*Id: 1680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7 <text:s text:c="11"/>*Id: 1681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8 <text:s text:c="11"/>*Id: 1682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69 <text:s text:c="11"/>*Id: 1683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0 <text:s text:c="11"/>*Id: 1684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1 <text:s text:c="11"/>*Id: 1685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2 <text:s text:c="11"/>*Id: 1686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3 <text:s text:c="11"/>*Id: 1687 <text:s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74 <text:s text:c="11"/>*Id: 1688 <text:s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5 <text:s text:c="11"/>*Id: 1689 <text:s/>sl: <text:s/>4 Tw: 20 Tm: 2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6 <text:s text:c="11"/>*Id: 1690 <text:s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7 <text:s text:c="11"/>*Id: 1691 <text:s/>sl: <text:s/>4 Tw: 26 Tm: 2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78 <text:s text:c="11"/>*Id: 1692 <text:s/>sl: <text:s/>4 Tw: 20 Tm: 2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79 <text:s text:c="11"/>*Id: 1693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0 <text:s text:c="11"/>*Id: 1694 <text:s/>sl: <text:s/>4 Tw: 24 Tm: 24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81 <text:s text:c="11"/>*Id: 1695 <text:s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2 <text:s text:c="11"/>*Id: 1696 <text:s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3 <text:s text:c="11"/>*Id: 1697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4 <text:s text:c="11"/>*Id: 1698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5 <text:s text:c="11"/>*Id: 1699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6 <text:s text:c="11"/>*Id: 1700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7 <text:s text:c="11"/>*Id: 1701 <text:s/>sl: <text:s/>4 Tw: 20 Tm: 2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8 <text:s text:c="11"/>*Id: 1702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89 <text:s text:c="11"/>*Id: 1703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0 <text:s text:c="11"/>*Id: 1704 <text:s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1 <text:s text:c="11"/>*Id: 1705 <text:s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2 <text:s text:c="11"/>*Id: 1706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3 <text:s text:c="11"/>*Id: 1707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4 <text:s text:c="11"/>*Id: 1708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5 <text:s text:c="11"/>*Id: 1709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6 <text:s text:c="11"/>*Id: 1710 <text:s/>sl: <text:s/>4 Tw: 21 Tm: 2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97 <text:s text:c="11"/>*Id: 1711 <text:s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298 <text:s text:c="11"/>*Id: 1712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299 <text:s text:c="11"/>*Id: 1713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00 <text:s text:c="11"/>*Id: 1714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1 <text:s text:c="11"/>*Id: 1715 <text:s/>sl: <text:s/>4 Tw: 16 Tm: 1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02 <text:s text:c="11"/>*Id: 1716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3 <text:s text:c="11"/>*Id: 1717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4 <text:s text:c="11"/>*Id: 1718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5 <text:s text:c="11"/>*Id: 1719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6 <text:s text:c="11"/>*Id: 1720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7 <text:s text:c="11"/>*Id: 1721 <text:s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8 <text:s text:c="11"/>*Id: 1722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09 <text:s text:c="11"/>*Id: 1723 <text:s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0 <text:s text:c="11"/>*Id: 1724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1 <text:s text:c="11"/>*Id: 1725 <text:s/>sl: <text:s/>4 Tw: 20 Tm: 2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2 <text:s text:c="11"/>*Id: 1726 <text:s/>sl: <text:s/>4 Tw: 21 Tm: 2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3 <text:s text:c="11"/>*Id: 1727 <text:s/>sl: <text:s/>4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4 <text:s text:c="11"/>*Id: 1728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5 <text:s text:c="11"/>*Id: 1729 <text:s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16 <text:s text:c="11"/>*Id: 1730 <text:s/>sl: <text:s/>4 Tw: 21 Tm: 2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17 <text:s text:c="11"/>*Id: 1731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8 <text:s text:c="11"/>*Id: 1732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19 <text:s text:c="11"/>*Id: 1733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0 <text:s text:c="11"/>*Id: 1734 <text:s/>sl: <text:s/>4 Tw: 15 Tm: 1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21 <text:s text:c="11"/>*Id: 1735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22 <text:s text:c="11"/>*Id: 1736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3 <text:s text:c="11"/>*Id: 1737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4 <text:s text:c="11"/>*Id: 1738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5 <text:s text:c="11"/>*Id: 173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6 <text:s text:c="11"/>*Id: 1740 <text:s/>sl: <text:s/>4 Tw: <text:s/>7 Tm: <text:s/>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7 <text:s text:c="11"/>*Id: 1741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28 <text:s text:c="11"/>*Id: 1742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29 <text:s text:c="11"/>*Id: 1743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0 <text:s text:c="11"/>*Id: 1744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1 <text:s text:c="11"/>*Id: 1745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2 <text:s text:c="11"/>*Id: 1746 <text:s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33 <text:s text:c="11"/>*Id: 1747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4 <text:s text:c="11"/>*Id: 1748 <text:s/>sl: <text:s/>4 Tw: 22 Tm: 22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35 <text:s text:c="11"/>*Id: 1749 <text:s/>sl: <text:s/>4 Tw: 25 Tm: 2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6 <text:s text:c="11"/>*Id: 1750 <text:s/>sl: <text:s/>4 Tw: 23 Tm: 2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7 <text:s text:c="11"/>*Id: 1751 <text:s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8 <text:s text:c="11"/>*Id: 1752 <text:s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39 <text:s text:c="11"/>*Id: 1753 <text:s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0 <text:s text:c="11"/>*Id: 1754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1 <text:s text:c="11"/>*Id: 1755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2 <text:s text:c="11"/>*Id: 1756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3 <text:s text:c="11"/>*Id: 1757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4 <text:s text:c="11"/>*Id: 1758 <text:s/>sl: <text:s/>4 Tw: 19 Tm: 19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5 <text:s text:c="11"/>*Id: 1759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6 <text:s text:c="11"/>*Id: 1760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7 <text:s text:c="11"/>*Id: 1761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8 <text:s text:c="11"/>*Id: 1762 <text:s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49 <text:s text:c="11"/>*Id: 1763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0 <text:s text:c="11"/>*Id: 1764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1 <text:s text:c="11"/>*Id: 1765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2 <text:s text:c="11"/>*Id: 1766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3 <text:s text:c="11"/>*Id: 1767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4 <text:s text:c="11"/>*Id: 1768 <text:s/>sl: <text:s/>4 Tw: 16 Tm: 1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55 <text:s text:c="11"/>*Id: 1769 <text:s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6 <text:s text:c="11"/>*Id: 1770 <text:s/>sl: <text:s/>4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7 <text:s text:c="11"/>*Id: 1771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58 <text:s text:c="11"/>*Id: 1772 <text:s/>sl: <text:s/>4 Tw: 15 Tm: 15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59 <text:s text:c="11"/>*Id: 1773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0 <text:s text:c="11"/>*Id: 1774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1 <text:s text:c="11"/>*Id: 1775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2 <text:s text:c="11"/>*Id: 1776 <text:s/>sl: <text:s/>4 Tw: 15 Tm: 15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63 <text:s text:c="11"/>*Id: 1777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4 <text:s text:c="11"/>*Id: 1778 <text:s/>sl: <text:s/>4 Tw: <text:s/>7 Tm: <text:s/>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5 <text:s text:c="11"/>*Id: 1779 <text:s/>sl: <text:s/>4 Tw: 13 Tm: 13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66 <text:s text:c="11"/>*Id: 178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7 <text:s text:c="11"/>*Id: 1781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68 <text:s text:c="11"/>*Id: 1782 <text:s/>sl: <text:s/>4 Tw: 16 Tm: 1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69 <text:s text:c="11"/>*Id: 1783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0 <text:s text:c="11"/>*Id: 1784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1 <text:s text:c="11"/>*Id: 1785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2 <text:s text:c="11"/>*Id: 1786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3 <text:s text:c="11"/>*Id: 1787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4 <text:s text:c="11"/>*Id: 1788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5 <text:s text:c="11"/>*Id: 1789 <text:s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6 <text:s text:c="11"/>*Id: 1790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7 <text:s text:c="11"/>*Id: 1791 <text:s/>sl: <text:s/>4 Tw: 20 Tm: 2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8 <text:s text:c="11"/>*Id: 1792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79 <text:s text:c="11"/>*Id: 1793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0 <text:s text:c="11"/>*Id: 1794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1 <text:s text:c="11"/>*Id: 1795 <text:s/>sl: <text:s/>4 Tw: 18 Tm: 18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2 <text:s text:c="11"/>*Id: 1796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3 <text:s text:c="11"/>*Id: 1797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4 <text:s text:c="11"/>*Id: 1798 <text:s/>sl: <text:s/>4 Tw: 14 Tm: 14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85 <text:s text:c="11"/>*Id: 1799 <text:s/>sl: <text:s/>4 Tw: 16 Tm: 1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386 <text:s text:c="11"/>*Id: 1800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7 <text:s text:c="11"/>*Id: 1801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8 <text:s text:c="11"/>*Id: 1802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89 <text:s text:c="11"/>*Id: 1803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0 <text:s text:c="11"/>*Id: 180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1 <text:s text:c="11"/>*Id: 1805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2 <text:s text:c="11"/>*Id: 1806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4 <text:s text:c="11"/>*Id: 1808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5 <text:s text:c="11"/>*Id: 1809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6 <text:s text:c="11"/>*Id: 1810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7 <text:s text:c="11"/>*Id: 1811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8 <text:s text:c="11"/>*Id: 1812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399 <text:s text:c="11"/>*Id: 1813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0 <text:s text:c="11"/>*Id: 1814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1 <text:s text:c="11"/>*Id: 1815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2 <text:s text:c="11"/>*Id: 1816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3 <text:s text:c="11"/>*Id: 1817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4 <text:s text:c="11"/>*Id: 1818 <text:s/>sl: <text:s/>4 Tw: 20 Tm: 20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5 <text:s text:c="11"/>*Id: 1819 <text:s/>sl: <text:s/>4 Tw: 24 Tm: 2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6 <text:s text:c="11"/>*Id: 1820 <text:s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7 <text:s text:c="11"/>*Id: 1821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8 <text:s text:c="11"/>*Id: 1822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09 <text:s text:c="11"/>*Id: 1823 <text:s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0 <text:s text:c="11"/>*Id: 1824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1 <text:s text:c="11"/>*Id: 1825 <text:s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2 <text:s text:c="11"/>*Id: 1826 <text:s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3 <text:s text:c="11"/>*Id: 1827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4 <text:s text:c="11"/>*Id: 1828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5 <text:s text:c="11"/>*Id: 1829 <text:s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16 <text:s text:c="11"/>*Id: 1830 <text:s/>sl: <text:s/>4 Tw: 14 Tm: 1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17 <text:s text:c="11"/>*Id: 1831 <text:s/>sl: <text:s/>4 Tw: 22 Tm: 2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8 <text:s text:c="11"/>*Id: 1832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19 <text:s text:c="11"/>*Id: 1833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0 <text:s text:c="11"/>*Id: 1834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1 <text:s text:c="11"/>*Id: 1835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2 <text:s text:c="11"/>*Id: 1836 <text:s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23 <text:s text:c="11"/>*Id: 1837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4 <text:s text:c="11"/>*Id: 1838 <text:s/>sl: <text:s/>4 Tw: 17 Tm: 17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25 <text:s text:c="11"/>*Id: 1839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6 <text:s text:c="11"/>*Id: 1840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7 <text:s text:c="11"/>*Id: 1841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8 <text:s text:c="11"/>*Id: 1842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29 <text:s text:c="11"/>*Id: 1843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0 <text:s text:c="11"/>*Id: 1844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1 <text:s text:c="11"/>*Id: 1845 <text:s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2 <text:s text:c="11"/>*Id: 1846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3 <text:s text:c="11"/>*Id: 184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4 <text:s text:c="11"/>*Id: 1848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5 <text:s text:c="11"/>*Id: 1849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6 <text:s text:c="11"/>*Id: 1850 <text:s/>sl: <text:s/>4 Tw: 10 Tm: 1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37 <text:s text:c="11"/>*Id: 1851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8 <text:s text:c="11"/>*Id: 185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39 <text:s text:c="11"/>*Id: 1853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0 <text:s text:c="11"/>*Id: 1854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1 <text:s text:c="11"/>*Id: 1855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2 <text:s text:c="11"/>*Id: 1856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3 <text:s text:c="11"/>*Id: 1857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4 <text:s text:c="11"/>*Id: 1858 <text:s/>sl: <text:s/>4 Tw: 22 Tm: 2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5 <text:s text:c="11"/>*Id: 1859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6 <text:s text:c="11"/>*Id: 1860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7 <text:s text:c="11"/>*Id: 1861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8 <text:s text:c="11"/>*Id: 1862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49 <text:s text:c="11"/>*Id: 1863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0 <text:s text:c="11"/>*Id: 1864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1 <text:s text:c="11"/>*Id: 1865 <text:s/>sl: <text:s/>4 Tw: 17 Tm: 1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52 <text:s text:c="11"/>*Id: 1866 <text:s/>sl: <text:s/>4 Tw: 18 Tm: 18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53 <text:s text:c="11"/>*Id: 1867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4 <text:s text:c="11"/>*Id: 1868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5 <text:s text:c="11"/>*Id: 1869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6 <text:s text:c="11"/>*Id: 187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7 <text:s text:c="11"/>*Id: 1871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8 <text:s text:c="11"/>*Id: 1872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59 <text:s text:c="11"/>*Id: 1873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0 <text:s text:c="11"/>*Id: 1874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1 <text:s text:c="11"/>*Id: 1875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2 <text:s text:c="11"/>*Id: 1876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3 <text:s text:c="11"/>*Id: 1877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4 <text:s text:c="11"/>*Id: 1878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5 <text:s text:c="11"/>*Id: 1879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6 <text:s text:c="11"/>*Id: 1880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7 <text:s text:c="11"/>*Id: 1881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8 <text:s text:c="11"/>*Id: 1882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69 <text:s text:c="11"/>*Id: 1883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0 <text:s text:c="11"/>*Id: 1884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1 <text:s text:c="11"/>*Id: 1885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2 <text:s text:c="11"/>*Id: 1886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3 <text:s text:c="11"/>*Id: 188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4 <text:s text:c="11"/>*Id: 1888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5 <text:s text:c="11"/>*Id: 1889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6 <text:s text:c="11"/>*Id: 1890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7 <text:s text:c="11"/>*Id: 1891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8 <text:s text:c="11"/>*Id: 1892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79 <text:s text:c="11"/>*Id: 1893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0 <text:s text:c="11"/>*Id: 1894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1 <text:s text:c="11"/>*Id: 1895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2 <text:s text:c="11"/>*Id: 1896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3 <text:s text:c="11"/>*Id: 1897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4 <text:s text:c="11"/>*Id: 1898 <text:s/>sl: <text:s/>4 Tw: 23 Tm: 2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5 <text:s text:c="11"/>*Id: 1899 <text:s/>sl: <text:s/>4 Tw: 23 Tm: 2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6 <text:s text:c="11"/>*Id: 1900 <text:s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7 <text:s text:c="11"/>*Id: 1901 <text:s/>sl: <text:s/>4 Tw: 21 Tm: 2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8 <text:s text:c="11"/>*Id: 1902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89 <text:s text:c="11"/>*Id: 1903 <text:s/>sl: <text:s/>4 Tw: 22 Tm: 2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0 <text:s text:c="11"/>*Id: 1904 <text:s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1 <text:s text:c="11"/>*Id: 1905 <text:s/>sl: <text:s/>4 Tw: 26 Tm: 2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492 <text:s text:c="11"/>*Id: 1906 <text:s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3 <text:s text:c="11"/>*Id: 1907 <text:s/>sl: <text:s/>4 Tw: 26 Tm: 2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4 <text:s text:c="11"/>*Id: 1908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5 <text:s text:c="11"/>*Id: 1909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6 <text:s text:c="11"/>*Id: 1910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7 <text:s text:c="11"/>*Id: 1911 <text:s/>sl: <text:s/>4 Tw: 23 Tm: 2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8 <text:s text:c="11"/>*Id: 1912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499 <text:s text:c="11"/>*Id: 1913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1 <text:s text:c="11"/>*Id: 1914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2 <text:s text:c="11"/>*Id: 1915 <text:s/>sl: <text:s/>4 Tw: 23 Tm: 2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6 <text:s text:c="11"/>*Id: 1916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3 <text:s text:c="11"/>*Id: 1917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4 <text:s text:c="11"/>*Id: 1918 <text:s/>sl: <text:s/>4 Tw: 20 Tm: 2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5 <text:s text:c="11"/>*Id: 1919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07 <text:s text:c="11"/>*Id: 1920 <text:s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08 <text:s text:c="11"/>*Id: 1921 <text:s/>sl: <text:s/>4 Tw: 18 Tm: 1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17 <text:s text:c="11"/>*Id: 1930 <text:s/>sl: <text:s/>4 Tw: 12 Tm: 12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18 <text:s text:c="11"/>*Id: 1931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19 <text:s text:c="11"/>*Id: 1932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0 <text:s text:c="11"/>*Id: 1933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1 <text:s text:c="11"/>*Id: 1934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2 <text:s text:c="11"/>*Id: 1935 <text:s/>sl: <text:s/>4 Tw: 22 Tm: 2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3 <text:s text:c="11"/>*Id: 1936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4 <text:s text:c="11"/>*Id: 1937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5 <text:s text:c="11"/>*Id: 1938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6 <text:s text:c="11"/>*Id: 1939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7 <text:s text:c="11"/>*Id: 1940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8 <text:s text:c="11"/>*Id: 1941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29 <text:s text:c="11"/>*Id: 1942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0 <text:s text:c="11"/>*Id: 1943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1 <text:s text:c="11"/>*Id: 1944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2 <text:s text:c="11"/>*Id: 1945 <text:s/>sl: <text:s/>4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33 <text:s text:c="11"/>*Id: 1946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4 <text:s text:c="11"/>*Id: 1947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5 <text:s text:c="11"/>*Id: 1948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6 <text:s text:c="11"/>*Id: 1949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7 <text:s text:c="11"/>*Id: 1950 <text:s/>sl: <text:s/>4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38 <text:s text:c="11"/>*Id: 1951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39 <text:s text:c="11"/>*Id: 1952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0 <text:s text:c="11"/>*Id: 1953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41 <text:s text:c="11"/>*Id: 1954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2 <text:s text:c="11"/>*Id: 1955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3 <text:s text:c="11"/>*Id: 1956 <text:s/>sl: <text:s/>4 Tw: <text:s/>9 Tm: <text:s/>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44 <text:s text:c="11"/>*Id: 1957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45 <text:s text:c="11"/>*Id: 1958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6 <text:s text:c="11"/>*Id: 1959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7 <text:s text:c="11"/>*Id: 1960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8 <text:s text:c="11"/>*Id: 1961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49 <text:s text:c="11"/>*Id: 1962 <text:s/>sl: <text:s/>4 Tw: 16 Tm: 1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50 <text:s text:c="11"/>*Id: 1963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1 <text:s text:c="11"/>*Id: 1964 <text:s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52 <text:s text:c="11"/>*Id: 1965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3 <text:s text:c="11"/>*Id: 1966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4 <text:s text:c="11"/>*Id: 1967 <text:s/>sl: <text:s/>4 Tw: 11 Tm: 11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55 <text:s text:c="11"/>*Id: 196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6 <text:s text:c="11"/>*Id: 1969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7 <text:s text:c="11"/>*Id: 1970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8 <text:s text:c="11"/>*Id: 1971 <text:s/>sl: <text:s/>4 Tw: 17 Tm: 1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59 <text:s text:c="11"/>*Id: 1972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0 <text:s text:c="11"/>*Id: 1973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1 <text:s text:c="11"/>*Id: 1974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2 <text:s text:c="11"/>*Id: 1975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63 <text:s text:c="11"/>*Id: 1976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64 <text:s text:c="11"/>*Id: 197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5 <text:s text:c="11"/>*Id: 1978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6 <text:s text:c="11"/>*Id: 1979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7 <text:s text:c="11"/>*Id: 198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68 <text:s text:c="11"/>*Id: 1981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69 <text:s text:c="11"/>*Id: 1982 <text:s/>sl: <text:s/>4 Tw: 26 Tm: 2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0 <text:s text:c="11"/>*Id: 1983 <text:s/>sl: <text:s/>4 Tw: 26 Tm: 2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1 <text:s text:c="11"/>*Id: 1984 <text:s/>sl: <text:s/>4 Tw: 23 Tm: 2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2 <text:s text:c="11"/>*Id: 1985 <text:s/>sl: <text:s/>4 Tw: 22 Tm: 2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3 <text:s text:c="11"/>*Id: 1986 <text:s/>sl: <text:s/>4 Tw: 18 Tm: 18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74 <text:s text:c="11"/>*Id: 1987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5 <text:s text:c="11"/>*Id: 1988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6 <text:s text:c="11"/>*Id: 1989 <text:s/>sl: <text:s/>4 Tw: 21 Tm: 2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7 <text:s text:c="11"/>*Id: 1990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8 <text:s text:c="11"/>*Id: 1991 <text:s/>sl: <text:s/>4 Tw: 22 Tm: 2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79 <text:s text:c="11"/>*Id: 1992 <text:s/>sl: <text:s/>4 Tw: 20 Tm: 2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580 <text:s text:c="11"/>*Id: 1993 <text:s/>sl: <text:s/>4 Tw: 16 Tm: 16 Te: <text:s/>1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1 <text:s text:c="11"/>*Id: 1994 <text:s/>sl: <text:s/>4 Tw: 12 Tm: 12 Te: <text:s/>2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2 <text:s text:c="11"/>*Id: 1995 <text:s/>sl: <text:s/>4 Tw: 14 Tm: 14 Te: <text:s/>1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3 <text:s text:c="11"/>*Id: 1996 <text:s/>sl: <text:s/>4 Tw: 13 Tm: 13 Te: <text:s/>0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4 <text:s text:c="11"/>*Id: 1997 <text:s/>sl: <text:s/>4 Tw: 13 Tm: 13 Te: <text:s/>1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5 <text:s text:c="11"/>*Id: 1998 <text:s/>sl: <text:s/>4 Tw: 11 Tm: 11 Te: <text:s/>2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6 <text:s text:c="11"/>*Id: 1999 <text:s/>sl: <text:s/>4 Tw: 14 Tm: 14 Te: <text:s/>1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7 <text:s text:c="11"/>*Id: 2000 <text:s/>sl: <text:s/>4 Tw: 11 Tm: 11 Te: <text:s/>1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8 <text:s text:c="11"/>*Id: 2001 <text:s/>sl: <text:s/>4 Tw: 13 Tm: 13 Te: <text:s/>2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589 <text:s text:c="11"/>*Id: 2002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0 <text:s text:c="11"/>*Id: 2003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1 <text:s text:c="11"/>*Id: 2004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2 <text:s text:c="11"/>*Id: 2005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3 <text:s text:c="11"/>*Id: 2006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4 <text:s text:c="11"/>*Id: 2007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5 <text:s text:c="11"/>*Id: 2008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6 <text:s text:c="11"/>*Id: 2009 <text:s/>sl: <text:s/>4 Tw: 19 Tm: 1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7 <text:s text:c="11"/>*Id: 2010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8 <text:s text:c="11"/>*Id: 2011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599 <text:s text:c="11"/>*Id: 2012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0 <text:s text:c="11"/>*Id: 2013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1 <text:s text:c="11"/>*Id: 2014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2 <text:s text:c="11"/>*Id: 2015 <text:s/>sl: <text:s/>4 Tw: 16 Tm: 16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03 <text:s text:c="11"/>*Id: 2016 <text:s/>sl: <text:s/>4 Tw: 14 Tm: 14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04 <text:s text:c="11"/>*Id: 2017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5 <text:s text:c="11"/>*Id: 2018 <text:s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06 <text:s text:c="11"/>*Id: 2019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7 <text:s text:c="11"/>*Id: 2020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8 <text:s text:c="11"/>*Id: 2021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09 <text:s text:c="11"/>*Id: 2022 <text:s/>sl: <text:s/>4 Tw: <text:s/>7 Tm: <text:s/>7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0 <text:s text:c="11"/>*Id: 2023 <text:s/>sl: <text:s/>4 Tw: <text:s/>7 Tm: <text:s/>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1 <text:s text:c="11"/>*Id: 2024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2 <text:s text:c="11"/>*Id: 2025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3 <text:s text:c="11"/>*Id: 2026 <text:s/>sl: <text:s/>4 Tw: <text:s/>8 Tm: <text:s/>8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14 <text:s text:c="11"/>*Id: 2027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5 <text:s text:c="11"/>*Id: 2028 <text:s/>sl: <text:s/>4 Tw: 11 Tm: 11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6 <text:s text:c="11"/>*Id: 2029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7 <text:s text:c="11"/>*Id: 2030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18 <text:s text:c="11"/>*Id: 2031 <text:s/>sl: <text:s/>4 Tw: 13 Tm: 13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19 <text:s text:c="11"/>*Id: 2032 <text:s/>sl: <text:s/>4 Tw: 13 Tm: 13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0 <text:s text:c="11"/>*Id: 2033 <text:s/>sl: <text:s/>4 Tw: 15 Tm: 15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1 <text:s text:c="11"/>*Id: 2034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2 <text:s text:c="11"/>*Id: 2035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3 <text:s text:c="11"/>*Id: 2036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4 <text:s text:c="11"/>*Id: 2037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5 <text:s text:c="11"/>*Id: 2038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6 <text:s text:c="11"/>*Id: 2039 <text:s/>sl: <text:s/>4 Tw: 19 Tm: 1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7 <text:s text:c="11"/>*Id: 2040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8 <text:s text:c="11"/>*Id: 2041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29 <text:s text:c="11"/>*Id: 2042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0 <text:s text:c="11"/>*Id: 204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1 <text:s text:c="11"/>*Id: 2044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2 <text:s text:c="11"/>*Id: 2045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3 <text:s text:c="11"/>*Id: 2046 <text:s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4 <text:s text:c="11"/>*Id: 2047 <text:s/>sl: <text:s/>4 Tw: 24 Tm: 2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5 <text:s text:c="11"/>*Id: 2048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6 <text:s text:c="11"/>*Id: 204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37 <text:s text:c="11"/>*Id: 2050 <text:s/>sl: <text:s/>4 Tw: 21 Tm: 2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38 <text:s text:c="11"/>*Id: 2051 <text:s/>sl: <text:s/>4 Tw: 17 Tm: 1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39 <text:s text:c="11"/>*Id: 2052 <text:s/>sl: <text:s/>4 Tw: 18 Tm: 18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0 <text:s text:c="11"/>*Id: 2053 <text:s/>sl: <text:s/>4 Tw: 25 Tm: 25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1 <text:s text:c="11"/>*Id: 2054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2 <text:s text:c="11"/>*Id: 2055 <text:s/>sl: <text:s/>4 Tw: 19 Tm: 19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3 <text:s text:c="11"/>*Id: 2056 <text:s/>sl: <text:s/>4 Tw: 19 Tm: 19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44 <text:s text:c="11"/>*Id: 2057 <text:s/>sl: <text:s/>4 Tw: 26 Tm: 2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5 <text:s text:c="11"/>*Id: 2058 <text:s/>sl: <text:s/>4 Tw: 26 Tm: 26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46 <text:s text:c="11"/>*Id: 2059 <text:s/>sl: <text:s/>4 Tw: 19 Tm: 19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7 <text:s text:c="11"/>*Id: 2060 <text:s/>sl: <text:s/>4 Tw: 24 Tm: 24 Te: 1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48 <text:s text:c="11"/>*Id: 2061 <text:s/>sl: <text:s/>4 Tw: 14 Tm: 14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49 <text:s text:c="11"/>*Id: 2062 <text:s/>sl: <text:s/>4 Tw: 17 Tm: 17 Te: 3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1 <text:s text:c="11"/>*Id: 2063 <text:s/>sl: <text:s/>4 Tw: 18 Tm: 18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2 <text:s text:c="11"/>*Id: 2064 <text:s/>sl: <text:s/>4 Tw: 21 Tm: 21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4 <text:s text:c="11"/>*Id: 2065 <text:s/>sl: <text:s/>4 Tw: 16 Tm: 16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5 <text:s text:c="11"/>*Id: 2066 <text:s/>sl: <text:s/>4 Tw: 56 Tm: 5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6 <text:s text:c="11"/>*Id: 2067 <text:s/>sl: <text:s/>4 Tw: 21 Tm: 21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7 <text:s text:c="11"/>*Id: 2068 <text:s/>sl: <text:s/>4 Tw: 22 Tm: 22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8 <text:s text:c="11"/>*Id: 2069 <text:s/>sl: <text:s/>4 Tw: 14 Tm: 14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59 <text:s text:c="11"/>*Id: 2070 <text:s/>sl: <text:s/>4 Tw: 19 Tm: 19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0 <text:s text:c="11"/>*Id: 2071 <text:s/>sl: <text:s/>4 Tw: 27 Tm: 27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1 <text:s text:c="11"/>*Id: 2072 <text:s/>sl: <text:s/>4 Tw: 22 Tm: 22 Te: 2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2 <text:s text:c="11"/>*Id: 2073 <text:s/>sl: <text:s/>4 Tw: 19 Tm: 19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3 <text:s text:c="11"/>*Id: 2074 <text:s/>sl: <text:s/>4 Tw: 21 Tm: 21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4 <text:s text:c="11"/>*Id: 2075 <text:s/>sl: <text:s/>4 Tw: 19 Tm: 1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5 <text:s text:c="11"/>*Id: 2076 <text:s/>sl: <text:s/>4 Tw: 19 Tm: 19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6 <text:s text:c="11"/>*Id: 2077 <text:s/>sl: <text:s/>4 Tw: 22 Tm: 22 Te: 1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7 <text:s text:c="11"/>*Id: 2078 <text:s/>sl: <text:s/>4 Tw: 11 Tm: 11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8 <text:s text:c="11"/>*Id: 2079 <text:s/>sl: <text:s/>4 Tw: 21 Tm: 21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69 <text:s text:c="11"/>*Id: 2080 <text:s/>sl: <text:s/>4 Tw: 19 Tm: 1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0 <text:s text:c="11"/>*Id: 2081 <text:s/>sl: <text:s/>4 Tw: 20 Tm: 2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71 <text:s text:c="11"/>*Id: 2082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2 <text:s text:c="11"/>*Id: 2083 <text:s/>sl: <text:s/>4 Tw: 19 Tm: 1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3 <text:s text:c="11"/>*Id: 2084 <text:s/>sl: <text:s/>4 Tw: 11 Tm: 11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74 <text:s text:c="11"/>*Id: 2085 <text:s/>sl: <text:s/>4 Tw: 11 Tm: 11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5 <text:s text:c="11"/>*Id: 2086 <text:s/>sl: <text:s/>4 Tw: 31 Tm: 31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6 <text:s text:c="11"/>*Id: 2087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7 <text:s text:c="11"/>*Id: 2088 <text:s/>sl: <text:s/>4 Tw: 11 Tm: 11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78 <text:s text:c="11"/>*Id: 2089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79 <text:s text:c="11"/>*Id: 2090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0 <text:s text:c="11"/>*Id: 2091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1 <text:s text:c="11"/>*Id: 2092 <text:s/>sl: <text:s/>4 Tw: 10 Tm: 10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82 <text:s text:c="11"/>*Id: 2093 <text:s/>sl: <text:s/>4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3 <text:s text:c="11"/>*Id: 2094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4 <text:s text:c="11"/>*Id: 209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5 <text:s text:c="11"/>*Id: 2096 <text:s/>sl: <text:s/>4 Tw: 13 Tm: 13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86 <text:s text:c="11"/>*Id: 2097 <text:s/>sl: <text:s/>4 Tw: 12 Tm: 12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87 <text:s text:c="11"/>*Id: 2098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8 <text:s text:c="11"/>*Id: 2099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89 <text:s text:c="11"/>*Id: 2100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0 <text:s text:c="11"/>*Id: 2101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1 <text:s text:c="11"/>*Id: 2102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2 <text:s text:c="11"/>*Id: 2103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3 <text:s text:c="11"/>*Id: 2104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4 <text:s text:c="11"/>*Id: 2105 <text:s/>sl: <text:s/>4 Tw: 14 Tm: 14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695 <text:s text:c="11"/>*Id: 2106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6 <text:s text:c="11"/>*Id: 2107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7 <text:s text:c="11"/>*Id: 2108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8 <text:s text:c="11"/>*Id: 2109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699 <text:s text:c="11"/>*Id: 2110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0 <text:s text:c="11"/>*Id: 2111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1 <text:s text:c="11"/>*Id: 2112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2 <text:s text:c="11"/>*Id: 211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3 <text:s text:c="11"/>*Id: 2114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4 <text:s text:c="11"/>*Id: 2115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5 <text:s text:c="11"/>*Id: 2116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6 <text:s text:c="11"/>*Id: 211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7 <text:s text:c="11"/>*Id: 2118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8 <text:s text:c="11"/>*Id: 2119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09 <text:s text:c="11"/>*Id: 212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0 <text:s text:c="11"/>*Id: 2121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1 <text:s text:c="11"/>*Id: 2122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2 <text:s text:c="11"/>*Id: 2123 <text:s/>sl: <text:s/>4 Tw: <text:s/>6 Tm: <text:s/>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3 <text:s text:c="11"/>*Id: 2124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4 <text:s text:c="11"/>*Id: 212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5 <text:s text:c="11"/>*Id: 2126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6 <text:s text:c="11"/>*Id: 212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7 <text:s text:c="11"/>*Id: 2128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8 <text:s text:c="11"/>*Id: 2129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19 <text:s text:c="11"/>*Id: 2130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0 <text:s text:c="11"/>*Id: 2131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1 <text:s text:c="11"/>*Id: 2132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2 <text:s text:c="11"/>*Id: 2133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3 <text:s text:c="11"/>*Id: 2134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4 <text:s text:c="11"/>*Id: 2135 <text:s/>sl: <text:s/>4 Tw: 23 Tm: 2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5 <text:s text:c="11"/>*Id: 2136 <text:s/>sl: <text:s/>8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6 <text:s text:c="11"/>*Id: 213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7 <text:s text:c="11"/>*Id: 2138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8 <text:s text:c="11"/>*Id: 2139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29 <text:s text:c="11"/>*Id: 2140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0 <text:s text:c="11"/>*Id: 2141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1 <text:s text:c="11"/>*Id: 2142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2 <text:s text:c="11"/>*Id: 2143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3 <text:s text:c="11"/>*Id: 2144 <text:s/>sl: <text:s/>7 Tw: 14 Tm: 14 Te: <text:s/>2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2734 <text:s text:c="11"/>*Id: 2145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5 <text:s text:c="11"/>*Id: 2146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6 <text:s text:c="11"/>*Id: 2147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7 <text:s text:c="11"/>*Id: 2148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8 <text:s text:c="11"/>*Id: 2149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39 <text:s text:c="11"/>*Id: 2150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0 <text:s text:c="11"/>*Id: 2151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1 <text:s text:c="11"/>*Id: 2152 <text:s/>sl: <text:s/>7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2 <text:s text:c="11"/>*Id: 2153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3 <text:s text:c="11"/>*Id: 2154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4 <text:s text:c="11"/>*Id: 2155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5 <text:s text:c="11"/>*Id: 2156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6 <text:s text:c="11"/>*Id: 2157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7 <text:s text:c="11"/>*Id: 2158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8 <text:s text:c="11"/>*Id: 2159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49 <text:s text:c="11"/>*Id: 2160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1 <text:s text:c="11"/>*Id: 2162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2 <text:s text:c="11"/>*Id: 2163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3 <text:s text:c="11"/>*Id: 2164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4 <text:s text:c="11"/>*Id: 2165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5 <text:s text:c="11"/>*Id: 2166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6 <text:s text:c="11"/>*Id: 2167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7 <text:s text:c="11"/>*Id: 2168 <text:s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8 <text:s text:c="11"/>*Id: 2169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59 <text:s text:c="11"/>*Id: 217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0 <text:s text:c="11"/>*Id: 2171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1 <text:s text:c="11"/>*Id: 2172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2 <text:s text:c="11"/>*Id: 2173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3 <text:s text:c="11"/>*Id: 217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4 <text:s text:c="11"/>*Id: 2175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5 <text:s text:c="11"/>*Id: 2176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6 <text:s text:c="11"/>*Id: 2177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7 <text:s text:c="11"/>*Id: 2178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8 <text:s text:c="11"/>*Id: 2179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69 <text:s text:c="11"/>*Id: 2180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0 <text:s text:c="11"/>*Id: 2181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1 <text:s text:c="11"/>*Id: 2182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2 <text:s text:c="11"/>*Id: 218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3 <text:s text:c="11"/>*Id: 2184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4 <text:s text:c="11"/>*Id: 2185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5 <text:s text:c="11"/>*Id: 2186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6 <text:s text:c="11"/>*Id: 2187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7 <text:s text:c="11"/>*Id: 2188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8 <text:s text:c="11"/>*Id: 2189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79 <text:s text:c="11"/>*Id: 2190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0 <text:s text:c="11"/>*Id: 2191 <text:s/>sl: <text:s/>4 Tw: 18 Tm: 18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781 <text:s text:c="11"/>*Id: 2192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2 <text:s text:c="11"/>*Id: 2193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3 <text:s text:c="11"/>*Id: 2194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4 <text:s text:c="11"/>*Id: 2195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5 <text:s text:c="11"/>*Id: 2196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6 <text:s text:c="11"/>*Id: 2197 <text:s/>sl: <text:s/>4 Tw: 16 Tm: 16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7 <text:s text:c="11"/>*Id: 2198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8 <text:s text:c="11"/>*Id: 2199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89 <text:s text:c="11"/>*Id: 220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0 <text:s text:c="11"/>*Id: 2201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1 <text:s text:c="11"/>*Id: 2202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2 <text:s text:c="11"/>*Id: 2203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3 <text:s text:c="11"/>*Id: 2204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4 <text:s text:c="11"/>*Id: 220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5 <text:s text:c="11"/>*Id: 2206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6 <text:s text:c="11"/>*Id: 2207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7 <text:s text:c="11"/>*Id: 2208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8 <text:s text:c="11"/>*Id: 2209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799 <text:s text:c="11"/>*Id: 2210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0 <text:s text:c="11"/>*Id: 2211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1 <text:s text:c="11"/>*Id: 2212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2 <text:s text:c="11"/>*Id: 2213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3 <text:s text:c="11"/>*Id: 2214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4 <text:s text:c="11"/>*Id: 2215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5 <text:s text:c="11"/>*Id: 2216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6 <text:s text:c="11"/>*Id: 2217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7 <text:s text:c="11"/>*Id: 2218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8 <text:s text:c="11"/>*Id: 2219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09 <text:s text:c="11"/>*Id: 2220 <text:s/>sl: <text:s/>4 Tw: 13 Tm: 13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810 <text:s text:c="11"/>*Id: 222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1 <text:s text:c="11"/>*Id: 2222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2 <text:s text:c="11"/>*Id: 2223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3 <text:s text:c="11"/>*Id: 2224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4 <text:s text:c="11"/>*Id: 222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5 <text:s text:c="11"/>*Id: 2226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6 <text:s text:c="11"/>*Id: 2227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7 <text:s text:c="11"/>*Id: 2228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8 <text:s text:c="11"/>*Id: 2229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19 <text:s text:c="11"/>*Id: 2230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0 <text:s text:c="11"/>*Id: 223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1 <text:s text:c="11"/>*Id: 2232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2 <text:s text:c="11"/>*Id: 223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3 <text:s text:c="11"/>*Id: 2234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4 <text:s text:c="11"/>*Id: 2235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5 <text:s text:c="11"/>*Id: 2236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6 <text:s text:c="11"/>*Id: 2237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7 <text:s text:c="11"/>*Id: 2238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8 <text:s text:c="11"/>*Id: 223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29 <text:s text:c="11"/>*Id: 2240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0 <text:s text:c="11"/>*Id: 2241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1 <text:s text:c="11"/>*Id: 2242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2 <text:s text:c="11"/>*Id: 2243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3 <text:s text:c="11"/>*Id: 2244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4 <text:s text:c="11"/>*Id: 2245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5 <text:s text:c="11"/>*Id: 2246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6 <text:s text:c="11"/>*Id: 2247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7 <text:s text:c="11"/>*Id: 2248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8 <text:s text:c="11"/>*Id: 2249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39 <text:s text:c="11"/>*Id: 225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0 <text:s text:c="11"/>*Id: 2251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1 <text:s text:c="11"/>*Id: 2252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2 <text:s text:c="11"/>*Id: 2253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3 <text:s text:c="11"/>*Id: 2254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4 <text:s text:c="11"/>*Id: 2255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5 <text:s text:c="11"/>*Id: 225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6 <text:s text:c="11"/>*Id: 2257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7 <text:s text:c="11"/>*Id: 2258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8 <text:s text:c="11"/>*Id: 2259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49 <text:s text:c="11"/>*Id: 2260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0 <text:s text:c="11"/>*Id: 2261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1 <text:s text:c="11"/>*Id: 2262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2 <text:s text:c="11"/>*Id: 2263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3 <text:s text:c="11"/>*Id: 2264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4 <text:s text:c="11"/>*Id: 2265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5 <text:s text:c="11"/>*Id: 2266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6 <text:s text:c="11"/>*Id: 2267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7 <text:s text:c="11"/>*Id: 2268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8 <text:s text:c="11"/>*Id: 2269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59 <text:s text:c="11"/>*Id: 2270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0 <text:s text:c="11"/>*Id: 2271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1 <text:s text:c="11"/>*Id: 2272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2 <text:s text:c="11"/>*Id: 2273 <text:s/>sl: <text:s/>4 Tw: 13 Tm: 13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863 <text:s text:c="11"/>*Id: 227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4 <text:s text:c="11"/>*Id: 2275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5 <text:s text:c="11"/>*Id: 2276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6 <text:s text:c="11"/>*Id: 2277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7 <text:s text:c="11"/>*Id: 2278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8 <text:s text:c="11"/>*Id: 2279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69 <text:s text:c="11"/>*Id: 2280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0 <text:s text:c="11"/>*Id: 2281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1 <text:s text:c="11"/>*Id: 2282 <text:s/>sl: <text:s/>4 Tw: 18 Tm: 1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2 <text:s text:c="11"/>*Id: 2283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3 <text:s text:c="11"/>*Id: 2284 <text:s/>sl: <text:s/>4 Tw: 11 Tm: 11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874 <text:s text:c="11"/>*Id: 2285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5 <text:s text:c="11"/>*Id: 2286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6 <text:s text:c="11"/>*Id: 2287 <text:s/>sl: <text:s/>4 Tw: 13 Tm: 13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2877 <text:s text:c="11"/>*Id: 2288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8 <text:s text:c="11"/>*Id: 2289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79 <text:s text:c="11"/>*Id: 2290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0 <text:s text:c="11"/>*Id: 229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1 <text:s text:c="11"/>*Id: 229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2 <text:s text:c="11"/>*Id: 2293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3 <text:s text:c="11"/>*Id: 2294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4 <text:s text:c="11"/>*Id: 229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5 <text:s text:c="11"/>*Id: 2296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6 <text:s text:c="11"/>*Id: 2297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7 <text:s text:c="11"/>*Id: 229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8 <text:s text:c="11"/>*Id: 229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89 <text:s text:c="11"/>*Id: 2300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0 <text:s text:c="11"/>*Id: 2301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1 <text:s text:c="11"/>*Id: 230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2 <text:s text:c="11"/>*Id: 2303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3 <text:s text:c="11"/>*Id: 2304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4 <text:s text:c="11"/>*Id: 2305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5 <text:s text:c="11"/>*Id: 2306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6 <text:s text:c="11"/>*Id: 2307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7 <text:s text:c="11"/>*Id: 2308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8 <text:s text:c="11"/>*Id: 2309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899 <text:s text:c="11"/>*Id: 231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0 <text:s text:c="11"/>*Id: 2311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1 <text:s text:c="11"/>*Id: 2312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2 <text:s text:c="11"/>*Id: 2313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3 <text:s text:c="11"/>*Id: 2314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4 <text:s text:c="11"/>*Id: 2315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5 <text:s text:c="11"/>*Id: 2316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6 <text:s text:c="11"/>*Id: 2317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7 <text:s text:c="11"/>*Id: 2318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8 <text:s text:c="11"/>*Id: 2319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09 <text:s text:c="11"/>*Id: 232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0 <text:s text:c="11"/>*Id: 2321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1 <text:s text:c="11"/>*Id: 2322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2 <text:s text:c="11"/>*Id: 2323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3 <text:s text:c="11"/>*Id: 2324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4 <text:s text:c="11"/>*Id: 2325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5 <text:s text:c="11"/>*Id: 2326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6 <text:s text:c="11"/>*Id: 2327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27 <text:s text:c="11"/>*Id: 2328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29 <text:s text:c="11"/>*Id: 2329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0 <text:s text:c="11"/>*Id: 2330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1 <text:s text:c="11"/>*Id: 2331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2 <text:s text:c="11"/>*Id: 2332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3 <text:s text:c="11"/>*Id: 2333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4 <text:s text:c="11"/>*Id: 2334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5 <text:s text:c="11"/>*Id: 2335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6 <text:s text:c="11"/>*Id: 233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7 <text:s text:c="11"/>*Id: 2337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8 <text:s text:c="11"/>*Id: 233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39 <text:s text:c="11"/>*Id: 233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0 <text:s text:c="11"/>*Id: 234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1 <text:s text:c="11"/>*Id: 2341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2 <text:s text:c="11"/>*Id: 2342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3 <text:s text:c="11"/>*Id: 2343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4 <text:s text:c="11"/>*Id: 2344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5 <text:s text:c="11"/>*Id: 2345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6 <text:s text:c="11"/>*Id: 2346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7 <text:s text:c="11"/>*Id: 2347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8 <text:s text:c="11"/>*Id: 2348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49 <text:s text:c="11"/>*Id: 2349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0 <text:s text:c="11"/>*Id: 2350 <text:s/>sl: <text:s/>4 Tw: 16 Tm: 1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1 <text:s text:c="11"/>*Id: 235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2 <text:s text:c="11"/>*Id: 2352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3 <text:s text:c="11"/>*Id: 2353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4 <text:s text:c="11"/>*Id: 2354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5 <text:s text:c="11"/>*Id: 2355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6 <text:s text:c="11"/>*Id: 2356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7 <text:s text:c="11"/>*Id: 2357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8 <text:s text:c="11"/>*Id: 2358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59 <text:s text:c="11"/>*Id: 2359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0 <text:s text:c="11"/>*Id: 236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1 <text:s text:c="11"/>*Id: 2361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2 <text:s text:c="11"/>*Id: 2362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3 <text:s text:c="11"/>*Id: 2363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4 <text:s text:c="11"/>*Id: 2364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5 <text:s text:c="11"/>*Id: 2365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6 <text:s text:c="11"/>*Id: 236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7 <text:s text:c="11"/>*Id: 2367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8 <text:s text:c="11"/>*Id: 2368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69 <text:s text:c="11"/>*Id: 2369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0 <text:s text:c="11"/>*Id: 2370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1 <text:s text:c="11"/>*Id: 2371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2 <text:s text:c="11"/>*Id: 2372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3 <text:s text:c="11"/>*Id: 2373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4 <text:s text:c="11"/>*Id: 2374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5 <text:s text:c="11"/>*Id: 2375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6 <text:s text:c="11"/>*Id: 2376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7 <text:s text:c="11"/>*Id: 2377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8 <text:s text:c="11"/>*Id: 237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79 <text:s text:c="11"/>*Id: 237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0 <text:s text:c="11"/>*Id: 238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1 <text:s text:c="11"/>*Id: 2381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2 <text:s text:c="11"/>*Id: 2382 <text:s/>sl: <text:s/>4 Tw: 16 Tm: 1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3 <text:s text:c="11"/>*Id: 2383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4 <text:s text:c="11"/>*Id: 238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5 <text:s text:c="11"/>*Id: 238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6 <text:s text:c="11"/>*Id: 2386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7 <text:s text:c="11"/>*Id: 2387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8 <text:s text:c="11"/>*Id: 2388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89 <text:s text:c="11"/>*Id: 2389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0 <text:s text:c="11"/>*Id: 2390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1 <text:s text:c="11"/>*Id: 2391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2 <text:s text:c="11"/>*Id: 2392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3 <text:s text:c="11"/>*Id: 2393 <text:s/>sl: <text:s/>4 Tw: 20 Tm: 2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4 <text:s text:c="11"/>*Id: 239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5 <text:s text:c="11"/>*Id: 2395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6 <text:s text:c="11"/>*Id: 2396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7 <text:s text:c="11"/>*Id: 2397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8 <text:s text:c="11"/>*Id: 239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099 <text:s text:c="11"/>*Id: 2399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0 <text:s text:c="11"/>*Id: 2400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2 <text:s text:c="11"/>*Id: 2401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1 <text:s text:c="11"/>*Id: 2402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3 <text:s text:c="11"/>*Id: 2403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4 <text:s text:c="11"/>*Id: 2404 <text:s/>sl: <text:s/>4 Tw: 13 Tm: 13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5 <text:s text:c="11"/>*Id: 240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6 <text:s text:c="11"/>*Id: 2406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7 <text:s text:c="11"/>*Id: 240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8 <text:s text:c="11"/>*Id: 2408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09 <text:s text:c="11"/>*Id: 2409 <text:s/>sl: <text:s/>6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0 <text:s text:c="11"/>*Id: 2410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1 <text:s text:c="11"/>*Id: 2411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2 <text:s text:c="11"/>*Id: 2412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4 <text:s text:c="11"/>*Id: 2413 <text:s/>sl: <text:s/>4 Tw: 12 Tm: 12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5 <text:s text:c="11"/>*Id: 2414 <text:s/>sl: <text:s/>4 Tw: 20 Tm: 2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6 <text:s text:c="11"/>*Id: 241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7 <text:s text:c="11"/>*Id: 2416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8 <text:s text:c="11"/>*Id: 2417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19 <text:s text:c="11"/>*Id: 2418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0 <text:s text:c="11"/>*Id: 2419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1 <text:s text:c="11"/>*Id: 2420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2 <text:s text:c="11"/>*Id: 2421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3 <text:s text:c="11"/>*Id: 242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4 <text:s text:c="11"/>*Id: 2423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5 <text:s text:c="11"/>*Id: 2424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6 <text:s text:c="11"/>*Id: 2425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7 <text:s text:c="11"/>*Id: 2426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8 <text:s text:c="11"/>*Id: 2427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29 <text:s text:c="11"/>*Id: 2428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0 <text:s text:c="11"/>*Id: 2429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1 <text:s text:c="11"/>*Id: 2430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2 <text:s text:c="11"/>*Id: 2431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3 <text:s text:c="11"/>*Id: 2432 <text:s/>sl: <text:s/>5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4 <text:s text:c="11"/>*Id: 2433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5 <text:s text:c="11"/>*Id: 2434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6 <text:s text:c="11"/>*Id: 2435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7 <text:s text:c="11"/>*Id: 2436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8 <text:s text:c="11"/>*Id: 2437 <text:s/>sl: <text:s/>4 Tw: <text:s/>9 Tm: <text:s/>9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39 <text:s text:c="11"/>*Id: 2438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0 <text:s text:c="11"/>*Id: 2439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1 <text:s text:c="11"/>*Id: 2440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2 <text:s text:c="11"/>*Id: 2441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3 <text:s text:c="11"/>*Id: 2442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4 <text:s text:c="11"/>*Id: 2443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5 <text:s text:c="11"/>*Id: 2444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6 <text:s text:c="11"/>*Id: 244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7 <text:s text:c="11"/>*Id: 2446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8 <text:s text:c="11"/>*Id: 2447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49 <text:s text:c="11"/>*Id: 2448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0 <text:s text:c="11"/>*Id: 2449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1 <text:s text:c="11"/>*Id: 2450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2 <text:s text:c="11"/>*Id: 2451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3 <text:s text:c="11"/>*Id: 2452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4 <text:s text:c="11"/>*Id: 2453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5 <text:s text:c="11"/>*Id: 2454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6 <text:s text:c="11"/>*Id: 2455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7 <text:s text:c="11"/>*Id: 2456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8 <text:s text:c="11"/>*Id: 2457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59 <text:s text:c="11"/>*Id: 2458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0 <text:s text:c="11"/>*Id: 2459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1 <text:s text:c="11"/>*Id: 2460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2 <text:s text:c="11"/>*Id: 2461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3 <text:s text:c="11"/>*Id: 246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5 <text:s text:c="11"/>*Id: 2464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6 <text:s text:c="11"/>*Id: 2465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7 <text:s text:c="11"/>*Id: 2466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8 <text:s text:c="11"/>*Id: 2467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9 <text:s text:c="11"/>*Id: 2468 <text:s/>sl: <text:s/>3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0 <text:s text:c="11"/>*Id: 2469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1 <text:s text:c="11"/>*Id: 2470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2 <text:s text:c="11"/>*Id: 2471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3 <text:s text:c="11"/>*Id: 2472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4 <text:s text:c="11"/>*Id: 2473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5 <text:s text:c="11"/>*Id: 2474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6 <text:s text:c="11"/>*Id: 247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7 <text:s text:c="11"/>*Id: 2476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8 <text:s text:c="11"/>*Id: 2477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79 <text:s text:c="11"/>*Id: 2478 <text:s/>sl: <text:s/>4 Tw: 12 Tm: 12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80 <text:s text:c="11"/>*Id: 2479 <text:s/>sl: <text:s/>4 Tw: 11 Tm: 11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81 <text:s text:c="11"/>*Id: 2480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82 <text:s text:c="11"/>*Id: 2481 <text:s/>sl: <text:s/>4 Tw: 17 Tm: 17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83 <text:s text:c="11"/>*Id: 2482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1 <text:s text:c="11"/>*Id: 2490 <text:s/>sl: <text:s/>4 Tw: 20 Tm: 2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2 <text:s text:c="11"/>*Id: 2491 <text:s/>sl: <text:s/>4 Tw: 21 Tm: 2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3 <text:s text:c="11"/>*Id: 2492 <text:s/>sl: <text:s/>4 Tw: 11 Tm: 11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4 <text:s text:c="11"/>*Id: 2493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5 <text:s text:c="11"/>*Id: 2494 <text:s/>sl: <text:s/>4 Tw: 13 Tm: 13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6 <text:s text:c="11"/>*Id: 2495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7 <text:s text:c="11"/>*Id: 2496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8 <text:s text:c="11"/>*Id: 2497 <text:s/>sl: <text:s/>4 Tw: 12 Tm: 12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99 <text:s text:c="11"/>*Id: 2498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0 <text:s text:c="11"/>*Id: 2499 <text:s/>sl: <text:s/>4 Tw: 14 Tm: 14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1 <text:s text:c="11"/>*Id: 2500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2 <text:s text:c="11"/>*Id: 2501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3 <text:s text:c="11"/>*Id: 2502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4 <text:s text:c="11"/>*Id: 2503 <text:s/>sl: <text:s/>4 Tw: 18 Tm: 18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5 <text:s text:c="11"/>*Id: 2504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6 <text:s text:c="11"/>*Id: 2505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7 <text:s text:c="11"/>*Id: 2506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8 <text:s text:c="11"/>*Id: 2507 <text:s/>sl: <text:s/>4 Tw: 11 Tm: 11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09 <text:s text:c="11"/>*Id: 2508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0 <text:s text:c="11"/>*Id: 2509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1 <text:s text:c="11"/>*Id: 2510 <text:s/>sl: <text:s/>4 Tw: 18 Tm: 18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2 <text:s text:c="11"/>*Id: 2511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3 <text:s text:c="11"/>*Id: 2512 <text:s/>sl: <text:s/>4 Tw: 12 Tm: 12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4 <text:s text:c="11"/>*Id: 2513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5 <text:s text:c="11"/>*Id: 2514 <text:s/>sl: <text:s/>4 Tw: 17 Tm: 17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6 <text:s text:c="11"/>*Id: 2515 <text:s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7 <text:s text:c="11"/>*Id: 2516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8 <text:s text:c="11"/>*Id: 2517 <text:s/>sl: <text:s/>4 Tw: 19 Tm: 1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19 <text:s text:c="11"/>*Id: 2518 <text:s/>sl: <text:s/>4 Tw: 19 Tm: 1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0 <text:s text:c="11"/>*Id: 2519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1 <text:s text:c="11"/>*Id: 2520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2 <text:s text:c="11"/>*Id: 2521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3 <text:s text:c="11"/>*Id: 2522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4 <text:s text:c="11"/>*Id: 2523 <text:s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5 <text:s text:c="11"/>*Id: 2524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6 <text:s text:c="11"/>*Id: 2525 <text:s/>sl: <text:s/>4 Tw: 19 Tm: 19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7 <text:s text:c="11"/>*Id: 2526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8 <text:s text:c="11"/>*Id: 2527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29 <text:s text:c="11"/>*Id: 2528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0 <text:s text:c="11"/>*Id: 2529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1 <text:s text:c="11"/>*Id: 2530 <text:s/>sl: <text:s/>4 Tw: 14 Tm: 14 Te: 1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2 <text:s text:c="11"/>*Id: 2531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3 <text:s text:c="11"/>*Id: 2532 <text:s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4 <text:s text:c="11"/>*Id: 2533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5 <text:s text:c="11"/>*Id: 2534 <text:s/>sl: <text:s/>4 Tw: 16 Tm: 16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236 <text:s text:c="11"/>*Id: 2535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7 <text:s text:c="11"/>*Id: 2536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8 <text:s text:c="11"/>*Id: 2537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39 <text:s text:c="11"/>*Id: 2538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0 <text:s text:c="11"/>*Id: 2539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1 <text:s text:c="11"/>*Id: 254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2 <text:s text:c="11"/>*Id: 2541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3 <text:s text:c="11"/>*Id: 2542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5 <text:s text:c="11"/>*Id: 2543 <text:s/>sl: <text:s/>4 Tw: 18 Tm: 18 Te: 8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4 <text:s text:c="11"/>*Id: 2544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5 <text:s text:c="11"/>*Id: 2545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6 <text:s text:c="11"/>*Id: 2546 <text:s/>sl: <text:s/>4 Tw: 20 Tm: 2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7 <text:s text:c="11"/>*Id: 254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8 <text:s text:c="11"/>*Id: 2548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49 <text:s text:c="11"/>*Id: 2549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0 <text:s text:c="11"/>*Id: 2550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1 <text:s text:c="11"/>*Id: 2551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2 <text:s text:c="11"/>*Id: 2552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3 <text:s text:c="11"/>*Id: 2553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4 <text:s text:c="11"/>*Id: 2554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6 <text:s text:c="11"/>*Id: 255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7 <text:s text:c="11"/>*Id: 2556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8 <text:s text:c="11"/>*Id: 2557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59 <text:s text:c="11"/>*Id: 2558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0 <text:s text:c="11"/>*Id: 2559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1 <text:s text:c="11"/>*Id: 2560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2 <text:s text:c="11"/>*Id: 2561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3 <text:s text:c="11"/>*Id: 2562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164 <text:s text:c="11"/>*Id: 2563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5 <text:s text:c="11"/>*Id: 2564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6 <text:s text:c="11"/>*Id: 2565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7 <text:s text:c="11"/>*Id: 2566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8 <text:s text:c="11"/>*Id: 2567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69 <text:s text:c="11"/>*Id: 2568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0 <text:s text:c="11"/>*Id: 2569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1 <text:s text:c="11"/>*Id: 2570 <text:s/>sl: <text:s/>4 Tw: 16 Tm: 1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2 <text:s text:c="11"/>*Id: 2571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3 <text:s text:c="11"/>*Id: 2572 <text:s/>sl: <text:s/>4 Tw: 16 Tm: 16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4 <text:s text:c="11"/>*Id: 2573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6 <text:s text:c="11"/>*Id: 2575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7 <text:s text:c="11"/>*Id: 2576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8 <text:s text:c="11"/>*Id: 2577 <text:s/>sl: <text:s/>4 Tw: 19 Tm: 1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79 <text:s text:c="11"/>*Id: 2578 <text:s/>sl: <text:s/>8 Tw: 25 Tm: 25 Te: 1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0 <text:s text:c="11"/>*Id: 2579 <text:s/>sl: <text:s/>5 Tw: 24 Tm: 24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1 <text:s text:c="11"/>*Id: 2580 <text:s/>sl: <text:s/>5 Tw: 20 Tm: 20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2 <text:s text:c="11"/>*Id: 2581 <text:s/>sl: <text:s/>5 Tw: 15 Tm: 15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3 <text:s text:c="11"/>*Id: 2582 <text:s/>sl: <text:s/>5 Tw: 19 Tm: 1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5 <text:s text:c="11"/>*Id: 2583 <text:s/>sl: <text:s/>5 Tw: 31 Tm: 31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4 <text:s text:c="11"/>*Id: 2584 <text:s/>sl: <text:s/>5 Tw: 18 Tm: 18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6 <text:s text:c="11"/>*Id: 2585 <text:s/>sl: <text:s/>4 Tw: 12 Tm: 12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7 <text:s text:c="11"/>*Id: 2586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8 <text:s text:c="11"/>*Id: 2587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89 <text:s text:c="11"/>*Id: 2588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0 <text:s text:c="11"/>*Id: 2589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1 <text:s text:c="11"/>*Id: 2590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2 <text:s text:c="11"/>*Id: 2591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3 <text:s text:c="11"/>*Id: 2592 <text:s/>sl: <text:s/>4 Tw: 11 Tm: 11 Te: <text:s/>5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3294 <text:s text:c="11"/>*Id: 2593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5 <text:s text:c="11"/>*Id: 2594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6 <text:s text:c="11"/>*Id: 2595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7 <text:s text:c="11"/>*Id: 2596 <text:s/>sl: <text:s/>4 Tw: 18 Tm: 18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8 <text:s text:c="11"/>*Id: 2597 <text:s/>sl: <text:s/>4 Tw: 11 Tm: 11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299 <text:s text:c="11"/>*Id: 2598 <text:s/>sl: <text:s/>4 Tw: 13 Tm: 13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0 <text:s text:c="11"/>*Id: 2599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1 <text:s text:c="11"/>*Id: 2600 <text:s/>sl: <text:s/>4 Tw: <text:s/>7 Tm: <text:s/>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2 <text:s text:c="11"/>*Id: 2601 <text:s/>sl: <text:s/>5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3 <text:s text:c="11"/>*Id: 2602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4 <text:s text:c="11"/>*Id: 2603 <text:s/>sl: <text:s/>4 Tw: <text:s/>9 Tm: <text:s/>9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5 <text:s text:c="11"/>*Id: 2604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6 <text:s text:c="11"/>*Id: 260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7 <text:s text:c="11"/>*Id: 2606 <text:s/>sl: <text:s/>4 Tw: 11 Tm: 11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8 <text:s text:c="11"/>*Id: 2607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09 <text:s text:c="11"/>*Id: 2608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0 <text:s text:c="11"/>*Id: 2609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1 <text:s text:c="11"/>*Id: 2610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2 <text:s text:c="11"/>*Id: 2611 <text:s/>sl: <text:s/>4 Tw: <text:s/>7 Tm: <text:s/>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3 <text:s text:c="11"/>*Id: 2612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4 <text:s text:c="11"/>*Id: 2613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5 <text:s text:c="11"/>*Id: 2614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6 <text:s text:c="11"/>*Id: 2615 <text:s/>sl: <text:s/>4 Tw: <text:s/>9 Tm: <text:s/>9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7 <text:s text:c="11"/>*Id: 2616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8 <text:s text:c="11"/>*Id: 2617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19 <text:s text:c="11"/>*Id: 2618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0 <text:s text:c="11"/>*Id: 2619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1 <text:s text:c="11"/>*Id: 2620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2 <text:s text:c="11"/>*Id: 2621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3 <text:s text:c="11"/>*Id: 2622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4 <text:s text:c="11"/>*Id: 2623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5 <text:s text:c="11"/>*Id: 2624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6 <text:s text:c="11"/>*Id: 2625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7 <text:s text:c="11"/>*Id: 2626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8 <text:s text:c="11"/>*Id: 2627 <text:s/>sl: <text:s/>4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29 <text:s text:c="11"/>*Id: 2628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0 <text:s text:c="11"/>*Id: 262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1 <text:s text:c="11"/>*Id: 263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2 <text:s text:c="11"/>*Id: 2631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3 <text:s text:c="11"/>*Id: 2632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4 <text:s text:c="11"/>*Id: 2633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5 <text:s text:c="11"/>*Id: 2634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6 <text:s text:c="11"/>*Id: 2635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8 <text:s text:c="11"/>*Id: 2636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7 <text:s text:c="11"/>*Id: 2637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39 <text:s text:c="11"/>*Id: 2638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0 <text:s text:c="11"/>*Id: 263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1 <text:s text:c="11"/>*Id: 2640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2 <text:s text:c="11"/>*Id: 2641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3 <text:s text:c="11"/>*Id: 2642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4 <text:s text:c="11"/>*Id: 2643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5 <text:s text:c="11"/>*Id: 2644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6 <text:s text:c="11"/>*Id: 264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7 <text:s text:c="11"/>*Id: 2646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8 <text:s text:c="11"/>*Id: 2647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49 <text:s text:c="11"/>*Id: 2648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0 <text:s text:c="11"/>*Id: 2649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1 <text:s text:c="11"/>*Id: 2650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2 <text:s text:c="11"/>*Id: 2651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3 <text:s text:c="11"/>*Id: 2652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4 <text:s text:c="11"/>*Id: 2653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5 <text:s text:c="11"/>*Id: 2654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6 <text:s text:c="11"/>*Id: 2655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7 <text:s text:c="11"/>*Id: 2656 <text:s/>sl: <text:s/>4 Tw: <text:s/>6 Tm: <text:s/>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8 <text:s text:c="11"/>*Id: 2657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59 <text:s text:c="11"/>*Id: 2658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0 <text:s text:c="11"/>*Id: 2659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1 <text:s text:c="11"/>*Id: 2660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2 <text:s text:c="11"/>*Id: 266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3 <text:s text:c="11"/>*Id: 2662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4 <text:s text:c="11"/>*Id: 2663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5 <text:s text:c="11"/>*Id: 2664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6 <text:s text:c="11"/>*Id: 2665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7 <text:s text:c="11"/>*Id: 2666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8 <text:s text:c="11"/>*Id: 266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69 <text:s text:c="11"/>*Id: 2668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0 <text:s text:c="11"/>*Id: 2669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1 <text:s text:c="11"/>*Id: 2670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2 <text:s text:c="11"/>*Id: 2671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3 <text:s text:c="11"/>*Id: 2672 <text:s/>sl: 10 Tw: 121 Tm: 121 Te: 56 Ee: 11 </text:p>
          </table:table-cell>
        </table:table-row>
        <table:table-row table:style-name="ro1">
          <table:table-cell office:value-type="string" calcext:value-type="string">
            <text:p>index.php?option=com_content&amp;view=article&amp;id=3275 <text:s text:c="11"/>*Id: 2754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4 <text:s text:c="11"/>*Id: 2791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5 <text:s text:c="11"/>*Id: 2792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6 <text:s text:c="11"/>*Id: 2793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7 <text:s text:c="11"/>*Id: 279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8 <text:s text:c="11"/>*Id: 2795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79 <text:s text:c="11"/>*Id: 2796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0 <text:s text:c="11"/>*Id: 279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1 <text:s text:c="11"/>*Id: 2798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2 <text:s text:c="11"/>*Id: 2799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3 <text:s text:c="11"/>*Id: 2800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4 <text:s text:c="11"/>*Id: 2801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5 <text:s text:c="11"/>*Id: 2802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6 <text:s text:c="11"/>*Id: 2803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7 <text:s text:c="11"/>*Id: 280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8 <text:s text:c="11"/>*Id: 280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89 <text:s text:c="11"/>*Id: 2806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0 <text:s text:c="11"/>*Id: 2807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1 <text:s text:c="11"/>*Id: 2808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2 <text:s text:c="11"/>*Id: 2809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3 <text:s text:c="11"/>*Id: 2810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4 <text:s text:c="11"/>*Id: 2811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5 <text:s text:c="11"/>*Id: 2812 <text:s/>sl: <text:s/>4 Tw: 26 Tm: 2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6 <text:s text:c="11"/>*Id: 2813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7 <text:s text:c="11"/>*Id: 281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8 <text:s text:c="11"/>*Id: 2815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399 <text:s text:c="11"/>*Id: 2816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0 <text:s text:c="11"/>*Id: 2817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1 <text:s text:c="11"/>*Id: 2818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2 <text:s text:c="11"/>*Id: 281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3 <text:s text:c="11"/>*Id: 2820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4 <text:s text:c="11"/>*Id: 2821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5 <text:s text:c="11"/>*Id: 2822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6 <text:s text:c="11"/>*Id: 2823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7 <text:s text:c="11"/>*Id: 2824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8 <text:s text:c="11"/>*Id: 2825 <text:s/>sl: <text:s/>4 Tw: 16 Tm: 16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09 <text:s text:c="11"/>*Id: 2826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0 <text:s text:c="11"/>*Id: 2827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1 <text:s text:c="11"/>*Id: 2828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2 <text:s text:c="11"/>*Id: 282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3 <text:s text:c="11"/>*Id: 2830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4 <text:s text:c="11"/>*Id: 2831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5 <text:s text:c="11"/>*Id: 2832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6 <text:s text:c="11"/>*Id: 2833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7 <text:s text:c="11"/>*Id: 283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8 <text:s text:c="11"/>*Id: 2835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19 <text:s text:c="11"/>*Id: 283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0 <text:s text:c="11"/>*Id: 2837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1 <text:s text:c="11"/>*Id: 2838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2 <text:s text:c="11"/>*Id: 2839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3 <text:s text:c="11"/>*Id: 284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4 <text:s text:c="11"/>*Id: 2841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5 <text:s text:c="11"/>*Id: 2842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6 <text:s text:c="11"/>*Id: 2843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7 <text:s text:c="11"/>*Id: 2844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8 <text:s text:c="11"/>*Id: 2845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29 <text:s text:c="11"/>*Id: 2846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0 <text:s text:c="11"/>*Id: 2847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1 <text:s text:c="11"/>*Id: 2848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2 <text:s text:c="11"/>*Id: 2849 <text:s/>sl: <text:s/>5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3 <text:s text:c="11"/>*Id: 2850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4 <text:s text:c="11"/>*Id: 2851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5 <text:s text:c="11"/>*Id: 2852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6 <text:s text:c="11"/>*Id: 2853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7 <text:s text:c="11"/>*Id: 2854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8 <text:s text:c="11"/>*Id: 2855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39 <text:s text:c="11"/>*Id: 2856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0 <text:s text:c="11"/>*Id: 2857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1 <text:s text:c="11"/>*Id: 2858 <text:s/>sl: <text:s/>4 Tw: 19 Tm: 1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2 <text:s text:c="11"/>*Id: 2859 <text:s/>sl: <text:s/>4 Tw: 13 Tm: 13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3 <text:s text:c="11"/>*Id: 2860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4 <text:s text:c="11"/>*Id: 2861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5 <text:s text:c="11"/>*Id: 2862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6 <text:s text:c="11"/>*Id: 2863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7 <text:s text:c="11"/>*Id: 2864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8 <text:s text:c="11"/>*Id: 2865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49 <text:s text:c="11"/>*Id: 2866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0 <text:s text:c="11"/>*Id: 2867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1 <text:s text:c="11"/>*Id: 2868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2 <text:s text:c="11"/>*Id: 2869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3 <text:s text:c="11"/>*Id: 2870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4 <text:s text:c="11"/>*Id: 2871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5 <text:s text:c="11"/>*Id: 2872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6 <text:s text:c="11"/>*Id: 2873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7 <text:s text:c="11"/>*Id: 2874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8 <text:s text:c="11"/>*Id: 2875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59 <text:s text:c="11"/>*Id: 2876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0 <text:s text:c="11"/>*Id: 2877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1 <text:s text:c="11"/>*Id: 2878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2 <text:s text:c="11"/>*Id: 2879 <text:s/>sl: <text:s/>4 Tw: 14 Tm: 14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3 <text:s text:c="11"/>*Id: 288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4 <text:s text:c="11"/>*Id: 2881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5 <text:s text:c="11"/>*Id: 2882 <text:s/>sl: <text:s/>4 Tw: 10 Tm: 1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6 <text:s text:c="11"/>*Id: 2883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7 <text:s text:c="11"/>*Id: 2884 <text:s/>sl: <text:s/>4 Tw: 10 Tm: 10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468 <text:s text:c="11"/>*Id: 2885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69 <text:s text:c="11"/>*Id: 2886 <text:s/>sl: <text:s/>4 Tw: <text:s/>8 Tm: <text:s/>8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0 <text:s text:c="11"/>*Id: 288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1 <text:s text:c="11"/>*Id: 2888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2 <text:s text:c="11"/>*Id: 2889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3 <text:s text:c="11"/>*Id: 2890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4 <text:s text:c="11"/>*Id: 2891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5 <text:s text:c="11"/>*Id: 2892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6 <text:s text:c="11"/>*Id: 2893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7 <text:s text:c="11"/>*Id: 2894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8 <text:s text:c="11"/>*Id: 2895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79 <text:s text:c="11"/>*Id: 2896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0 <text:s text:c="11"/>*Id: 2897 <text:s/>sl: <text:s/>4 Tw: 15 Tm: 15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1 <text:s text:c="11"/>*Id: 2898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2 <text:s text:c="11"/>*Id: 2899 <text:s/>sl: <text:s/>4 Tw: 17 Tm: 17 Te: 2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3 <text:s text:c="11"/>*Id: 2900 <text:s/>sl: <text:s/>4 Tw: 13 Tm: 13 Te: 1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4 <text:s text:c="11"/>*Id: 2901 <text:s/>sl: <text:s/>4 Tw: 12 Tm: 12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5 <text:s text:c="11"/>*Id: 2902 <text:s/>sl: <text:s/>4 Tw: 16 Tm: 16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6 <text:s text:c="11"/>*Id: 2903 <text:s/>sl: <text:s/>4 Tw: 15 Tm: 15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7 <text:s text:c="11"/>*Id: 2904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8 <text:s text:c="11"/>*Id: 2905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89 <text:s text:c="11"/>*Id: 2906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90 <text:s text:c="11"/>*Id: 2907 <text:s/>sl: <text:s/>3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91 <text:s text:c="11"/>*Id: 2908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92 <text:s text:c="11"/>*Id: 2909 <text:s/>sl: <text:s/>4 Tw: 21 Tm: 21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93 <text:s text:c="11"/>*Id: 2910 <text:s/>sl: <text:s/>2 Tw: <text:s/>6 Tm: <text:s/>6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494 <text:s text:c="11"/>*Id: 2911 <text:s/>sl: <text:s/>2 Tw: <text:s/>8 Tm: <text:s/>8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495 <text:s text:c="11"/>*Id: 2912 <text:s/>sl: <text:s/>2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496 <text:s text:c="11"/>*Id: 2913 <text:s/>sl: <text:s/>2 Tw: <text:s/>6 Tm: <text:s/>6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497 <text:s text:c="11"/>*Id: 2914 <text:s/>sl: <text:s/>2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498 <text:s text:c="11"/>*Id: 2915 <text:s/>sl: <text:s/>2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0 <text:s text:c="11"/>*Id: 2917 <text:s/>sl: <text:s/>2 Tw: <text:s/>9 Tm: <text:s/>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01 <text:s text:c="11"/>*Id: 2918 <text:s/>sl: <text:s/>2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02 <text:s text:c="11"/>*Id: 2919 <text:s/>sl: <text:s/>2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3 <text:s text:c="11"/>*Id: 2920 <text:s/>sl: <text:s/>2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4 <text:s text:c="11"/>*Id: 2921 <text:s/>sl: <text:s/>4 Tw: 16 Tm: 1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5 <text:s text:c="11"/>*Id: 2922 <text:s/>sl: <text:s/>4 Tw: 10 Tm: 10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6 <text:s text:c="11"/>*Id: 2923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7 <text:s text:c="11"/>*Id: 2924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8 <text:s text:c="11"/>*Id: 2925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09 <text:s text:c="11"/>*Id: 2926 <text:s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0 <text:s text:c="11"/>*Id: 2927 <text:s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1 <text:s text:c="11"/>*Id: 2928 <text:s/>sl: <text:s/>4 Tw: 17 Tm: 1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2 <text:s text:c="11"/>*Id: 2929 <text:s/>sl: <text:s/>4 Tw: 15 Tm: 15 Te: <text:s/>9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13 <text:s text:c="11"/>*Id: 2930 <text:s/>sl: <text:s/>4 Tw: 17 Tm: 1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4 <text:s text:c="11"/>*Id: 2931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5 <text:s text:c="11"/>*Id: 2932 <text:s/>sl: <text:s/>4 Tw: 15 Tm: 15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6 <text:s text:c="11"/>*Id: 2933 <text:s/>sl: <text:s/>4 Tw: 15 Tm: 15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7 <text:s text:c="11"/>*Id: 2934 <text:s/>sl: <text:s/>4 Tw: 16 Tm: 16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8 <text:s text:c="11"/>*Id: 2935 <text:s/>sl: <text:s/>4 Tw: 13 Tm: 13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19 <text:s text:c="11"/>*Id: 2936 <text:s/>sl: <text:s/>4 Tw: 16 Tm: 16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0 <text:s text:c="11"/>*Id: 2937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1 <text:s text:c="11"/>*Id: 2938 <text:s/>sl: <text:s/>4 Tw: 19 Tm: 19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2 <text:s text:c="11"/>*Id: 2939 <text:s/>sl: <text:s/>4 Tw: 19 Tm: 1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3 <text:s text:c="11"/>*Id: 2940 <text:s/>sl: <text:s/>4 Tw: 15 Tm: 15 Te: 1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4 <text:s text:c="11"/>*Id: 2941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5 <text:s text:c="11"/>*Id: 2942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6 <text:s text:c="11"/>*Id: 2943 <text:s/>sl: <text:s/>4 Tw: 17 Tm: 17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7 <text:s text:c="11"/>*Id: 2944 <text:s/>sl: <text:s/>4 Tw: 21 Tm: 21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8 <text:s text:c="11"/>*Id: 2945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29 <text:s text:c="11"/>*Id: 2946 <text:s/>sl: <text:s/>4 Tw: 22 Tm: 2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0 <text:s text:c="11"/>*Id: 2947 <text:s/>sl: <text:s/>4 Tw: 16 Tm: 16 Te: 1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1 <text:s text:c="11"/>*Id: 2948 <text:s/>sl: <text:s/>4 Tw: 15 Tm: 15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2 <text:s text:c="11"/>*Id: 2949 <text:s/>sl: <text:s/>4 Tw: <text:s/>6 Tm: <text:s/>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3 <text:s text:c="11"/>*Id: 2950 <text:s/>sl: <text:s/>4 Tw: 19 Tm: 19 Te: 1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4 <text:s text:c="11"/>*Id: 2951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5 <text:s text:c="11"/>*Id: 2952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6 <text:s text:c="11"/>*Id: 2953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7 <text:s text:c="11"/>*Id: 2954 <text:s/>sl: <text:s/>4 Tw: 10 Tm: 10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8 <text:s text:c="11"/>*Id: 2955 <text:s/>sl: <text:s/>4 Tw: <text:s/>9 Tm: <text:s/>9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39 <text:s text:c="11"/>*Id: 2956 <text:s/>sl: <text:s/>3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0 <text:s text:c="11"/>*Id: 295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1 <text:s text:c="11"/>*Id: 2958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2 <text:s text:c="11"/>*Id: 2959 <text:s/>sl: <text:s/>3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3 <text:s text:c="11"/>*Id: 2960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4 <text:s text:c="11"/>*Id: 2961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5 <text:s text:c="11"/>*Id: 2962 <text:s/>sl: <text:s/>4 Tw: <text:s/>5 Tm: <text:s/>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6 <text:s text:c="11"/>*Id: 2963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7 <text:s text:c="11"/>*Id: 2964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8 <text:s text:c="11"/>*Id: 2965 <text:s/>sl: <text:s/>4 Tw: <text:s/>8 Tm: <text:s/>8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49 <text:s text:c="11"/>*Id: 2966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0 <text:s text:c="11"/>*Id: 2967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1 <text:s text:c="11"/>*Id: 296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2 <text:s text:c="11"/>*Id: 2969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3 <text:s text:c="11"/>*Id: 2970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4 <text:s text:c="11"/>*Id: 2971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5 <text:s text:c="11"/>*Id: 2972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6 <text:s text:c="11"/>*Id: 2973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7 <text:s text:c="11"/>*Id: 2974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8 <text:s text:c="11"/>*Id: 2975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59 <text:s text:c="11"/>*Id: 2976 <text:s/>sl: <text:s/>2 Tw: <text:s/>7 Tm: <text:s/>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60 <text:s text:c="11"/>*Id: 2977 <text:s/>sl: <text:s/>2 Tw: <text:s/>7 Tm: <text:s/>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61 <text:s text:c="11"/>*Id: 2978 <text:s/>sl: <text:s/>2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62 <text:s text:c="11"/>*Id: 2979 <text:s/>sl: <text:s/>2 Tw: <text:s/>7 Tm: <text:s/>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63 <text:s text:c="11"/>*Id: 2980 <text:s/>sl: <text:s/>2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64 <text:s text:c="11"/>*Id: 2981 <text:s/>sl: <text:s/>2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65 <text:s text:c="11"/>*Id: 2982 <text:s/>sl: <text:s/>2 Tw: <text:s/>6 Tm: <text:s/>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66 <text:s text:c="11"/>*Id: 2983 <text:s/>sl: <text:s/>2 Tw: <text:s/>5 Tm: <text:s/>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67 <text:s text:c="11"/>*Id: 2984 <text:s/>sl: <text:s/>2 Tw: <text:s/>6 Tm: <text:s/>6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68 <text:s text:c="11"/>*Id: 2985 <text:s/>sl: <text:s/>2 Tw: <text:s/>6 Tm: <text:s/>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69 <text:s text:c="11"/>*Id: 2986 <text:s/>sl: <text:s/>2 Tw: <text:s/>7 Tm: <text:s/>7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70 <text:s text:c="11"/>*Id: 2987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1 <text:s text:c="11"/>*Id: 2988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2 <text:s text:c="11"/>*Id: 2989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3 <text:s text:c="11"/>*Id: 2990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4 <text:s text:c="11"/>*Id: 2991 <text:s/>sl: <text:s/>4 Tw: 21 Tm: 2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5 <text:s text:c="11"/>*Id: 2992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6 <text:s text:c="11"/>*Id: 2993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7 <text:s text:c="11"/>*Id: 2994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8 <text:s text:c="11"/>*Id: 2995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79 <text:s text:c="11"/>*Id: 2996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80 <text:s text:c="11"/>*Id: 2997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81 <text:s text:c="11"/>*Id: 2998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83 <text:s text:c="11"/>*Id: 3000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84 <text:s text:c="11"/>*Id: 3001 <text:s/>sl: <text:s/>4 Tw: 10 Tm: 10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85 <text:s text:c="11"/>*Id: 3002 <text:s/>sl: <text:s/>4 Tw: <text:s/>9 Tm: <text:s/>9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86 <text:s text:c="11"/>*Id: 3003 <text:s/>sl: <text:s/>4 Tw: 12 Tm: 12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87 <text:s text:c="11"/>*Id: 3004 <text:s/>sl: <text:s/>4 Tw: 10 Tm: 10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88 <text:s text:c="11"/>*Id: 3005 <text:s/>sl: <text:s/>4 Tw: 12 Tm: 12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89 <text:s text:c="11"/>*Id: 3006 <text:s/>sl: <text:s/>4 Tw: <text:s/>9 Tm: <text:s/>9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90 <text:s text:c="11"/>*Id: 3007 <text:s/>sl: <text:s/>4 Tw: <text:s/>9 Tm: <text:s/>9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591 <text:s text:c="11"/>*Id: 3008 <text:s/>sl: <text:s/>3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2 <text:s text:c="11"/>*Id: 3009 <text:s/>sl: <text:s/>4 Tw: 11 Tm: 11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3 <text:s text:c="11"/>*Id: 3010 <text:s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4 <text:s text:c="11"/>*Id: 3011 <text:s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5 <text:s text:c="11"/>*Id: 3012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6 <text:s text:c="11"/>*Id: 3013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7 <text:s text:c="11"/>*Id: 3014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8 <text:s text:c="11"/>*Id: 3015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599 <text:s text:c="11"/>*Id: 3016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0 <text:s text:c="11"/>*Id: 3017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1 <text:s text:c="11"/>*Id: 3018 <text:s/>sl: <text:s/>4 Tw: 17 Tm: 1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2 <text:s text:c="11"/>*Id: 3019 <text:s/>sl: <text:s/>3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3 <text:s text:c="11"/>*Id: 3020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4 <text:s text:c="11"/>*Id: 3021 <text:s/>sl: <text:s/>3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5 <text:s text:c="11"/>*Id: 3022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6 <text:s text:c="11"/>*Id: 3023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7 <text:s text:c="11"/>*Id: 3024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8 <text:s text:c="11"/>*Id: 3025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09 <text:s text:c="11"/>*Id: 3026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0 <text:s text:c="11"/>*Id: 3027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1 <text:s text:c="11"/>*Id: 3028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2 <text:s text:c="11"/>*Id: 3029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3 <text:s text:c="11"/>*Id: 3030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4 <text:s text:c="11"/>*Id: 3031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5 <text:s text:c="11"/>*Id: 3032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6 <text:s text:c="11"/>*Id: 3033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7 <text:s text:c="11"/>*Id: 3034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8 <text:s text:c="11"/>*Id: 3035 <text:s/>sl: <text:s/>4 Tw: 19 Tm: 19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19 <text:s text:c="11"/>*Id: 3036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0 <text:s text:c="11"/>*Id: 3037 <text:s/>sl: <text:s/>4 Tw: 19 Tm: 19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621 <text:s text:c="11"/>*Id: 3038 <text:s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2 <text:s text:c="11"/>*Id: 3039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3 <text:s text:c="11"/>*Id: 3040 <text:s/>sl: <text:s/>4 Tw: 22 Tm: 2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4 <text:s text:c="11"/>*Id: 3041 <text:s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5 <text:s text:c="11"/>*Id: 3042 <text:s/>sl: <text:s/>4 Tw: <text:s/>9 Tm: <text:s/>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6 <text:s text:c="11"/>*Id: 3043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7 <text:s text:c="11"/>*Id: 304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8 <text:s text:c="11"/>*Id: 3045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29 <text:s text:c="11"/>*Id: 3046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0 <text:s text:c="11"/>*Id: 3047 <text:s/>sl: <text:s/>3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1 <text:s text:c="11"/>*Id: 3048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2 <text:s text:c="11"/>*Id: 3049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3 <text:s text:c="11"/>*Id: 3050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4 <text:s text:c="11"/>*Id: 3051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5 <text:s text:c="11"/>*Id: 305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6 <text:s text:c="11"/>*Id: 3053 <text:s/>sl: <text:s/>4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7 <text:s text:c="11"/>*Id: 3054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8 <text:s text:c="11"/>*Id: 3055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39 <text:s text:c="11"/>*Id: 3056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0 <text:s text:c="11"/>*Id: 3057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1 <text:s text:c="11"/>*Id: 3058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2 <text:s text:c="11"/>*Id: 3059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3 <text:s text:c="11"/>*Id: 3060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4 <text:s text:c="11"/>*Id: 3061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5 <text:s text:c="11"/>*Id: 3062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6 <text:s text:c="11"/>*Id: 3063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7 <text:s text:c="11"/>*Id: 3064 <text:s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8 <text:s text:c="11"/>*Id: 3065 <text:s/>sl: <text:s/>4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49 <text:s text:c="11"/>*Id: 3066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0 <text:s text:c="11"/>*Id: 3067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1 <text:s text:c="11"/>*Id: 3068 <text:s/>sl: <text:s/>4 Tw: 22 Tm: 2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2 <text:s text:c="11"/>*Id: 3069 <text:s/>sl: <text:s/>4 Tw: 18 Tm: 1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3 <text:s text:c="11"/>*Id: 3070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4 <text:s text:c="11"/>*Id: 3071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5 <text:s text:c="11"/>*Id: 3072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6 <text:s text:c="11"/>*Id: 3073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7 <text:s text:c="11"/>*Id: 3074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8 <text:s text:c="11"/>*Id: 3075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59 <text:s text:c="11"/>*Id: 3076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0 <text:s text:c="11"/>*Id: 3077 <text:s/>sl: <text:s/>4 Tw: 11 Tm: 11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1 <text:s text:c="11"/>*Id: 3078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2 <text:s text:c="11"/>*Id: 3079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3 <text:s text:c="11"/>*Id: 3080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4 <text:s text:c="11"/>*Id: 3081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5 <text:s text:c="11"/>*Id: 3082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6 <text:s text:c="11"/>*Id: 3083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7 <text:s text:c="11"/>*Id: 3084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8 <text:s text:c="11"/>*Id: 3085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69 <text:s text:c="11"/>*Id: 308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0 <text:s text:c="11"/>*Id: 3087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1 <text:s text:c="11"/>*Id: 3088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2 <text:s text:c="11"/>*Id: 3089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3 <text:s text:c="11"/>*Id: 3090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4 <text:s text:c="11"/>*Id: 309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5 <text:s text:c="11"/>*Id: 3092 <text:s/>sl: <text:s/>4 Tw: 12 Tm: 12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676 <text:s text:c="11"/>*Id: 3093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7 <text:s text:c="11"/>*Id: 3094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8 <text:s text:c="11"/>*Id: 3095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79 <text:s text:c="11"/>*Id: 3096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0 <text:s text:c="11"/>*Id: 3097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1 <text:s text:c="11"/>*Id: 3098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2 <text:s text:c="11"/>*Id: 3099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3 <text:s text:c="11"/>*Id: 3100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4 <text:s text:c="11"/>*Id: 3101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5 <text:s text:c="11"/>*Id: 3102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6 <text:s text:c="11"/>*Id: 3103 <text:s/>sl: <text:s/>4 Tw: 11 Tm: 11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687 <text:s text:c="11"/>*Id: 3104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8 <text:s text:c="11"/>*Id: 3105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89 <text:s text:c="11"/>*Id: 3106 <text:s/>sl: <text:s/>3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0 <text:s text:c="11"/>*Id: 310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1 <text:s text:c="11"/>*Id: 3108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2 <text:s text:c="11"/>*Id: 310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3 <text:s text:c="11"/>*Id: 311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4 <text:s text:c="11"/>*Id: 3111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5 <text:s text:c="11"/>*Id: 3112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6 <text:s text:c="11"/>*Id: 3113 <text:s/>sl: <text:s/>4 Tw: <text:s/>0 Tm: <text:s/>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7 <text:s text:c="11"/>*Id: 3114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8 <text:s text:c="11"/>*Id: 3115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699 <text:s text:c="11"/>*Id: 3116 <text:s/>sl: <text:s/>4 Tw: <text:s/>0 Tm: <text:s/>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0 <text:s text:c="11"/>*Id: 3117 <text:s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1 <text:s text:c="11"/>*Id: 3118 <text:s/>sl: <text:s/>3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2 <text:s text:c="11"/>*Id: 3119 <text:s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3 <text:s text:c="11"/>*Id: 3120 <text:s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4 <text:s text:c="11"/>*Id: 3121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5 <text:s text:c="11"/>*Id: 3122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6 <text:s text:c="11"/>*Id: 3123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7 <text:s text:c="11"/>*Id: 3124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8 <text:s text:c="11"/>*Id: 3125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09 <text:s text:c="11"/>*Id: 3126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0 <text:s text:c="11"/>*Id: 312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1 <text:s text:c="11"/>*Id: 3128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2 <text:s text:c="11"/>*Id: 3129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3 <text:s text:c="11"/>*Id: 3130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4 <text:s text:c="11"/>*Id: 3131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5 <text:s text:c="11"/>*Id: 3132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6 <text:s text:c="11"/>*Id: 3133 <text:s/>sl: <text:s/>4 Tw: 20 Tm: 2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7 <text:s text:c="11"/>*Id: 3134 <text:s/>sl: <text:s/>4 Tw: 18 Tm: 1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8 <text:s text:c="11"/>*Id: 3135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19 <text:s text:c="11"/>*Id: 3136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0 <text:s text:c="11"/>*Id: 3137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1 <text:s text:c="11"/>*Id: 3138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2 <text:s text:c="11"/>*Id: 3139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3 <text:s text:c="11"/>*Id: 3140 <text:s/>sl: <text:s/>3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4 <text:s text:c="11"/>*Id: 3141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5 <text:s text:c="11"/>*Id: 3142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6 <text:s text:c="11"/>*Id: 3143 <text:s/>sl: <text:s/>4 Tw: 12 Tm: 12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7 <text:s text:c="11"/>*Id: 3144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8 <text:s text:c="11"/>*Id: 3145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29 <text:s text:c="11"/>*Id: 3146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0 <text:s text:c="11"/>*Id: 3147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1 <text:s text:c="11"/>*Id: 3148 <text:s/>sl: <text:s/>4 Tw: 11 Tm: 11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2 <text:s text:c="11"/>*Id: 3149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3 <text:s text:c="11"/>*Id: 3150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4 <text:s text:c="11"/>*Id: 3151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5 <text:s text:c="11"/>*Id: 3152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6 <text:s text:c="11"/>*Id: 3153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7 <text:s text:c="11"/>*Id: 3154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8 <text:s text:c="11"/>*Id: 3155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39 <text:s text:c="11"/>*Id: 3156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0 <text:s text:c="11"/>*Id: 3157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1 <text:s text:c="11"/>*Id: 3158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2 <text:s text:c="11"/>*Id: 3159 <text:s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3 <text:s text:c="11"/>*Id: 3160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4 <text:s text:c="11"/>*Id: 3161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5 <text:s text:c="11"/>*Id: 3162 <text:s/>sl: <text:s/>4 Tw: 19 Tm: 1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6 <text:s text:c="11"/>*Id: 3163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7 <text:s text:c="11"/>*Id: 3164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8 <text:s text:c="11"/>*Id: 3165 <text:s/>sl: <text:s/>4 Tw: 18 Tm: 1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49 <text:s text:c="11"/>*Id: 3166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0 <text:s text:c="11"/>*Id: 3167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1 <text:s text:c="11"/>*Id: 3168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2 <text:s text:c="11"/>*Id: 3169 <text:s/>sl: <text:s/>4 Tw: 12 Tm: 12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3 <text:s text:c="11"/>*Id: 3170 <text:s/>sl: <text:s/>4 Tw: 16 Tm: 16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754 <text:s text:c="11"/>*Id: 3171 <text:s/>sl: <text:s/>4 Tw: 15 Tm: 15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5 <text:s text:c="11"/>*Id: 3172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6 <text:s text:c="11"/>*Id: 3173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7 <text:s text:c="11"/>*Id: 3174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8 <text:s text:c="11"/>*Id: 3175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59 <text:s text:c="11"/>*Id: 3176 <text:s/>sl: <text:s/>4 Tw: 17 Tm: 1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0 <text:s text:c="11"/>*Id: 3177 <text:s/>sl: <text:s/>4 Tw: 14 Tm: 14 Te: <text:s/>8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761 <text:s text:c="11"/>*Id: 3178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2 <text:s text:c="11"/>*Id: 3179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3 <text:s text:c="11"/>*Id: 3180 <text:s/>sl: <text:s/>4 Tw: 20 Tm: 2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4 <text:s text:c="11"/>*Id: 3181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5 <text:s text:c="11"/>*Id: 3182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6 <text:s text:c="11"/>*Id: 3183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7 <text:s text:c="11"/>*Id: 3184 <text:s/>sl: <text:s/>4 Tw: 18 Tm: 18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8 <text:s text:c="11"/>*Id: 3185 <text:s/>sl: <text:s/>4 Tw: 21 Tm: 2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69 <text:s text:c="11"/>*Id: 3186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1 <text:s text:c="11"/>*Id: 3198 <text:s/>sl: <text:s/>4 Tw: <text:s/>8 Tm: <text:s/>8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2 <text:s text:c="11"/>*Id: 3199 <text:s/>sl: <text:s/>4 Tw: <text:s/>6 Tm: <text:s/>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3 <text:s text:c="11"/>*Id: 3200 <text:s/>sl: <text:s/>4 Tw: <text:s/>6 Tm: <text:s/>6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784 <text:s text:c="11"/>*Id: 3201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5 <text:s text:c="11"/>*Id: 3202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6 <text:s text:c="11"/>*Id: 3203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7 <text:s text:c="11"/>*Id: 3204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8 <text:s text:c="11"/>*Id: 3205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89 <text:s text:c="11"/>*Id: 3206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0 <text:s text:c="11"/>*Id: 3207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1 <text:s text:c="11"/>*Id: 3208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2 <text:s text:c="11"/>*Id: 3209 <text:s/>sl: <text:s/>4 Tw: 17 Tm: 1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3 <text:s text:c="11"/>*Id: 3210 <text:s/>sl: <text:s/>4 Tw: 16 Tm: 16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4 <text:s text:c="11"/>*Id: 3211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5 <text:s text:c="11"/>*Id: 3212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6 <text:s text:c="11"/>*Id: 3213 <text:s/>sl: <text:s/>4 Tw: 12 Tm: 12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7 <text:s text:c="11"/>*Id: 3214 <text:s/>sl: <text:s/>4 Tw: 19 Tm: 1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8 <text:s text:c="11"/>*Id: 3215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4 <text:s text:c="11"/>*Id: 3216 <text:s/>sl: <text:s/>3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799 <text:s text:c="11"/>*Id: 3217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0 <text:s text:c="11"/>*Id: 3218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1 <text:s text:c="11"/>*Id: 3219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2 <text:s text:c="11"/>*Id: 3220 <text:s/>sl: <text:s/>4 Tw: 22 Tm: 2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3 <text:s text:c="11"/>*Id: 3221 <text:s/>sl: <text:s/>4 Tw: 20 Tm: 2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4 <text:s text:c="11"/>*Id: 3222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5 <text:s text:c="11"/>*Id: 3223 <text:s/>sl: <text:s/>4 Tw: 21 Tm: 2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6 <text:s text:c="11"/>*Id: 3224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7 <text:s text:c="11"/>*Id: 3225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8 <text:s text:c="11"/>*Id: 3226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09 <text:s text:c="11"/>*Id: 3227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0 <text:s text:c="11"/>*Id: 3228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1 <text:s text:c="11"/>*Id: 3229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2 <text:s text:c="11"/>*Id: 3230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3 <text:s text:c="11"/>*Id: 3231 <text:s/>sl: <text:s/>4 Tw: 17 Tm: 1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4 <text:s text:c="11"/>*Id: 3232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5 <text:s text:c="11"/>*Id: 3233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6 <text:s text:c="11"/>*Id: 3234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7 <text:s text:c="11"/>*Id: 3235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8 <text:s text:c="11"/>*Id: 3236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19 <text:s text:c="11"/>*Id: 3237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0 <text:s text:c="11"/>*Id: 3238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1 <text:s text:c="11"/>*Id: 3239 <text:s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2 <text:s text:c="11"/>*Id: 3240 <text:s/>sl: <text:s/>4 Tw: 17 Tm: 17 Te: 1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3 <text:s text:c="11"/>*Id: 3241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4 <text:s text:c="11"/>*Id: 3242 <text:s/>sl: <text:s/>4 Tw: 13 Tm: 13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5 <text:s text:c="11"/>*Id: 3243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6 <text:s text:c="11"/>*Id: 3244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7 <text:s text:c="11"/>*Id: 3245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8 <text:s text:c="11"/>*Id: 3246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29 <text:s text:c="11"/>*Id: 3247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0 <text:s text:c="11"/>*Id: 3248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1 <text:s text:c="11"/>*Id: 3249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2 <text:s text:c="11"/>*Id: 325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3 <text:s text:c="11"/>*Id: 3251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4 <text:s text:c="11"/>*Id: 3252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5 <text:s text:c="11"/>*Id: 3253 <text:s/>sl: <text:s/>4 Tw: 20 Tm: 20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6 <text:s text:c="11"/>*Id: 3254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7 <text:s text:c="11"/>*Id: 3255 <text:s/>sl: <text:s/>4 Tw: 18 Tm: 18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8 <text:s text:c="11"/>*Id: 3256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39 <text:s text:c="11"/>*Id: 3257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0 <text:s text:c="11"/>*Id: 3258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1 <text:s text:c="11"/>*Id: 3259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2 <text:s text:c="11"/>*Id: 3260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3 <text:s text:c="11"/>*Id: 3261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4 <text:s text:c="11"/>*Id: 3262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5 <text:s text:c="11"/>*Id: 3263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6 <text:s text:c="11"/>*Id: 3264 <text:s/>sl: <text:s/>4 Tw: 10 Tm: 10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7 <text:s text:c="11"/>*Id: 3265 <text:s/>sl: <text:s/>4 Tw: 11 Tm: 11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8 <text:s text:c="11"/>*Id: 3266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49 <text:s text:c="11"/>*Id: 3267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0 <text:s text:c="11"/>*Id: 3268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1 <text:s text:c="11"/>*Id: 3269 <text:s/>sl: <text:s/>4 Tw: 13 Tm: 13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2 <text:s text:c="11"/>*Id: 3270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3 <text:s text:c="11"/>*Id: 3271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4 <text:s text:c="11"/>*Id: 3272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5 <text:s text:c="11"/>*Id: 3273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6 <text:s text:c="11"/>*Id: 3274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7 <text:s text:c="11"/>*Id: 3275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8 <text:s text:c="11"/>*Id: 3276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59 <text:s text:c="11"/>*Id: 3277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0 <text:s text:c="11"/>*Id: 3278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1 <text:s text:c="11"/>*Id: 3279 <text:s/>sl: <text:s/>4 Tw: 16 Tm: 1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2 <text:s text:c="11"/>*Id: 3280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3 <text:s text:c="11"/>*Id: 3281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4 <text:s text:c="11"/>*Id: 3282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5 <text:s text:c="11"/>*Id: 3283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6 <text:s text:c="11"/>*Id: 3284 <text:s/>sl: <text:s/>4 Tw: 18 Tm: 18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7 <text:s text:c="11"/>*Id: 3285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8 <text:s text:c="11"/>*Id: 3286 <text:s/>sl: <text:s/>4 Tw: 22 Tm: 22 Te: 1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69 <text:s text:c="11"/>*Id: 3287 <text:s/>sl: <text:s/>4 Tw: 16 Tm: 16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0 <text:s text:c="11"/>*Id: 3288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1 <text:s text:c="11"/>*Id: 3289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2 <text:s text:c="11"/>*Id: 3290 <text:s/>sl: <text:s/>4 Tw: 20 Tm: 20 Te: 1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3 <text:s text:c="11"/>*Id: 3291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4 <text:s text:c="11"/>*Id: 3292 <text:s/>sl: <text:s/>4 Tw: 12 Tm: 12 Te: 1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5 <text:s text:c="11"/>*Id: 3293 <text:s/>sl: <text:s/>4 Tw: 14 Tm: 14 Te: 1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6 <text:s text:c="11"/>*Id: 3294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7 <text:s text:c="11"/>*Id: 3295 <text:s/>sl: <text:s/>4 Tw: 16 Tm: 16 Te: 1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8 <text:s text:c="11"/>*Id: 3296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79 <text:s text:c="11"/>*Id: 3297 <text:s/>sl: <text:s/>4 Tw: 15 Tm: 15 Te: 1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0 <text:s text:c="11"/>*Id: 3298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1 <text:s text:c="11"/>*Id: 3299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2 <text:s text:c="11"/>*Id: 3300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3 <text:s text:c="11"/>*Id: 3301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4 <text:s text:c="11"/>*Id: 3302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5 <text:s text:c="11"/>*Id: 3303 <text:s/>sl: <text:s/>4 Tw: <text:s/>9 Tm: <text:s/>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6 <text:s text:c="11"/>*Id: 3304 <text:s/>sl: <text:s/>4 Tw: 11 Tm: 11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7 <text:s text:c="11"/>*Id: 3305 <text:s/>sl: <text:s/>4 Tw: 15 Tm: 15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8 <text:s text:c="11"/>*Id: 3306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89 <text:s text:c="11"/>*Id: 3307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0 <text:s text:c="11"/>*Id: 3308 <text:s/>sl: <text:s/>4 Tw: 15 Tm: 15 Te: <text:s/>7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891 <text:s text:c="11"/>*Id: 3309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2 <text:s text:c="11"/>*Id: 3310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3 <text:s text:c="11"/>*Id: 3311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4 <text:s text:c="11"/>*Id: 3312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5 <text:s text:c="11"/>*Id: 3313 <text:s/>sl: <text:s/>4 Tw: 13 Tm: 13 Te: 1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6 <text:s text:c="11"/>*Id: 331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7 <text:s text:c="11"/>*Id: 3315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8 <text:s text:c="11"/>*Id: 3316 <text:s/>sl: <text:s/>4 Tw: 19 Tm: 1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899 <text:s text:c="11"/>*Id: 3317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0 <text:s text:c="11"/>*Id: 3318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1 <text:s text:c="11"/>*Id: 3319 <text:s/>sl: <text:s/>4 Tw: 16 Tm: 16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2 <text:s text:c="11"/>*Id: 3320 <text:s/>sl: <text:s/>4 Tw: 12 Tm: 12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3 <text:s text:c="11"/>*Id: 3321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4 <text:s text:c="11"/>*Id: 3322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5 <text:s text:c="11"/>*Id: 3323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6 <text:s text:c="11"/>*Id: 3324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7 <text:s text:c="11"/>*Id: 3325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8 <text:s text:c="11"/>*Id: 3326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09 <text:s text:c="11"/>*Id: 3327 <text:s/>sl: <text:s/>4 Tw: 19 Tm: 1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0 <text:s text:c="11"/>*Id: 3328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1 <text:s text:c="11"/>*Id: 3329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2 <text:s text:c="11"/>*Id: 3330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3 <text:s text:c="11"/>*Id: 3331 <text:s/>sl: <text:s/>4 Tw: 13 Tm: 13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4 <text:s text:c="11"/>*Id: 3332 <text:s/>sl: <text:s/>4 Tw: 20 Tm: 2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5 <text:s text:c="11"/>*Id: 3333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6 <text:s text:c="11"/>*Id: 3334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7 <text:s text:c="11"/>*Id: 3335 <text:s/>sl: <text:s/>4 Tw: 20 Tm: 2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8 <text:s text:c="11"/>*Id: 3336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19 <text:s text:c="11"/>*Id: 3337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0 <text:s text:c="11"/>*Id: 3338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1 <text:s text:c="11"/>*Id: 3339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2 <text:s text:c="11"/>*Id: 3340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3 <text:s text:c="11"/>*Id: 3341 <text:s/>sl: <text:s/>4 Tw: 15 Tm: 15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4 <text:s text:c="11"/>*Id: 3342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5 <text:s text:c="11"/>*Id: 3343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6 <text:s text:c="11"/>*Id: 3344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7 <text:s text:c="11"/>*Id: 3345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8 <text:s text:c="11"/>*Id: 3346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29 <text:s text:c="11"/>*Id: 3347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0 <text:s text:c="11"/>*Id: 3348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1 <text:s text:c="11"/>*Id: 3349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2 <text:s text:c="11"/>*Id: 3350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3 <text:s text:c="11"/>*Id: 3351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4 <text:s text:c="11"/>*Id: 3352 <text:s/>sl: <text:s/>4 Tw: 21 Tm: 21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5 <text:s text:c="11"/>*Id: 3353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6 <text:s text:c="11"/>*Id: 3354 <text:s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7 <text:s text:c="11"/>*Id: 3355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8 <text:s text:c="11"/>*Id: 3356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39 <text:s text:c="11"/>*Id: 3357 <text:s/>sl: <text:s/>4 Tw: 19 Tm: 1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0 <text:s text:c="11"/>*Id: 3358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1 <text:s text:c="11"/>*Id: 3359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2 <text:s text:c="11"/>*Id: 3360 <text:s/>sl: <text:s/>4 Tw: 18 Tm: 1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3 <text:s text:c="11"/>*Id: 3361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4 <text:s text:c="11"/>*Id: 3362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5 <text:s text:c="11"/>*Id: 3363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6 <text:s text:c="11"/>*Id: 3364 <text:s/>sl: <text:s/>4 Tw: 15 Tm: 15 Te: <text:s/>6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3947 <text:s text:c="11"/>*Id: 3365 <text:s/>sl: <text:s/>4 Tw: 10 Tm: 10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8 <text:s text:c="11"/>*Id: 3366 <text:s/>sl: <text:s/>4 Tw: 13 Tm: 13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49 <text:s text:c="11"/>*Id: 3367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0 <text:s text:c="11"/>*Id: 3368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1 <text:s text:c="11"/>*Id: 3369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2 <text:s text:c="11"/>*Id: 3370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3 <text:s text:c="11"/>*Id: 3371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4 <text:s text:c="11"/>*Id: 3372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5 <text:s text:c="11"/>*Id: 3373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6 <text:s text:c="11"/>*Id: 3374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7 <text:s text:c="11"/>*Id: 3375 <text:s/>sl: <text:s/>4 Tw: 19 Tm: 19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8 <text:s text:c="11"/>*Id: 3376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59 <text:s text:c="11"/>*Id: 3377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0 <text:s text:c="11"/>*Id: 3378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1 <text:s text:c="11"/>*Id: 3379 <text:s/>sl: <text:s/>4 Tw: 18 Tm: 1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2 <text:s text:c="11"/>*Id: 3380 <text:s/>sl: <text:s/>4 Tw: 16 Tm: 1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3 <text:s text:c="11"/>*Id: 3381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4 <text:s text:c="11"/>*Id: 3382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5 <text:s text:c="11"/>*Id: 3383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6 <text:s text:c="11"/>*Id: 3384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7 <text:s text:c="11"/>*Id: 3385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8 <text:s text:c="11"/>*Id: 3386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69 <text:s text:c="11"/>*Id: 3387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0 <text:s text:c="11"/>*Id: 3388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1 <text:s text:c="11"/>*Id: 338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2 <text:s text:c="11"/>*Id: 3390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3 <text:s text:c="11"/>*Id: 3391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4 <text:s text:c="11"/>*Id: 339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5 <text:s text:c="11"/>*Id: 3393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6 <text:s text:c="11"/>*Id: 3394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7 <text:s text:c="11"/>*Id: 3395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79 <text:s text:c="11"/>*Id: 3396 <text:s/>sl: <text:s/>8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0 <text:s text:c="11"/>*Id: 3397 <text:s/>sl: <text:s/>8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1 <text:s text:c="11"/>*Id: 3398 <text:s/>sl: <text:s/>8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2 <text:s text:c="11"/>*Id: 3399 <text:s/>sl: <text:s/>8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3 <text:s text:c="11"/>*Id: 3400 <text:s/>sl: <text:s/>8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4 <text:s text:c="11"/>*Id: 3401 <text:s/>sl: <text:s/>8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5 <text:s text:c="11"/>*Id: 3402 <text:s/>sl: <text:s/>8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6 <text:s text:c="11"/>*Id: 3403 <text:s/>sl: <text:s/>8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7 <text:s text:c="11"/>*Id: 3404 <text:s/>sl: <text:s/>8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8 <text:s text:c="11"/>*Id: 3405 <text:s/>sl: <text:s/>8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89 <text:s text:c="11"/>*Id: 3406 <text:s/>sl: <text:s/>8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0 <text:s text:c="11"/>*Id: 3407 <text:s/>sl: <text:s/>4 Tw: 17 Tm: 17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1 <text:s text:c="11"/>*Id: 3408 <text:s/>sl: <text:s/>5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2 <text:s text:c="11"/>*Id: 3409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3 <text:s text:c="11"/>*Id: 3410 <text:s/>sl: <text:s/>4 Tw: 17 Tm: 17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4 <text:s text:c="11"/>*Id: 3411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5 <text:s text:c="11"/>*Id: 3412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7 <text:s text:c="11"/>*Id: 3413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8 <text:s text:c="11"/>*Id: 3414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3999 <text:s text:c="11"/>*Id: 3415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0 <text:s text:c="11"/>*Id: 3416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1 <text:s text:c="11"/>*Id: 3417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2 <text:s text:c="11"/>*Id: 3418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3 <text:s text:c="11"/>*Id: 3419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4 <text:s text:c="11"/>*Id: 3420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5 <text:s text:c="11"/>*Id: 3421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6 <text:s text:c="11"/>*Id: 3422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7 <text:s text:c="11"/>*Id: 3423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8 <text:s text:c="11"/>*Id: 3424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09 <text:s text:c="11"/>*Id: 3425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0 <text:s text:c="11"/>*Id: 3426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1 <text:s text:c="11"/>*Id: 3427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2 <text:s text:c="11"/>*Id: 3428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3 <text:s text:c="11"/>*Id: 3429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4 <text:s text:c="11"/>*Id: 3430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5 <text:s text:c="11"/>*Id: 3431 <text:s/>sl: <text:s/>4 Tw: 11 Tm: 11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016 <text:s text:c="11"/>*Id: 343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7 <text:s text:c="11"/>*Id: 3433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8 <text:s text:c="11"/>*Id: 3434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19 <text:s text:c="11"/>*Id: 3435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0 <text:s text:c="11"/>*Id: 3436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1 <text:s text:c="11"/>*Id: 3437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2 <text:s text:c="11"/>*Id: 343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3 <text:s text:c="11"/>*Id: 3439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4 <text:s text:c="11"/>*Id: 3440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5 <text:s text:c="11"/>*Id: 3441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8 <text:s text:c="11"/>*Id: 3442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29 <text:s text:c="11"/>*Id: 3443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0 <text:s text:c="11"/>*Id: 3444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1 <text:s text:c="11"/>*Id: 3445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2 <text:s text:c="11"/>*Id: 3446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3 <text:s text:c="11"/>*Id: 3447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4 <text:s text:c="11"/>*Id: 3448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5 <text:s text:c="11"/>*Id: 3449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6 <text:s text:c="11"/>*Id: 3450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7 <text:s text:c="11"/>*Id: 3451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8 <text:s text:c="11"/>*Id: 3452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39 <text:s text:c="11"/>*Id: 3453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0 <text:s text:c="11"/>*Id: 3454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1 <text:s text:c="11"/>*Id: 3455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2 <text:s text:c="11"/>*Id: 3456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3 <text:s text:c="11"/>*Id: 3457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4 <text:s text:c="11"/>*Id: 3458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5 <text:s text:c="11"/>*Id: 3459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6 <text:s text:c="11"/>*Id: 3460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7 <text:s text:c="11"/>*Id: 3461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8 <text:s text:c="11"/>*Id: 3462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49 <text:s text:c="11"/>*Id: 3463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0 <text:s text:c="11"/>*Id: 3464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1 <text:s text:c="11"/>*Id: 3465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2 <text:s text:c="11"/>*Id: 3466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3 <text:s text:c="11"/>*Id: 3467 <text:s/>sl: <text:s/>4 Tw: 13 Tm: 13 Te: 1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4 <text:s text:c="11"/>*Id: 3468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5 <text:s text:c="11"/>*Id: 3469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6 <text:s text:c="11"/>*Id: 3470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7 <text:s text:c="11"/>*Id: 3471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8 <text:s text:c="11"/>*Id: 3472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59 <text:s text:c="11"/>*Id: 3473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0 <text:s text:c="11"/>*Id: 3474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1 <text:s text:c="11"/>*Id: 3475 <text:s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2 <text:s text:c="11"/>*Id: 3476 <text:s/>sl: <text:s/>4 Tw: <text:s/>0 Tm: <text:s/>0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3 <text:s text:c="11"/>*Id: 3477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4 <text:s text:c="11"/>*Id: 3478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5 <text:s text:c="11"/>*Id: 3479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6 <text:s text:c="11"/>*Id: 3480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7 <text:s text:c="11"/>*Id: 3481 <text:s/>sl: <text:s/>4 Tw: <text:s/>5 Tm: <text:s/>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8 <text:s text:c="11"/>*Id: 3482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69 <text:s text:c="11"/>*Id: 348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0 <text:s text:c="11"/>*Id: 3484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1 <text:s text:c="11"/>*Id: 3485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2 <text:s text:c="11"/>*Id: 3486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3 <text:s text:c="11"/>*Id: 3487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4 <text:s text:c="11"/>*Id: 3488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5 <text:s text:c="11"/>*Id: 3489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6 <text:s text:c="11"/>*Id: 3490 <text:s/>sl: <text:s/>4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7 <text:s text:c="11"/>*Id: 3491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8 <text:s text:c="11"/>*Id: 349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79 <text:s text:c="11"/>*Id: 3493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80 <text:s text:c="11"/>*Id: 3494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92 <text:s text:c="11"/>*Id: 3506 <text:s/>sl: <text:s/>4 Tw: <text:s/>5 Tm: <text:s/>5 Te: 1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96 <text:s text:c="11"/>*Id: 3508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95 <text:s text:c="11"/>*Id: 3509 <text:s/>sl: <text:s/>4 Tw: <text:s/>8 Tm: <text:s/>8 Te: <text:s/>5 Ee: <text:s/>2 </text:p>
          </table:table-cell>
        </table:table-row>
        <table:table-row table:style-name="ro1">
          <table:table-cell office:value-type="string" calcext:value-type="string">
            <text:p>index.php?option=com_content&amp;view=article&amp;id=4097 <text:s text:c="11"/>*Id: 3510 <text:s/>sl: <text:s/>4 Tw: <text:s/>5 Tm: <text:s/>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98 <text:s text:c="11"/>*Id: 3511 <text:s/>sl: <text:s/>4 Tw: <text:s/>6 Tm: <text:s/>6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099 <text:s text:c="11"/>*Id: 3512 <text:s/>sl: <text:s/>4 Tw: <text:s/>5 Tm: <text:s/>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1 <text:s text:c="11"/>*Id: 3514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2 <text:s text:c="11"/>*Id: 3515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3 <text:s text:c="11"/>*Id: 3516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4 <text:s text:c="11"/>*Id: 3517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5 <text:s text:c="11"/>*Id: 3518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6 <text:s text:c="11"/>*Id: 3519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7 <text:s text:c="11"/>*Id: 3520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8 <text:s text:c="11"/>*Id: 3521 <text:s/>sl: <text:s/>3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09 <text:s text:c="11"/>*Id: 3522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0 <text:s text:c="11"/>*Id: 3523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1 <text:s text:c="11"/>*Id: 3524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2 <text:s text:c="11"/>*Id: 3525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3 <text:s text:c="11"/>*Id: 3526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4 <text:s text:c="11"/>*Id: 3527 <text:s/>sl: <text:s/>4 Tw: <text:s/>9 Tm: <text:s/>9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5 <text:s text:c="11"/>*Id: 3528 <text:s/>sl: <text:s/>4 Tw: <text:s/>9 Tm: <text:s/>9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6 <text:s text:c="11"/>*Id: 3529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7 <text:s text:c="11"/>*Id: 3530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8 <text:s text:c="11"/>*Id: 3531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19 <text:s text:c="11"/>*Id: 3532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0 <text:s text:c="11"/>*Id: 3533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1 <text:s text:c="11"/>*Id: 3534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2 <text:s text:c="11"/>*Id: 3535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4 <text:s text:c="11"/>*Id: 3537 <text:s/>sl: <text:s/>4 Tw: 11 Tm: 11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6 <text:s text:c="11"/>*Id: 3538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7 <text:s text:c="11"/>*Id: 3539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8 <text:s text:c="11"/>*Id: 3540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29 <text:s text:c="11"/>*Id: 3541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0 <text:s text:c="11"/>*Id: 3542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1 <text:s text:c="11"/>*Id: 3543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2 <text:s text:c="11"/>*Id: 3544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3 <text:s text:c="11"/>*Id: 3545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4 <text:s text:c="11"/>*Id: 3546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5 <text:s text:c="11"/>*Id: 3547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6 <text:s text:c="11"/>*Id: 3548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7 <text:s text:c="11"/>*Id: 3549 <text:s/>sl: <text:s/>4 Tw: 11 Tm: 11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138 <text:s text:c="11"/>*Id: 3550 <text:s/>sl: <text:s/>4 Tw: 10 Tm: 10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39 <text:s text:c="11"/>*Id: 3551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0 <text:s text:c="11"/>*Id: 3552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1 <text:s text:c="11"/>*Id: 3553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2 <text:s text:c="11"/>*Id: 3554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3 <text:s text:c="11"/>*Id: 3555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4 <text:s text:c="11"/>*Id: 3556 <text:s/>sl: <text:s/>4 Tw: <text:s/>9 Tm: <text:s/>9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5 <text:s text:c="11"/>*Id: 3557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6 <text:s text:c="11"/>*Id: 3558 <text:s/>sl: <text:s/>4 Tw: 14 Tm: 14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7 <text:s text:c="11"/>*Id: 3559 <text:s/>sl: <text:s/>4 Tw: 15 Tm: 15 Te: 1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8 <text:s text:c="11"/>*Id: 3560 <text:s/>sl: <text:s/>4 Tw: 10 Tm: 10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49 <text:s text:c="11"/>*Id: 3561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0 <text:s text:c="11"/>*Id: 3562 <text:s/>sl: <text:s/>4 Tw: 10 Tm: 10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1 <text:s text:c="11"/>*Id: 3563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2 <text:s text:c="11"/>*Id: 3564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3 <text:s text:c="11"/>*Id: 3565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4 <text:s text:c="11"/>*Id: 3566 <text:s/>sl: <text:s/>4 Tw: 17 Tm: 17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6 <text:s text:c="11"/>*Id: 3567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7 <text:s text:c="11"/>*Id: 3568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8 <text:s text:c="11"/>*Id: 3569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59 <text:s text:c="11"/>*Id: 3570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0 <text:s text:c="11"/>*Id: 3571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1 <text:s text:c="11"/>*Id: 3572 <text:s/>sl: <text:s/>4 Tw: 13 Tm: 13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2 <text:s text:c="11"/>*Id: 3573 <text:s/>sl: <text:s/>4 Tw: 18 Tm: 18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3 <text:s text:c="11"/>*Id: 3574 <text:s/>sl: <text:s/>4 Tw: 16 Tm: 16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4 <text:s text:c="11"/>*Id: 3575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5 <text:s text:c="11"/>*Id: 3576 <text:s/>sl: <text:s/>4 Tw: 14 Tm: 14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6 <text:s text:c="11"/>*Id: 3577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7 <text:s text:c="11"/>*Id: 3578 <text:s/>sl: <text:s/>4 Tw: <text:s/>9 Tm: <text:s/>9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8 <text:s text:c="11"/>*Id: 3579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69 <text:s text:c="11"/>*Id: 3580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0 <text:s text:c="11"/>*Id: 3581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1 <text:s text:c="11"/>*Id: 358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2 <text:s text:c="11"/>*Id: 3583 <text:s/>sl: <text:s/>4 Tw: 12 Tm: 12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3 <text:s text:c="11"/>*Id: 3584 <text:s/>sl: <text:s/>4 Tw: 14 Tm: 14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4 <text:s text:c="11"/>*Id: 3585 <text:s/>sl: <text:s/>4 Tw: 10 Tm: 10 Te: <text:s/>8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5 <text:s text:c="11"/>*Id: 3586 <text:s/>sl: <text:s/>4 Tw: 16 Tm: 16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6 <text:s text:c="11"/>*Id: 3587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7 <text:s text:c="11"/>*Id: 3588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8 <text:s text:c="11"/>*Id: 3589 <text:s/>sl: <text:s/>4 Tw: 18 Tm: 1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79 <text:s text:c="11"/>*Id: 3590 <text:s/>sl: <text:s/>4 Tw: 18 Tm: 1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0 <text:s text:c="11"/>*Id: 3591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1 <text:s text:c="11"/>*Id: 3592 <text:s/>sl: <text:s/>4 Tw: 17 Tm: 1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2 <text:s text:c="11"/>*Id: 3593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3 <text:s text:c="11"/>*Id: 3594 <text:s/>sl: <text:s/>4 Tw: 10 Tm: 10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4 <text:s text:c="11"/>*Id: 3595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5 <text:s text:c="11"/>*Id: 3596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6 <text:s text:c="11"/>*Id: 3597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7 <text:s text:c="11"/>*Id: 3598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8 <text:s text:c="11"/>*Id: 3599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89 <text:s text:c="11"/>*Id: 3600 <text:s/>sl: <text:s/>3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0 <text:s text:c="11"/>*Id: 3601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1 <text:s text:c="11"/>*Id: 3602 <text:s/>sl: <text:s/>4 Tw: 18 Tm: 1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2 <text:s text:c="11"/>*Id: 3603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3 <text:s text:c="11"/>*Id: 3604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4 <text:s text:c="11"/>*Id: 3605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5 <text:s text:c="11"/>*Id: 3606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6 <text:s text:c="11"/>*Id: 3607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7 <text:s text:c="11"/>*Id: 3608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8 <text:s text:c="11"/>*Id: 3609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199 <text:s text:c="11"/>*Id: 3610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0 <text:s text:c="11"/>*Id: 3611 <text:s/>sl: <text:s/>4 Tw: 10 Tm: 10 Te: 1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1 <text:s text:c="11"/>*Id: 361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2 <text:s text:c="11"/>*Id: 3613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3 <text:s text:c="11"/>*Id: 3614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4 <text:s text:c="11"/>*Id: 3615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5 <text:s text:c="11"/>*Id: 3616 <text:s/>sl: <text:s/>4 Tw: <text:s/>6 Tm: <text:s/>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6 <text:s text:c="11"/>*Id: 3617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7 <text:s text:c="11"/>*Id: 3618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8 <text:s text:c="11"/>*Id: 3619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09 <text:s text:c="11"/>*Id: 3620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0 <text:s text:c="11"/>*Id: 3621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1 <text:s text:c="11"/>*Id: 3622 <text:s/>sl: <text:s/>4 Tw: <text:s/>9 Tm: <text:s/>9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2 <text:s text:c="11"/>*Id: 3623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3 <text:s text:c="11"/>*Id: 3624 <text:s/>sl: <text:s/>4 Tw: 16 Tm: 1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4 <text:s text:c="11"/>*Id: 362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5 <text:s text:c="11"/>*Id: 3626 <text:s/>sl: <text:s/>4 Tw: 10 Tm: 10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216 <text:s text:c="11"/>*Id: 3627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7 <text:s text:c="11"/>*Id: 3628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8 <text:s text:c="11"/>*Id: 3629 <text:s/>sl: <text:s/>4 Tw: <text:s/>7 Tm: <text:s/>7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19 <text:s text:c="11"/>*Id: 3630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0 <text:s text:c="11"/>*Id: 3631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1 <text:s text:c="11"/>*Id: 3632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2 <text:s text:c="11"/>*Id: 3633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3 <text:s text:c="11"/>*Id: 3634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4 <text:s text:c="11"/>*Id: 3635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5 <text:s text:c="11"/>*Id: 3636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6 <text:s text:c="11"/>*Id: 3637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7 <text:s text:c="11"/>*Id: 3638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8 <text:s text:c="11"/>*Id: 3639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29 <text:s text:c="11"/>*Id: 3640 <text:s/>sl: <text:s/>4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0 <text:s text:c="11"/>*Id: 3641 <text:s/>sl: <text:s/>4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1 <text:s text:c="11"/>*Id: 3642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2 <text:s text:c="11"/>*Id: 3643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3 <text:s text:c="11"/>*Id: 3644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4 <text:s text:c="11"/>*Id: 3645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5 <text:s text:c="11"/>*Id: 3646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6 <text:s text:c="11"/>*Id: 3647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7 <text:s text:c="11"/>*Id: 3648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8 <text:s text:c="11"/>*Id: 3649 <text:s/>sl: <text:s/>4 Tw: 11 Tm: 11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39 <text:s text:c="11"/>*Id: 3650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0 <text:s text:c="11"/>*Id: 3651 <text:s/>sl: <text:s/>4 Tw: <text:s/>8 Tm: <text:s/>8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1 <text:s text:c="11"/>*Id: 3652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2 <text:s text:c="11"/>*Id: 3653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3 <text:s text:c="11"/>*Id: 3654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4 <text:s text:c="11"/>*Id: 3655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5 <text:s text:c="11"/>*Id: 3656 <text:s/>sl: <text:s/>4 Tw: <text:s/>4 Tm: <text:s/>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6 <text:s text:c="11"/>*Id: 3657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7 <text:s text:c="11"/>*Id: 3658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48 <text:s text:c="11"/>*Id: 3659 <text:s/>sl: <text:s/>4 Tw: <text:s/>7 Tm: <text:s/>7 Te: <text:s/>1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249 <text:s text:c="11"/>*Id: 3660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0 <text:s text:c="11"/>*Id: 366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1 <text:s text:c="11"/>*Id: 3662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2 <text:s text:c="11"/>*Id: 3663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3 <text:s text:c="11"/>*Id: 3664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4 <text:s text:c="11"/>*Id: 366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5 <text:s text:c="11"/>*Id: 3666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6 <text:s text:c="11"/>*Id: 3667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7 <text:s text:c="11"/>*Id: 3668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8 <text:s text:c="11"/>*Id: 3669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59 <text:s text:c="11"/>*Id: 3670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0 <text:s text:c="11"/>*Id: 3671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1 <text:s text:c="11"/>*Id: 3672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2 <text:s text:c="11"/>*Id: 3673 <text:s/>sl: <text:s/>4 Tw: 15 Tm: 15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3 <text:s text:c="11"/>*Id: 3674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4 <text:s text:c="11"/>*Id: 3675 <text:s/>sl: <text:s/>4 Tw: 15 Tm: 15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5 <text:s text:c="11"/>*Id: 3676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6 <text:s text:c="11"/>*Id: 3677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8 <text:s text:c="11"/>*Id: 3679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69 <text:s text:c="11"/>*Id: 3680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0 <text:s text:c="11"/>*Id: 3681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1 <text:s text:c="11"/>*Id: 3682 <text:s/>sl: <text:s/>4 Tw: <text:s/>8 Tm: <text:s/>8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2 <text:s text:c="11"/>*Id: 3683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3 <text:s text:c="11"/>*Id: 3684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4 <text:s text:c="11"/>*Id: 3685 <text:s/>sl: <text:s/>4 Tw: 10 Tm: 10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5 <text:s text:c="11"/>*Id: 3686 <text:s/>sl: <text:s/>4 Tw: 12 Tm: 12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6 <text:s text:c="11"/>*Id: 3687 <text:s/>sl: <text:s/>4 Tw: 10 Tm: 10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7 <text:s text:c="11"/>*Id: 3688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8 <text:s text:c="11"/>*Id: 3689 <text:s/>sl: <text:s/>4 Tw: 17 Tm: 1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79 <text:s text:c="11"/>*Id: 3690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0 <text:s text:c="11"/>*Id: 3691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1 <text:s text:c="11"/>*Id: 3692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2 <text:s text:c="11"/>*Id: 3693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3 <text:s text:c="11"/>*Id: 3694 <text:s/>sl: <text:s/>4 Tw: <text:s/>4 Tm: <text:s/>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4 <text:s text:c="11"/>*Id: 3695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5 <text:s text:c="11"/>*Id: 3696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6 <text:s text:c="11"/>*Id: 3697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7 <text:s text:c="11"/>*Id: 3698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8 <text:s text:c="11"/>*Id: 3699 <text:s/>sl: <text:s/>4 Tw: <text:s/>6 Tm: <text:s/>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89 <text:s text:c="11"/>*Id: 3700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0 <text:s text:c="11"/>*Id: 3701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1 <text:s text:c="11"/>*Id: 3702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2 <text:s text:c="11"/>*Id: 3703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3 <text:s text:c="11"/>*Id: 3704 <text:s/>sl: <text:s/>4 Tw: 16 Tm: 1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4 <text:s text:c="11"/>*Id: 3705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5 <text:s text:c="11"/>*Id: 3706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6 <text:s text:c="11"/>*Id: 3707 <text:s/>sl: <text:s/>4 Tw: 12 Tm: 12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7 <text:s text:c="11"/>*Id: 3708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8 <text:s text:c="11"/>*Id: 3709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299 <text:s text:c="11"/>*Id: 371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0 <text:s text:c="11"/>*Id: 3711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1 <text:s text:c="11"/>*Id: 3712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2 <text:s text:c="11"/>*Id: 371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3 <text:s text:c="11"/>*Id: 3714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4 <text:s text:c="11"/>*Id: 3715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5 <text:s text:c="11"/>*Id: 3716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6 <text:s text:c="11"/>*Id: 3717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7 <text:s text:c="11"/>*Id: 3718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8 <text:s text:c="11"/>*Id: 3719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09 <text:s text:c="11"/>*Id: 3720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0 <text:s text:c="11"/>*Id: 3721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1 <text:s text:c="11"/>*Id: 3722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2 <text:s text:c="11"/>*Id: 3723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3 <text:s text:c="11"/>*Id: 3724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4 <text:s text:c="11"/>*Id: 3725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5 <text:s text:c="11"/>*Id: 3726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6 <text:s text:c="11"/>*Id: 3727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7 <text:s text:c="11"/>*Id: 3728 <text:s/>sl: <text:s/>4 Tw: <text:s/>6 Tm: <text:s/>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8 <text:s text:c="11"/>*Id: 3729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19 <text:s text:c="11"/>*Id: 3730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0 <text:s text:c="11"/>*Id: 3731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1 <text:s text:c="11"/>*Id: 3732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2 <text:s text:c="11"/>*Id: 3733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3 <text:s text:c="11"/>*Id: 3734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4 <text:s text:c="11"/>*Id: 3735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5 <text:s text:c="11"/>*Id: 3736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6 <text:s text:c="11"/>*Id: 3737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7 <text:s text:c="11"/>*Id: 3738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8 <text:s text:c="11"/>*Id: 3739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29 <text:s text:c="11"/>*Id: 3740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0 <text:s text:c="11"/>*Id: 3741 <text:s/>sl: <text:s/>4 Tw: <text:s/>4 Tm: <text:s/>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1 <text:s text:c="11"/>*Id: 3742 <text:s/>sl: <text:s/>3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2 <text:s text:c="11"/>*Id: 3743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3 <text:s text:c="11"/>*Id: 3744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4 <text:s text:c="11"/>*Id: 3745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5 <text:s text:c="11"/>*Id: 3746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6 <text:s text:c="11"/>*Id: 3747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7 <text:s text:c="11"/>*Id: 3748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8 <text:s text:c="11"/>*Id: 3749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39 <text:s text:c="11"/>*Id: 375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0 <text:s text:c="11"/>*Id: 3751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1 <text:s text:c="11"/>*Id: 3752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2 <text:s text:c="11"/>*Id: 3753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3 <text:s text:c="11"/>*Id: 3754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4 <text:s text:c="11"/>*Id: 3755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5 <text:s text:c="11"/>*Id: 3756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6 <text:s text:c="11"/>*Id: 3757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7 <text:s text:c="11"/>*Id: 3758 <text:s/>sl: <text:s/>3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8 <text:s text:c="11"/>*Id: 3759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49 <text:s text:c="11"/>*Id: 3760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0 <text:s text:c="11"/>*Id: 3761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1 <text:s text:c="11"/>*Id: 3762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2 <text:s text:c="11"/>*Id: 3763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3 <text:s text:c="11"/>*Id: 3764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4 <text:s text:c="11"/>*Id: 3765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5 <text:s text:c="11"/>*Id: 376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6 <text:s text:c="11"/>*Id: 3767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7 <text:s text:c="11"/>*Id: 3768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8 <text:s text:c="11"/>*Id: 3769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59 <text:s text:c="11"/>*Id: 3770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0 <text:s text:c="11"/>*Id: 3771 <text:s/>sl: <text:s/>4 Tw: 13 Tm: 13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1 <text:s text:c="11"/>*Id: 377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2 <text:s text:c="11"/>*Id: 3773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3 <text:s text:c="11"/>*Id: 3774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4 <text:s text:c="11"/>*Id: 3775 <text:s/>sl: <text:s/>4 Tw: 17 Tm: 1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5 <text:s text:c="11"/>*Id: 3776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6 <text:s text:c="11"/>*Id: 3777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7 <text:s text:c="11"/>*Id: 3778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8 <text:s text:c="11"/>*Id: 377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69 <text:s text:c="11"/>*Id: 3780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0 <text:s text:c="11"/>*Id: 3781 <text:s/>sl: <text:s/>4 Tw: <text:s/>0 Tm: <text:s/>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1 <text:s text:c="11"/>*Id: 3782 <text:s/>sl: <text:s/>4 Tw: <text:s/>0 Tm: <text:s/>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2 <text:s text:c="11"/>*Id: 3783 <text:s/>sl: <text:s/>4 Tw: <text:s/>0 Tm: <text:s/>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3 <text:s text:c="11"/>*Id: 3784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4 <text:s text:c="11"/>*Id: 3785 <text:s/>sl: <text:s/>4 Tw: 13 Tm: 13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5 <text:s text:c="11"/>*Id: 3786 <text:s/>sl: <text:s/>4 Tw: 13 Tm: 13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6 <text:s text:c="11"/>*Id: 3787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7 <text:s text:c="11"/>*Id: 3788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8 <text:s text:c="11"/>*Id: 3789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79 <text:s text:c="11"/>*Id: 3790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0 <text:s text:c="11"/>*Id: 3791 <text:s/>sl: <text:s/>4 Tw: <text:s/>8 Tm: <text:s/>8 Te: <text:s/>3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381 <text:s text:c="11"/>*Id: 3792 <text:s/>sl: <text:s/>4 Tw: 14 Tm: 1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2 <text:s text:c="11"/>*Id: 3793 <text:s/>sl: <text:s/>5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3 <text:s text:c="11"/>*Id: 3794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4 <text:s text:c="11"/>*Id: 3795 <text:s/>sl: <text:s/>4 Tw: 12 Tm: 12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5 <text:s text:c="11"/>*Id: 3796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6 <text:s text:c="11"/>*Id: 3797 <text:s/>sl: <text:s/>4 Tw: 15 Tm: 15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7 <text:s text:c="11"/>*Id: 3798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8 <text:s text:c="11"/>*Id: 3799 <text:s/>sl: <text:s/>4 Tw: 13 Tm: 13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89 <text:s text:c="11"/>*Id: 3800 <text:s/>sl: <text:s/>4 Tw: 14 Tm: 14 Te: <text:s/>5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390 <text:s text:c="11"/>*Id: 3801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1 <text:s text:c="11"/>*Id: 3802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2 <text:s text:c="11"/>*Id: 3803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3 <text:s text:c="11"/>*Id: 3804 <text:s/>sl: <text:s/>4 Tw: <text:s/>5 Tm: <text:s/>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4 <text:s text:c="11"/>*Id: 3805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5 <text:s text:c="11"/>*Id: 3806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6 <text:s text:c="11"/>*Id: 3807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7 <text:s text:c="11"/>*Id: 3808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8 <text:s text:c="11"/>*Id: 3809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399 <text:s text:c="11"/>*Id: 3810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0 <text:s text:c="11"/>*Id: 3811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1 <text:s text:c="11"/>*Id: 3812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2 <text:s text:c="11"/>*Id: 3813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3 <text:s text:c="11"/>*Id: 3814 <text:s/>sl: <text:s/>4 Tw: 11 Tm: 11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4 <text:s text:c="11"/>*Id: 3815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5 <text:s text:c="11"/>*Id: 3816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6 <text:s text:c="11"/>*Id: 3817 <text:s/>sl: <text:s/>4 Tw: <text:s/>8 Tm: <text:s/>8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7 <text:s text:c="11"/>*Id: 3818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8 <text:s text:c="11"/>*Id: 3819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09 <text:s text:c="11"/>*Id: 3820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0 <text:s text:c="11"/>*Id: 3821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1 <text:s text:c="11"/>*Id: 3822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2 <text:s text:c="11"/>*Id: 3823 <text:s/>sl: <text:s/>4 Tw: <text:s/>5 Tm: <text:s/>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3 <text:s text:c="11"/>*Id: 3824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4 <text:s text:c="11"/>*Id: 382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5 <text:s text:c="11"/>*Id: 3826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6 <text:s text:c="11"/>*Id: 3827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7 <text:s text:c="11"/>*Id: 3828 <text:s/>sl: <text:s/>3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8 <text:s text:c="11"/>*Id: 3829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19 <text:s text:c="11"/>*Id: 3830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0 <text:s text:c="11"/>*Id: 3831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1 <text:s text:c="11"/>*Id: 3832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2 <text:s text:c="11"/>*Id: 3833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3 <text:s text:c="11"/>*Id: 3834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4 <text:s text:c="11"/>*Id: 3835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5 <text:s text:c="11"/>*Id: 3836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6 <text:s text:c="11"/>*Id: 3837 <text:s/>sl: <text:s/>3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7 <text:s text:c="11"/>*Id: 3838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8 <text:s text:c="11"/>*Id: 3839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29 <text:s text:c="11"/>*Id: 3840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0 <text:s text:c="11"/>*Id: 384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1 <text:s text:c="11"/>*Id: 3842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2 <text:s text:c="11"/>*Id: 3843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3 <text:s text:c="11"/>*Id: 3844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4 <text:s text:c="11"/>*Id: 3845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5 <text:s text:c="11"/>*Id: 3846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6 <text:s text:c="11"/>*Id: 3847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7 <text:s text:c="11"/>*Id: 3848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8 <text:s text:c="11"/>*Id: 3849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39 <text:s text:c="11"/>*Id: 3850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0 <text:s text:c="11"/>*Id: 3851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1 <text:s text:c="11"/>*Id: 385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2 <text:s text:c="11"/>*Id: 3853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3 <text:s text:c="11"/>*Id: 3854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4 <text:s text:c="11"/>*Id: 3855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5 <text:s text:c="11"/>*Id: 385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6 <text:s text:c="11"/>*Id: 3857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7 <text:s text:c="11"/>*Id: 385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8 <text:s text:c="11"/>*Id: 3859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49 <text:s text:c="11"/>*Id: 3860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0 <text:s text:c="11"/>*Id: 3861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1 <text:s text:c="11"/>*Id: 3862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2 <text:s text:c="11"/>*Id: 3863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3 <text:s text:c="11"/>*Id: 3864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4 <text:s text:c="11"/>*Id: 3865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5 <text:s text:c="11"/>*Id: 3866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6 <text:s text:c="11"/>*Id: 3867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7 <text:s text:c="11"/>*Id: 3868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8 <text:s text:c="11"/>*Id: 3869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59 <text:s text:c="11"/>*Id: 3870 <text:s/>sl: <text:s/>4 Tw: 21 Tm: 2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0 <text:s text:c="11"/>*Id: 3871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1 <text:s text:c="11"/>*Id: 3872 <text:s/>sl: <text:s/>4 Tw: 14 Tm: 14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2 <text:s text:c="11"/>*Id: 3873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3 <text:s text:c="11"/>*Id: 3874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5 <text:s text:c="11"/>*Id: 3875 <text:s/>sl: <text:s/>4 Tw: 15 Tm: 15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6 <text:s text:c="11"/>*Id: 3876 <text:s/>sl: <text:s/>4 Tw: 14 Tm: 1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7 <text:s text:c="11"/>*Id: 3877 <text:s/>sl: <text:s/>4 Tw: 15 Tm: 15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8 <text:s text:c="11"/>*Id: 3878 <text:s/>sl: <text:s/>4 Tw: 17 Tm: 1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69 <text:s text:c="11"/>*Id: 3879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0 <text:s text:c="11"/>*Id: 3880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1 <text:s text:c="11"/>*Id: 3881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2 <text:s text:c="11"/>*Id: 3882 <text:s/>sl: <text:s/>4 Tw: <text:s/>8 Tm: <text:s/>8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3 <text:s text:c="11"/>*Id: 3883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4 <text:s text:c="11"/>*Id: 3884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5 <text:s text:c="11"/>*Id: 3885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6 <text:s text:c="11"/>*Id: 3886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7 <text:s text:c="11"/>*Id: 3887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8 <text:s text:c="11"/>*Id: 3888 <text:s/>sl: <text:s/>4 Tw: 11 Tm: 11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79 <text:s text:c="11"/>*Id: 3889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0 <text:s text:c="11"/>*Id: 3890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7 <text:s text:c="11"/>*Id: 3891 <text:s/>sl: <text:s/>4 Tw: <text:s/>9 Tm: <text:s/>9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18 <text:s text:c="11"/>*Id: 3892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0 <text:s text:c="11"/>*Id: 3894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1 <text:s text:c="11"/>*Id: 3895 <text:s/>sl: <text:s/>4 Tw: 12 Tm: 12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2 <text:s text:c="11"/>*Id: 3896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3 <text:s text:c="11"/>*Id: 3897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4 <text:s text:c="11"/>*Id: 3898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5 <text:s text:c="11"/>*Id: 3899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6 <text:s text:c="11"/>*Id: 3900 <text:s/>sl: <text:s/>4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27 <text:s text:c="11"/>*Id: 3901 <text:s/>sl: <text:s/>4 Tw: <text:s/>4 Tm: <text:s/>4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1 <text:s text:c="11"/>*Id: 3910 <text:s/>sl: <text:s/>4 Tw: <text:s/>6 Tm: <text:s/>6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38 <text:s text:c="11"/>*Id: 3912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2939 <text:s text:c="11"/>*Id: 3913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2 <text:s text:c="11"/>*Id: 3914 <text:s/>sl: <text:s/>4 Tw: 16 Tm: 1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3 <text:s text:c="11"/>*Id: 3915 <text:s/>sl: <text:s/>4 Tw: 13 Tm: 13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4 <text:s text:c="11"/>*Id: 3916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5 <text:s text:c="11"/>*Id: 3917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6 <text:s text:c="11"/>*Id: 3918 <text:s/>sl: <text:s/>4 Tw: 13 Tm: 13 Te: <text:s/>6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7 <text:s text:c="11"/>*Id: 3919 <text:s/>sl: <text:s/>4 Tw: 13 Tm: 13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8 <text:s text:c="11"/>*Id: 3920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89 <text:s text:c="11"/>*Id: 3921 <text:s/>sl: <text:s/>4 Tw: 12 Tm: 12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0 <text:s text:c="11"/>*Id: 3922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1 <text:s text:c="11"/>*Id: 3923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2 <text:s text:c="11"/>*Id: 3924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3 <text:s text:c="11"/>*Id: 3925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4 <text:s text:c="11"/>*Id: 3926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5 <text:s text:c="11"/>*Id: 3927 <text:s/>sl: <text:s/>4 Tw: <text:s/>6 Tm: <text:s/>6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6 <text:s text:c="11"/>*Id: 3928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7 <text:s text:c="11"/>*Id: 3929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8 <text:s text:c="11"/>*Id: 3930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499 <text:s text:c="11"/>*Id: 3931 <text:s/>sl: <text:s/>4 Tw: <text:s/>9 Tm: <text:s/>9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0 <text:s text:c="11"/>*Id: 3932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1 <text:s text:c="11"/>*Id: 3933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2 <text:s text:c="11"/>*Id: 3934 <text:s/>sl: <text:s/>4 Tw: <text:s/>9 Tm: <text:s/>9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3 <text:s text:c="11"/>*Id: 3935 <text:s/>sl: <text:s/>2 Tw: <text:s/>4 Tm: <text:s/>4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4 <text:s text:c="11"/>*Id: 3936 <text:s/>sl: <text:s/>2 Tw: <text:s/>4 Tm: <text:s/>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5 <text:s text:c="11"/>*Id: 3937 <text:s/>sl: <text:s/>2 Tw: <text:s/>6 Tm: <text:s/>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06 <text:s text:c="11"/>*Id: 3938 <text:s/>sl: <text:s/>2 Tw: <text:s/>6 Tm: <text:s/>6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7 <text:s text:c="11"/>*Id: 3939 <text:s/>sl: <text:s/>2 Tw: <text:s/>4 Tm: <text:s/>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08 <text:s text:c="11"/>*Id: 3940 <text:s/>sl: <text:s/>2 Tw: <text:s/>4 Tm: <text:s/>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09 <text:s text:c="11"/>*Id: 3941 <text:s/>sl: <text:s/>2 Tw: <text:s/>4 Tm: <text:s/>4 Te: <text:s/>4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10 <text:s text:c="11"/>*Id: 3942 <text:s/>sl: <text:s/>2 Tw: <text:s/>5 Tm: <text:s/>5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11 <text:s text:c="11"/>*Id: 3943 <text:s/>sl: <text:s/>2 Tw: <text:s/>4 Tm: <text:s/>4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12 <text:s text:c="11"/>*Id: 3944 <text:s/>sl: <text:s/>2 Tw: <text:s/>6 Tm: <text:s/>6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13 <text:s text:c="11"/>*Id: 3945 <text:s/>sl: <text:s/>2 Tw: <text:s/>7 Tm: <text:s/>7 Te: <text:s/>2 Ee: <text:s/>0 </text:p>
          </table:table-cell>
        </table:table-row>
        <table:table-row table:style-name="ro1">
          <table:table-cell office:value-type="string" calcext:value-type="string">
            <text:p>index.php?option=com_content&amp;view=article&amp;id=4514 <text:s text:c="11"/>*Id: 3946 <text:s/>sl: <text:s/>4 Tw: 11 Tm: 11 Te: <text:s/>9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15 <text:s text:c="11"/>*Id: 3947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16 <text:s text:c="11"/>*Id: 3948 <text:s/>sl: <text:s/>4 Tw: <text:s/>9 Tm: <text:s/>9 Te: <text:s/>7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17 <text:s text:c="11"/>*Id: 3949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18 <text:s text:c="11"/>*Id: 3950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19 <text:s text:c="11"/>*Id: 3951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0 <text:s text:c="11"/>*Id: 3952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1 <text:s text:c="11"/>*Id: 3953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2 <text:s text:c="11"/>*Id: 3954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3 <text:s text:c="11"/>*Id: 3955 <text:s/>sl: <text:s/>4 Tw: <text:s/>9 Tm: <text:s/>9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4 <text:s text:c="11"/>*Id: 3956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5 <text:s text:c="11"/>*Id: 3957 <text:s/>sl: <text:s/>4 Tw: 11 Tm: 11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6 <text:s text:c="11"/>*Id: 3958 <text:s/>sl: <text:s/>4 Tw: <text:s/>7 Tm: <text:s/>7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7 <text:s text:c="11"/>*Id: 3959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8 <text:s text:c="11"/>*Id: 3960 <text:s/>sl: <text:s/>4 Tw: <text:s/>8 Tm: <text:s/>8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29 <text:s text:c="11"/>*Id: 3961 <text:s/>sl: <text:s/>4 Tw: <text:s/>7 Tm: <text:s/>7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0 <text:s text:c="11"/>*Id: 3962 <text:s/>sl: <text:s/>4 Tw: <text:s/>8 Tm: <text:s/>8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1 <text:s text:c="11"/>*Id: 3963 <text:s/>sl: <text:s/>4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2 <text:s text:c="11"/>*Id: 3964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3 <text:s text:c="11"/>*Id: 3965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4 <text:s text:c="11"/>*Id: 3966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5 <text:s text:c="11"/>*Id: 3967 <text:s/>sl: <text:s/>4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6 <text:s text:c="11"/>*Id: 3968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7 <text:s text:c="11"/>*Id: 3969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8 <text:s text:c="11"/>*Id: 3970 <text:s/>sl: <text:s/>4 Tw: <text:s/>9 Tm: <text:s/>9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39 <text:s text:c="11"/>*Id: 3971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0 <text:s text:c="11"/>*Id: 3972 <text:s/>sl: <text:s/>4 Tw: <text:s/>6 Tm: <text:s/>6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1 <text:s text:c="11"/>*Id: 3973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2 <text:s text:c="11"/>*Id: 3974 <text:s/>sl: <text:s/>4 Tw: <text:s/>8 Tm: <text:s/>8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3 <text:s text:c="11"/>*Id: 3975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4 <text:s text:c="11"/>*Id: 3976 <text:s/>sl: <text:s/>4 Tw: 10 Tm: 10 Te: <text:s/>5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5 <text:s text:c="11"/>*Id: 3977 <text:s/>sl: <text:s/>4 Tw: 11 Tm: 11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6 <text:s text:c="11"/>*Id: 3978 <text:s/>sl: <text:s/>4 Tw: <text:s/>7 Tm: <text:s/>7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7 <text:s text:c="11"/>*Id: 3979 <text:s/>sl: <text:s/>4 Tw: 14 Tm: 14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8 <text:s text:c="11"/>*Id: 3980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49 <text:s text:c="11"/>*Id: 3981 <text:s/>sl: <text:s/>4 Tw: 12 Tm: 12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0 <text:s text:c="11"/>*Id: 3982 <text:s/>sl: <text:s/>4 Tw: 11 Tm: 11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2 <text:s text:c="11"/>*Id: 3984 <text:s/>sl: <text:s/>4 Tw: 10 Tm: 10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3 <text:s text:c="11"/>*Id: 3985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4 <text:s text:c="11"/>*Id: 3986 <text:s/>sl: <text:s/>4 Tw: <text:s/>7 Tm: <text:s/>7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5 <text:s text:c="11"/>*Id: 3987 <text:s/>sl: <text:s/>4 Tw: <text:s/>7 Tm: <text:s/>7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6 <text:s text:c="11"/>*Id: 3988 <text:s/>sl: <text:s/>3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7 <text:s text:c="11"/>*Id: 3989 <text:s/>sl: <text:s/>3 Tw: 10 Tm: 10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8 <text:s text:c="11"/>*Id: 3990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59 <text:s text:c="11"/>*Id: 3991 <text:s/>sl: <text:s/>4 Tw: 15 Tm: 15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0 <text:s text:c="11"/>*Id: 3992 <text:s/>sl: <text:s/>4 Tw: 12 Tm: 12 Te: <text:s/>0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1 <text:s text:c="11"/>*Id: 3993 <text:s/>sl: <text:s/>3 Tw: 10 Tm: 10 Te: <text:s/>1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2 <text:s text:c="11"/>*Id: 3994 <text:s/>sl: <text:s/>4 Tw: 15 Tm: 15 Te: <text:s/>4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3 <text:s text:c="11"/>*Id: 3995 <text:s/>sl: <text:s/>4 Tw: 12 Tm: 12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4 <text:s text:c="11"/>*Id: 3996 <text:s/>sl: <text:s/>4 Tw: 11 Tm: 11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5 <text:s text:c="11"/>*Id: 3997 <text:s/>sl: <text:s/>4 Tw: <text:s/>9 Tm: <text:s/>9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6 <text:s text:c="11"/>*Id: 3998 <text:s/>sl: <text:s/>4 Tw: 10 Tm: 10 Te: <text:s/>2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7 <text:s text:c="11"/>*Id: 3999 <text:s/>sl: <text:s/>4 Tw: 14 Tm: 14 Te: <text:s/>3 Ee: <text:s/>1 </text:p>
          </table:table-cell>
        </table:table-row>
        <table:table-row table:style-name="ro1">
          <table:table-cell office:value-type="string" calcext:value-type="string">
            <text:p>index.php?option=com_content&amp;view=article&amp;id=4568 <text:s text:c="11"/>*Id: 4000 <text:s/>sl: <text:s/>4 Tw: 17 Tm: 17 Te: <text:s/>4 Ee: <text:s/>1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1:10:51.695496475</meta:creation-date>
    <dc:date>2018-01-14T11:11:50.689358110</dc:date>
    <meta:editing-duration>PT59S</meta:editing-duration>
    <meta:editing-cycles>1</meta:editing-cycles>
    <meta:document-statistic meta:table-count="1" meta:cell-count="3825" meta:object-count="0"/>
    <meta:generator>LibreOffice/4.3.3.2$Linux_X86_64 LibreOffice_project/430m0$Build-2</meta:generator>
  </office:meta>
</office:document-meta>
</file>